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45mm"/>
    </style:style>
    <style:style style:name="co8" style:family="table-column">
      <style:table-column-properties fo:break-before="auto" style:column-width="44.31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11.06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25.01mm" fo:break-before="auto" style:use-optimal-row-height="true"/>
    </style:style>
    <style:style style:name="ro6" style:family="table-row">
      <style:table-row-properties style:row-height="41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ffcc00"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1" style:family="table-cell" style:parent-style-name="Default">
      <style:table-cell-properties fo:background-color="transparent" fo:wrap-option="wrap" style:vertical-align="top"/>
    </style:style>
    <style:style style:name="ce22" style:family="table-cell" style:parent-style-name="Default">
      <style:table-cell-properties fo:background-color="#e6e6ff" fo:wrap-option="wrap" style:vertical-align="top"/>
    </style:style>
    <style:style style:name="ce2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fo:background-color="#ffcc00" fo:wrap-option="wrap" style:vertical-align="top"/>
    </style:style>
    <style:style style:name="ce32" style:family="table-cell" style:parent-style-name="Default" style:data-style-name="N140">
      <style:table-cell-properties fo:wrap-option="wrap" style:vertical-align="top"/>
    </style:style>
    <style:style style:name="ce33" style:family="table-cell" style:parent-style-name="Default" style:data-style-name="N140">
      <style:table-cell-properties fo:background-color="transparent" fo:wrap-option="wrap" style:vertical-align="top"/>
    </style:style>
    <style:style style:name="ce34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35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0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2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3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40">
      <style:table-cell-properties fo:background-color="#ffcc00" fo:wrap-option="wrap" style:vertical-align="top"/>
    </style:style>
    <style:style style:name="ce45" style:family="table-cell" style:parent-style-name="Default" style:data-style-name="N133">
      <style:table-cell-properties fo:background-color="#ccff00" fo:wrap-option="wrap" style:vertical-align="top"/>
    </style:style>
    <style:style style:name="ce46" style:family="table-cell" style:parent-style-name="Default" style:data-style-name="N133">
      <style:table-cell-properties fo:background-color="transparent" fo:wrap-option="wrap" style:vertical-align="top"/>
    </style:style>
    <style:style style:name="ce47" style:family="table-cell" style:parent-style-name="Default" style:data-style-name="N133">
      <style:table-cell-properties fo:background-color="#e6e6ff" fo:wrap-option="wrap" style:vertical-align="top"/>
    </style:style>
    <style:style style:name="ce48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fo:wrap-option="wrap" style:vertical-align="top"/>
    </style:style>
    <style:style style:name="ce5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2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55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6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EEZ PSU Arduino Shield  r3B4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column table:style-name="co4" table:default-cell-style-name="ce17"/>
        <table:table-column table:style-name="co5" table:default-cell-style-name="ce23"/>
        <table:table-column table:style-name="co6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6" table:number-columns-repeated="3" table:default-cell-style-name="ce30"/>
        <table:table-column table:style-name="co9" table:default-cell-style-name="ce3"/>
        <table:table-column table:style-name="co10" table:default-cell-style-name="ce3"/>
        <table:table-column table:style-name="co11" table:number-columns-repeated="1009" table:default-cell-style-name="Default"/>
        <table:table-row table:style-name="ro1">
          <table:table-cell table:style-name="ce1"/>
          <table:table-cell table:style-name="ce6"/>
          <table:table-cell table:style-name="ce14"/>
          <table:table-cell table:style-name="ce6"/>
          <table:table-cell/>
          <table:table-cell table:style-name="ce6"/>
          <table:table-cell table:style-name="ce32"/>
          <table:table-cell table:style-name="ce35"/>
          <table:table-cell/>
          <table:table-cell table:style-name="ce6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5"/>
          <table:table-cell table:style-name="ce49" office:value-type="float" office:value="1.19457" calcext:value-type="float">
            <text:p>1,194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7"/>
          <table:table-cell table:style-name="ce5" table:number-columns-repeated="2"/>
          <table:table-cell table:style-name="ce24"/>
          <table:table-cell table:style-name="ce27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31"/>
          <table:table-cell table:style-name="ce27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1"/>
          <table:table-cell table:style-name="ce50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24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1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1" office:value-type="string" calcext:value-type="string">
            <text:p>Combined</text:p>
          </table:table-cell>
          <table:table-cell table:style-name="ce5" office:value-type="string" calcext:value-type="string">
            <text:p>THT</text:p>
          </table:table-cell>
          <table:table-cell table:style-name="ce5" office:value-type="string" calcext:value-type="string">
            <text:p>SMD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ADCL, ADCH, Comm, PWML, PWMH, X18</text:p>
          </table:table-cell>
          <table:table-cell table:style-name="ce25" table:formula="of:=[.A4]" office:value-type="float" office:value="6" calcext:value-type="float">
            <text:p>6</text:p>
          </table:table-cell>
          <table:table-cell table:style-name="ce28" office:value-type="float" office:value="1022256" calcext:value-type="float">
            <text:p>1022256</text:p>
          </table:table-cell>
          <table:table-cell table:style-name="ce33" office:value-type="float" office:value="0.0836" calcext:value-type="float">
            <text:p>0,084</text:p>
          </table:table-cell>
          <table:table-cell table:style-name="ce36" table:formula="of:=IF(OR([.F4]=&quot;-&quot;; [.E4]=&quot;&quot;);&quot;&quot;;[.E4]*[.G4])" office:value-type="currency" office:currency="GBP" office:value="0.5016" calcext:value-type="currency">
            <text:p>£0,50</text:p>
          </table:table-cell>
          <table:table-cell table:style-name="ce39"/>
          <table:table-cell table:style-name="ce21" office:value-type="string" calcext:value-type="string">
            <text:p>ZL201-08G</text:p>
          </table:table-cell>
          <table:table-cell table:style-name="ce33" office:value-type="float" office:value="0.06486" calcext:value-type="float">
            <text:p>0,065</text:p>
          </table:table-cell>
          <table:table-cell table:style-name="ce46" table:formula="of:=IF(OR([.J4]=&quot;-&quot;;[.E4]=&quot;&quot;);&quot;&quot;;[.E4]*[.K4])" office:value-type="currency" office:currency="EUR" office:value="0.38916" calcext:value-type="currency">
            <text:p>0,39 €</text:p>
          </table:table-cell>
          <table:table-cell table:style-name="ce52" table:formula="of:=IF([.E4]&lt;&gt;&quot;&quot;; IF([.F4]&lt;&gt;&quot;-&quot; ; IF([.L4] &gt; [.H4]*[.$M$1];[.H4]*[.$M$1];[.L4]);[.L4]);&quot;&quot;)" office:value-type="currency" office:currency="EUR" office:value="0.38916" calcext:value-type="currency">
            <text:p>0,389 €</text:p>
          </table:table-cell>
          <table:table-cell table:style-name="ce53" table:formula="of:=[.E4]" office:value-type="float" office:value="6" calcext:value-type="float">
            <text:p>6</text:p>
          </table:table-cell>
          <table:table-cell table:style-name="ce53" table:formula="of:=IF(OR([.N4]&lt;&gt;&quot;&quot;;[.C4]=&quot;Not installed&quot;);&quot;&quot;;[.E4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0n</text:p>
          </table:table-cell>
          <table:table-cell table:style-name="ce16" office:value-type="string" calcext:value-type="string">
            <text:p>0805, 50V</text:p>
          </table:table-cell>
          <table:table-cell table:style-name="ce22" office:value-type="string" calcext:value-type="string">
            <text:p>C104, C109</text:p>
          </table:table-cell>
          <table:table-cell table:style-name="ce26" table:formula="of:=[.A5]" office:value-type="float" office:value="2" calcext:value-type="float">
            <text:p>2</text:p>
          </table:table-cell>
          <table:table-cell table:style-name="ce29" office:value-type="float" office:value="2470492" calcext:value-type="float">
            <text:p>2470492</text:p>
          </table:table-cell>
          <table:table-cell table:style-name="ce34" office:value-type="float" office:value="0.0431" calcext:value-type="float">
            <text:p>0,043</text:p>
          </table:table-cell>
          <table:table-cell table:style-name="ce37" table:formula="of:=IF(OR([.F5]=&quot;-&quot;; [.E5]=&quot;&quot;);&quot;&quot;;[.E5]*[.G5])" office:value-type="currency" office:currency="GBP" office:value="0.0862" calcext:value-type="currency">
            <text:p>£0,09</text:p>
          </table:table-cell>
          <table:table-cell table:style-name="ce40"/>
          <table:table-cell table:style-name="ce42" office:value-type="string" calcext:value-type="string">
            <text:p>CL21B474KBFNNNG</text:p>
          </table:table-cell>
          <table:table-cell table:style-name="ce34" office:value-type="float" office:value="0.0153" calcext:value-type="float">
            <text:p>0,015</text:p>
          </table:table-cell>
          <table:table-cell table:style-name="ce47" table:formula="of:=IF(OR([.J5]=&quot;-&quot;;[.E5]=&quot;&quot;);&quot;&quot;;[.E5]*[.K5])" office:value-type="currency" office:currency="EUR" office:value="0.0306" calcext:value-type="currency">
            <text:p>0,03 €</text:p>
          </table:table-cell>
          <table:table-cell table:style-name="ce52" table:formula="of:=IF([.E5]&lt;&gt;&quot;&quot;; IF([.F5]&lt;&gt;&quot;-&quot; ; IF([.L5] &gt; [.H5]*[.$M$1];[.H5]*[.$M$1];[.L5]);[.L5]);&quot;&quot;)" office:value-type="currency" office:currency="EUR" office:value="0.0306" calcext:value-type="currency">
            <text:p>0,031 €</text:p>
          </table:table-cell>
          <table:table-cell table:style-name="ce4"/>
          <table:table-cell table:style-name="ce55" table:formula="of:=IF(OR([.N5]&lt;&gt;&quot;&quot;;[.C5]=&quot;Not installed&quot;);&quot;&quot;;[.E5]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10n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05, C108, C110, C112, C133, C146, C154, C155</text:p>
          </table:table-cell>
          <table:table-cell table:style-name="ce25" table:formula="of:=[.A6]" office:value-type="float" office:value="8" calcext:value-type="float">
            <text:p>8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6]=&quot;-&quot;; [.E6]=&quot;&quot;);&quot;&quot;;[.E6]*[.G6])" office:value-type="currency" office:currency="GBP" office:value="0.0912" calcext:value-type="currency">
            <text:p>£0,09</text:p>
          </table:table-cell>
          <table:table-cell table:style-name="ce39"/>
          <table:table-cell table:style-name="ce21" office:value-type="string" calcext:value-type="string">
            <text:p>CL31B103KBCNNNC </text:p>
          </table:table-cell>
          <table:table-cell table:style-name="ce33" office:value-type="float" office:value="0.01204" calcext:value-type="float">
            <text:p>0,012</text:p>
          </table:table-cell>
          <table:table-cell table:style-name="ce46" table:formula="of:=IF(OR([.J6]=&quot;-&quot;;[.E6]=&quot;&quot;);&quot;&quot;;[.E6]*[.K6])" office:value-type="currency" office:currency="EUR" office:value="0.09632" calcext:value-type="currency">
            <text:p>0,10 €</text:p>
          </table:table-cell>
          <table:table-cell table:style-name="ce52" table:formula="of:=IF([.E6]&lt;&gt;&quot;&quot;; IF([.F6]&lt;&gt;&quot;-&quot; ; IF([.L6] &gt; [.H6]*[.$M$1];[.H6]*[.$M$1];[.L6]);[.L6]);&quot;&quot;)" office:value-type="currency" office:currency="EUR" office:value="0.09632" calcext:value-type="currency">
            <text:p>0,096 €</text:p>
          </table:table-cell>
          <table:table-cell table:style-name="ce53"/>
          <table:table-cell table:style-name="ce53" table:formula="of:=IF(OR([.N6]&lt;&gt;&quot;&quot;;[.C6]=&quot;Not installed&quot;);&quot;&quot;;[.E6])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W1J150MED</text:p>
          </table:table-cell>
          <table:table-cell table:style-name="ce16" office:value-type="string" calcext:value-type="string">
            <text:p>SMD; Ø6.3x5.8mm</text:p>
          </table:table-cell>
          <table:table-cell table:style-name="ce22" office:value-type="string" calcext:value-type="string">
            <text:p>C106, C111</text:p>
          </table:table-cell>
          <table:table-cell table:style-name="ce26" table:formula="of:=[.A7]" office:value-type="float" office:value="2" calcext:value-type="float">
            <text:p>2</text:p>
          </table:table-cell>
          <table:table-cell table:style-name="ce29" office:value-type="float" office:value="2326151" calcext:value-type="float">
            <text:p>2326151</text:p>
          </table:table-cell>
          <table:table-cell table:style-name="ce34" office:value-type="float" office:value="0.222" calcext:value-type="float">
            <text:p>0,222</text:p>
          </table:table-cell>
          <table:table-cell table:style-name="ce37" table:formula="of:=IF(OR([.F7]=&quot;-&quot;; [.E7]=&quot;&quot;);&quot;&quot;;[.E7]*[.G7])" office:value-type="currency" office:currency="GBP" office:value="0.444" calcext:value-type="currency">
            <text:p>£0,44</text:p>
          </table:table-cell>
          <table:table-cell table:style-name="ce40"/>
          <table:table-cell table:style-name="ce42" office:value-type="string" calcext:value-type="string">
            <text:p>UWT1H220MCL6GS </text:p>
          </table:table-cell>
          <table:table-cell table:style-name="ce34" office:value-type="float" office:value="0.08776" calcext:value-type="float">
            <text:p>0,088</text:p>
          </table:table-cell>
          <table:table-cell table:style-name="ce47" table:formula="of:=IF(OR([.J7]=&quot;-&quot;;[.E7]=&quot;&quot;);&quot;&quot;;[.E7]*[.K7])" office:value-type="currency" office:currency="EUR" office:value="0.17552" calcext:value-type="currency">
            <text:p>0,18 €</text:p>
          </table:table-cell>
          <table:table-cell table:style-name="ce52" table:formula="of:=IF([.E7]&lt;&gt;&quot;&quot;; IF([.F7]&lt;&gt;&quot;-&quot; ; IF([.L7] &gt; [.H7]*[.$M$1];[.H7]*[.$M$1];[.L7]);[.L7]);&quot;&quot;)" office:value-type="currency" office:currency="EUR" office:value="0.17552" calcext:value-type="currency">
            <text:p>0,176 €</text:p>
          </table:table-cell>
          <table:table-cell table:style-name="ce4"/>
          <table:table-cell table:style-name="ce55" table:formula="of:=IF(OR([.N7]&lt;&gt;&quot;&quot;;[.C7]=&quot;Not installed&quot;);&quot;&quot;;[.E7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u</text:p>
          </table:table-cell>
          <table:table-cell table:style-name="ce15" office:value-type="string" calcext:value-type="string">
            <text:p>1210, 50V, <text:span text:style-name="T1">X7R</text:span></text:p>
          </table:table-cell>
          <table:table-cell table:style-name="ce21" office:value-type="string" calcext:value-type="string">
            <text:p>C107, C125</text:p>
          </table:table-cell>
          <table:table-cell table:style-name="ce25" table:formula="of:=[.A8]" office:value-type="float" office:value="2" calcext:value-type="float">
            <text:p>2</text:p>
          </table:table-cell>
          <table:table-cell table:style-name="ce28" office:value-type="string" calcext:value-type="string">
            <text:p>2362133</text:p>
          </table:table-cell>
          <table:table-cell table:style-name="ce33" office:value-type="float" office:value="0.995" calcext:value-type="float">
            <text:p>0,995</text:p>
          </table:table-cell>
          <table:table-cell table:style-name="ce36" table:formula="of:=IF(OR([.F8]=&quot;-&quot;; [.E8]=&quot;&quot;);&quot;&quot;;[.E8]*[.G8])" office:value-type="currency" office:currency="GBP" office:value="1.99" calcext:value-type="currency">
            <text:p>£1,99</text:p>
          </table:table-cell>
          <table:table-cell table:style-name="ce39"/>
          <table:table-cell table:style-name="ce21" office:value-type="string" calcext:value-type="string">
            <text:p>CL32B106KBJNNNE</text:p>
          </table:table-cell>
          <table:table-cell table:style-name="ce33" office:value-type="float" office:value="0.203" calcext:value-type="float">
            <text:p>0,203</text:p>
          </table:table-cell>
          <table:table-cell table:style-name="ce46" table:formula="of:=IF(OR([.J8]=&quot;-&quot;;[.E8]=&quot;&quot;);&quot;&quot;;[.E8]*[.K8])" office:value-type="currency" office:currency="EUR" office:value="0.406" calcext:value-type="currency">
            <text:p>0,41 €</text:p>
          </table:table-cell>
          <table:table-cell table:style-name="ce52" table:formula="of:=IF([.E8]&lt;&gt;&quot;&quot;; IF([.F8]&lt;&gt;&quot;-&quot; ; IF([.L8] &gt; [.H8]*[.$M$1];[.H8]*[.$M$1];[.L8]);[.L8]);&quot;&quot;)" office:value-type="currency" office:currency="EUR" office:value="0.406" calcext:value-type="currency">
            <text:p>0,406 €</text:p>
          </table:table-cell>
          <table:table-cell table:style-name="ce53"/>
          <table:table-cell table:style-name="ce53" table:formula="of:=IF(OR([.N8]&lt;&gt;&quot;&quot;;[.C8]=&quot;Not installed&quot;);&quot;&quot;;[.E8])" office:value-type="float" office:value="2" calcext:value-type="float">
            <text:p>2</text:p>
          </table:table-cell>
          <table:table-cell table:number-columns-repeated="1009"/>
        </table:table-row>
        <table:table-row table:style-name="ro5"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26" table:formula="of:=[.A9]" office:value-type="float" office:value="27" calcext:value-type="float">
            <text:p>27</text:p>
          </table:table-cell>
          <table:table-cell table:style-name="ce29" office:value-type="string" calcext:value-type="string">
            <text:p>2496832</text:p>
          </table:table-cell>
          <table:table-cell table:style-name="ce34" office:value-type="float" office:value="0.0058" calcext:value-type="float">
            <text:p>0,006</text:p>
          </table:table-cell>
          <table:table-cell table:style-name="ce37" table:formula="of:=IF(OR([.F9]=&quot;-&quot;; [.E9]=&quot;&quot;);&quot;&quot;;[.E9]*[.G9])" office:value-type="currency" office:currency="GBP" office:value="0.1566" calcext:value-type="currency">
            <text:p>£0,16</text:p>
          </table:table-cell>
          <table:table-cell table:style-name="ce40"/>
          <table:table-cell table:style-name="ce42" office:value-type="string" calcext:value-type="string">
            <text:p>CL10B104KO8NNNC </text:p>
          </table:table-cell>
          <table:table-cell table:style-name="ce34" office:value-type="float" office:value="0.0044" calcext:value-type="float">
            <text:p>0,004</text:p>
          </table:table-cell>
          <table:table-cell table:style-name="ce47" table:formula="of:=IF(OR([.J9]=&quot;-&quot;;[.E9]=&quot;&quot;);&quot;&quot;;[.E9]*[.K9])" office:value-type="currency" office:currency="EUR" office:value="0.1188" calcext:value-type="currency">
            <text:p>0,12 €</text:p>
          </table:table-cell>
          <table:table-cell table:style-name="ce52" table:formula="of:=IF([.E9]&lt;&gt;&quot;&quot;; IF([.F9]&lt;&gt;&quot;-&quot; ; IF([.L9] &gt; [.H9]*[.$M$1];[.H9]*[.$M$1];[.L9]);[.L9]);&quot;&quot;)" office:value-type="currency" office:currency="EUR" office:value="0.1188" calcext:value-type="currency">
            <text:p>0,119 €</text:p>
          </table:table-cell>
          <table:table-cell table:style-name="ce4"/>
          <table:table-cell table:style-name="ce55" table:formula="of:=IF(OR([.N9]&lt;&gt;&quot;&quot;;[.C9]=&quot;Not installed&quot;);&quot;&quot;;[.E9])" office:value-type="float" office:value="27" calcext:value-type="float">
            <text:p>27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u</text:p>
          </table:table-cell>
          <table:table-cell table:style-name="ce15" office:value-type="string" calcext:value-type="string">
            <text:p>SMD, Ø6.3 x 5.8mm</text:p>
          </table:table-cell>
          <table:table-cell table:style-name="ce21" office:value-type="string" calcext:value-type="string">
            <text:p>C119</text:p>
          </table:table-cell>
          <table:table-cell table:style-name="ce25" table:formula="of:=[.A10]" office:value-type="float" office:value="1" calcext:value-type="float">
            <text:p>1</text:p>
          </table:table-cell>
          <table:table-cell table:style-name="ce28" office:value-type="float" office:value="9695850" calcext:value-type="float">
            <text:p>9695850</text:p>
          </table:table-cell>
          <table:table-cell table:style-name="ce33" office:value-type="float" office:value="0.247" calcext:value-type="float">
            <text:p>0,247</text:p>
          </table:table-cell>
          <table:table-cell table:style-name="ce36" table:formula="of:=IF(OR([.F10]=&quot;-&quot;; [.E10]=&quot;&quot;);&quot;&quot;;[.E10]*[.G10])" office:value-type="currency" office:currency="GBP" office:value="0.247" calcext:value-type="currency">
            <text:p>£0,25</text:p>
          </table:table-cell>
          <table:table-cell table:style-name="ce39"/>
          <table:table-cell table:style-name="ce21" office:value-type="string" calcext:value-type="string">
            <text:p>EEEFK1V470P </text:p>
          </table:table-cell>
          <table:table-cell table:style-name="ce33" office:value-type="float" office:value="0.1528" calcext:value-type="float">
            <text:p>0,153</text:p>
          </table:table-cell>
          <table:table-cell table:style-name="ce46" table:formula="of:=IF(OR([.J10]=&quot;-&quot;;[.E10]=&quot;&quot;);&quot;&quot;;[.E10]*[.K10])" office:value-type="currency" office:currency="EUR" office:value="0.1528" calcext:value-type="currency">
            <text:p>0,15 €</text:p>
          </table:table-cell>
          <table:table-cell table:style-name="ce52" table:formula="of:=IF([.E10]&lt;&gt;&quot;&quot;; IF([.F10]&lt;&gt;&quot;-&quot; ; IF([.L10] &gt; [.H10]*[.$M$1];[.H10]*[.$M$1];[.L10]);[.L10]);&quot;&quot;)" office:value-type="currency" office:currency="EUR" office:value="0.1528" calcext:value-type="currency">
            <text:p>0,153 €</text:p>
          </table:table-cell>
          <table:table-cell table:style-name="ce53"/>
          <table:table-cell table:style-name="ce53" table:formula="of:=IF(OR([.N10]&lt;&gt;&quot;&quot;;[.C10]=&quot;Not installed&quot;);&quot;&quot;;[.E10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SMD; Ø5 x 5.8mm</text:p>
          </table:table-cell>
          <table:table-cell table:style-name="ce22" office:value-type="string" calcext:value-type="string">
            <text:p>C120</text:p>
          </table:table-cell>
          <table:table-cell table:style-name="ce26" table:formula="of:=[.A11]" office:value-type="float" office:value="1" calcext:value-type="float">
            <text:p>1</text:p>
          </table:table-cell>
          <table:table-cell table:style-name="ce29" office:value-type="float" office:value="1850112" calcext:value-type="float">
            <text:p>1850112</text:p>
          </table:table-cell>
          <table:table-cell table:style-name="ce34" office:value-type="float" office:value="0.206" calcext:value-type="float">
            <text:p>0,206</text:p>
          </table:table-cell>
          <table:table-cell table:style-name="ce37" table:formula="of:=IF(OR([.F11]=&quot;-&quot;; [.E11]=&quot;&quot;);&quot;&quot;;[.E11]*[.G11])" office:value-type="currency" office:currency="GBP" office:value="0.206" calcext:value-type="currency">
            <text:p>£0,21</text:p>
          </table:table-cell>
          <table:table-cell table:style-name="ce40"/>
          <table:table-cell table:style-name="ce42" office:value-type="string" calcext:value-type="string">
            <text:p>EEEFK1V100R</text:p>
          </table:table-cell>
          <table:table-cell table:style-name="ce34" office:value-type="float" office:value="0.2" calcext:value-type="float">
            <text:p>0,200</text:p>
          </table:table-cell>
          <table:table-cell table:style-name="ce47" table:formula="of:=IF(OR([.J11]=&quot;-&quot;;[.E11]=&quot;&quot;);&quot;&quot;;[.E11]*[.K11])" office:value-type="currency" office:currency="EUR" office:value="0.2" calcext:value-type="currency">
            <text:p>0,20 €</text:p>
          </table:table-cell>
          <table:table-cell table:style-name="ce52" table:formula="of:=IF([.E11]&lt;&gt;&quot;&quot;; IF([.F11]&lt;&gt;&quot;-&quot; ; IF([.L11] &gt; [.H11]*[.$M$1];[.H11]*[.$M$1];[.L11]);[.L11]);&quot;&quot;)" office:value-type="currency" office:currency="EUR" office:value="0.2" calcext:value-type="currency">
            <text:p>0,200 €</text:p>
          </table:table-cell>
          <table:table-cell table:style-name="ce4"/>
          <table:table-cell table:style-name="ce55" table:formula="of:=IF(OR([.N11]&lt;&gt;&quot;&quot;;[.C11]=&quot;Not installed&quot;);&quot;&quot;;[.E11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C127</text:p>
          </table:table-cell>
          <table:table-cell table:style-name="ce25" table:formula="of:=[.A12]" office:value-type="float" office:value="1" calcext:value-type="float">
            <text:p>1</text:p>
          </table:table-cell>
          <table:table-cell table:style-name="ce28" office:value-type="string" calcext:value-type="string">
            <text:p>9697497</text:p>
          </table:table-cell>
          <table:table-cell table:style-name="ce33" office:value-type="float" office:value="2.78" calcext:value-type="float">
            <text:p>2,780</text:p>
          </table:table-cell>
          <table:table-cell table:style-name="ce36" table:formula="of:=IF(OR([.F12]=&quot;-&quot;; [.E12]=&quot;&quot;);&quot;&quot;;[.E12]*[.G12])" office:value-type="currency" office:currency="GBP" office:value="2.78" calcext:value-type="currency">
            <text:p>£2,78</text:p>
          </table:table-cell>
          <table:table-cell table:style-name="ce39"/>
          <table:table-cell table:style-name="ce21" office:value-type="string" calcext:value-type="string">
            <text:p>EECS5R5H105</text:p>
          </table:table-cell>
          <table:table-cell table:style-name="ce33" office:value-type="float" office:value="2.19" calcext:value-type="float">
            <text:p>2,190</text:p>
          </table:table-cell>
          <table:table-cell table:style-name="ce46" table:formula="of:=IF(OR([.J12]=&quot;-&quot;;[.E12]=&quot;&quot;);&quot;&quot;;[.E12]*[.K12])" office:value-type="currency" office:currency="EUR" office:value="2.19" calcext:value-type="currency">
            <text:p>2,19 €</text:p>
          </table:table-cell>
          <table:table-cell table:style-name="ce52" table:formula="of:=IF([.E12]&lt;&gt;&quot;&quot;; IF([.F12]&lt;&gt;&quot;-&quot; ; IF([.L12] &gt; [.H12]*[.$M$1];[.H12]*[.$M$1];[.L12]);[.L12]);&quot;&quot;)" office:value-type="currency" office:currency="EUR" office:value="2.19" calcext:value-type="currency">
            <text:p>2,190 €</text:p>
          </table:table-cell>
          <table:table-cell table:style-name="ce53" table:formula="of:=[.E12]" office:value-type="float" office:value="1" calcext:value-type="float">
            <text:p>1</text:p>
          </table:table-cell>
          <table:table-cell table:style-name="ce53" table:formula="of:=IF(OR([.N12]&lt;&gt;&quot;&quot;;[.C12]=&quot;Not installed&quot;);&quot;&quot;;[.E12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130</text:p>
          </table:table-cell>
          <table:table-cell table:style-name="ce26" table:formula="of:=[.A13]" office:value-type="float" office:value="1" calcext:value-type="float">
            <text:p>1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F13]=&quot;-&quot;; [.E13]=&quot;&quot;);&quot;&quot;;[.E13]*[.G13])" office:value-type="currency" office:currency="GBP" office:value="0.0209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J13]=&quot;-&quot;;[.E13]=&quot;&quot;);&quot;&quot;;[.E13]*[.K13])" office:value-type="currency" office:currency="EUR" office:value="0.00841" calcext:value-type="currency">
            <text:p>0,01 €</text:p>
          </table:table-cell>
          <table:table-cell table:style-name="ce52" table:formula="of:=IF([.E13]&lt;&gt;&quot;&quot;; IF([.F13]&lt;&gt;&quot;-&quot; ; IF([.L13] &gt; [.H13]*[.$M$1];[.H13]*[.$M$1];[.L13]);[.L13]);&quot;&quot;)" office:value-type="currency" office:currency="EUR" office:value="0.00841" calcext:value-type="currency">
            <text:p>0,008 €</text:p>
          </table:table-cell>
          <table:table-cell table:style-name="ce4"/>
          <table:table-cell table:style-name="ce55" table:formula="of:=IF(OR([.N13]&lt;&gt;&quot;&quot;;[.C13]=&quot;Not installed&quot;);&quot;&quot;;[.E13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8p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31, C135</text:p>
          </table:table-cell>
          <table:table-cell table:style-name="ce25" table:formula="of:=[.A14]" office:value-type="float" office:value="2" calcext:value-type="float">
            <text:p>2</text:p>
          </table:table-cell>
          <table:table-cell table:style-name="ce28" office:value-type="float" office:value="2320820" calcext:value-type="float">
            <text:p>2320820</text:p>
          </table:table-cell>
          <table:table-cell table:style-name="ce33" office:value-type="float" office:value="0.0375" calcext:value-type="float">
            <text:p>0,038</text:p>
          </table:table-cell>
          <table:table-cell table:style-name="ce36" table:formula="of:=IF(OR([.F14]=&quot;-&quot;; [.E14]=&quot;&quot;);&quot;&quot;;[.E14]*[.G14])" office:value-type="currency" office:currency="GBP" office:value="0.075" calcext:value-type="currency">
            <text:p>£0,08</text:p>
          </table:table-cell>
          <table:table-cell table:style-name="ce39"/>
          <table:table-cell table:style-name="ce21" office:value-type="string" calcext:value-type="string">
            <text:p>CL21C180JBANNNC</text:p>
          </table:table-cell>
          <table:table-cell table:style-name="ce33" office:value-type="float" office:value="0.00974" calcext:value-type="float">
            <text:p>0,010</text:p>
          </table:table-cell>
          <table:table-cell table:style-name="ce46" table:formula="of:=IF(OR([.J14]=&quot;-&quot;;[.E14]=&quot;&quot;);&quot;&quot;;[.E14]*[.K14])" office:value-type="currency" office:currency="EUR" office:value="0.01948" calcext:value-type="currency">
            <text:p>0,02 €</text:p>
          </table:table-cell>
          <table:table-cell table:style-name="ce52" table:formula="of:=IF([.E14]&lt;&gt;&quot;&quot;; IF([.F14]&lt;&gt;&quot;-&quot; ; IF([.L14] &gt; [.H14]*[.$M$1];[.H14]*[.$M$1];[.L14]);[.L14]);&quot;&quot;)" office:value-type="currency" office:currency="EUR" office:value="0.01948" calcext:value-type="currency">
            <text:p>0,019 €</text:p>
          </table:table-cell>
          <table:table-cell table:style-name="ce53"/>
          <table:table-cell table:style-name="ce53" table:formula="of:=IF(OR([.N14]&lt;&gt;&quot;&quot;;[.C14]=&quot;Not installed&quot;);&quot;&quot;;[.E14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6n8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C132, C134</text:p>
          </table:table-cell>
          <table:table-cell table:style-name="ce26" table:formula="of:=[.A15]" office:value-type="float" office:value="2" calcext:value-type="float">
            <text:p>2</text:p>
          </table:table-cell>
          <table:table-cell table:style-name="ce29" office:value-type="string" calcext:value-type="string">
            <text:p>1759100</text:p>
          </table:table-cell>
          <table:table-cell table:style-name="ce34" office:value-type="float" office:value="0.009" calcext:value-type="float">
            <text:p>0,009</text:p>
          </table:table-cell>
          <table:table-cell table:style-name="ce37" table:formula="of:=IF(OR([.F15]=&quot;-&quot;; [.E15]=&quot;&quot;);&quot;&quot;;[.E15]*[.G15])" office:value-type="currency" office:currency="GBP" office:value="0.018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10B682JB8NNNC</text:p>
          </table:table-cell>
          <table:table-cell table:style-name="ce34" office:value-type="float" office:value="0.00417" calcext:value-type="float">
            <text:p>0,004</text:p>
          </table:table-cell>
          <table:table-cell table:style-name="ce47" table:formula="of:=IF(OR([.J15]=&quot;-&quot;;[.E15]=&quot;&quot;);&quot;&quot;;[.E15]*[.K15])" office:value-type="currency" office:currency="EUR" office:value="0.00834" calcext:value-type="currency">
            <text:p>0,01 €</text:p>
          </table:table-cell>
          <table:table-cell table:style-name="ce52" table:formula="of:=IF([.E15]&lt;&gt;&quot;&quot;; IF([.F15]&lt;&gt;&quot;-&quot; ; IF([.L15] &gt; [.H15]*[.$M$1];[.H15]*[.$M$1];[.L15]);[.L15]);&quot;&quot;)" office:value-type="currency" office:currency="EUR" office:value="0.00834" calcext:value-type="currency">
            <text:p>0,008 €</text:p>
          </table:table-cell>
          <table:table-cell table:style-name="ce4"/>
          <table:table-cell table:style-name="ce55" table:formula="of:=IF(OR([.N15]&lt;&gt;&quot;&quot;;[.C15]=&quot;Not installed&quot;);&quot;&quot;;[.E15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5" office:value-type="string" calcext:value-type="string">
            <text:p>1206, Tantalum</text:p>
          </table:table-cell>
          <table:table-cell table:style-name="ce21" office:value-type="string" calcext:value-type="string">
            <text:p>C144</text:p>
          </table:table-cell>
          <table:table-cell table:style-name="ce25" table:formula="of:=[.A16]" office:value-type="float" office:value="1" calcext:value-type="float">
            <text:p>1</text:p>
          </table:table-cell>
          <table:table-cell table:style-name="ce28" office:value-type="string" calcext:value-type="string">
            <text:p>1457413</text:p>
          </table:table-cell>
          <table:table-cell table:style-name="ce33" office:value-type="float" office:value="0.177" calcext:value-type="float">
            <text:p>0,177</text:p>
          </table:table-cell>
          <table:table-cell table:style-name="ce36" table:formula="of:=IF(OR([.F16]=&quot;-&quot;; [.E16]=&quot;&quot;);&quot;&quot;;[.E16]*[.G16])" office:value-type="currency" office:currency="GBP" office:value="0.177" calcext:value-type="currency">
            <text:p>£0,18</text:p>
          </table:table-cell>
          <table:table-cell table:style-name="ce39"/>
          <table:table-cell table:style-name="ce21" office:value-type="string" calcext:value-type="string">
            <text:p>T491A106K010AT</text:p>
          </table:table-cell>
          <table:table-cell table:style-name="ce33" office:value-type="float" office:value="0.0851" calcext:value-type="float">
            <text:p>0,085</text:p>
          </table:table-cell>
          <table:table-cell table:style-name="ce46" table:formula="of:=IF(OR([.J16]=&quot;-&quot;;[.E16]=&quot;&quot;);&quot;&quot;;[.E16]*[.K16])" office:value-type="currency" office:currency="EUR" office:value="0.0851" calcext:value-type="currency">
            <text:p>0,09 €</text:p>
          </table:table-cell>
          <table:table-cell table:style-name="ce52" table:formula="of:=IF([.E16]&lt;&gt;&quot;&quot;; IF([.F16]&lt;&gt;&quot;-&quot; ; IF([.L16] &gt; [.H16]*[.$M$1];[.H16]*[.$M$1];[.L16]);[.L16]);&quot;&quot;)" office:value-type="currency" office:currency="EUR" office:value="0.0851" calcext:value-type="currency">
            <text:p>0,085 €</text:p>
          </table:table-cell>
          <table:table-cell table:style-name="ce53"/>
          <table:table-cell table:style-name="ce53" table:formula="of:=IF(OR([.N16]&lt;&gt;&quot;&quot;;[.C16]=&quot;Not installed&quot;);&quot;&quot;;[.E16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6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26" table:formula="of:=[.A17]" office:value-type="float" office:value="1" calcext:value-type="float">
            <text:p>1</text:p>
          </table:table-cell>
          <table:table-cell table:style-name="ce29" office:value-type="string" calcext:value-type="string">
            <text:p>1457428</text:p>
          </table:table-cell>
          <table:table-cell table:style-name="ce34" office:value-type="float" office:value="0.162" calcext:value-type="float">
            <text:p>0,162</text:p>
          </table:table-cell>
          <table:table-cell table:style-name="ce37" table:formula="of:=IF(OR([.F17]=&quot;-&quot;; [.E17]=&quot;&quot;);&quot;&quot;;[.E17]*[.G17])" office:value-type="currency" office:currency="GBP" office:value="0.162" calcext:value-type="currency">
            <text:p>£0,16</text:p>
          </table:table-cell>
          <table:table-cell table:style-name="ce40"/>
          <table:table-cell table:style-name="ce42" office:value-type="string" calcext:value-type="string">
            <text:p>T491A475K006AT </text:p>
          </table:table-cell>
          <table:table-cell table:style-name="ce34" office:value-type="float" office:value="0.07544" calcext:value-type="float">
            <text:p>0,075</text:p>
          </table:table-cell>
          <table:table-cell table:style-name="ce47" table:formula="of:=IF(OR([.J17]=&quot;-&quot;;[.E17]=&quot;&quot;);&quot;&quot;;[.E17]*[.K17])" office:value-type="currency" office:currency="EUR" office:value="0.07544" calcext:value-type="currency">
            <text:p>0,08 €</text:p>
          </table:table-cell>
          <table:table-cell table:style-name="ce52" table:formula="of:=IF([.E17]&lt;&gt;&quot;&quot;; IF([.F17]&lt;&gt;&quot;-&quot; ; IF([.L17] &gt; [.H17]*[.$M$1];[.H17]*[.$M$1];[.L17]);[.L17]);&quot;&quot;)" office:value-type="currency" office:currency="EUR" office:value="0.07544" calcext:value-type="currency">
            <text:p>0,075 €</text:p>
          </table:table-cell>
          <table:table-cell table:style-name="ce4"/>
          <table:table-cell table:style-name="ce55" table:formula="of:=IF(OR([.N17]&lt;&gt;&quot;&quot;;[.C17]=&quot;Not installed&quot;);&quot;&quot;;[.E17])" office:value-type="float" office:value="1" calcext:value-type="float">
            <text:p>1</text:p>
          </table:table-cell>
          <table:table-cell table:style-name="ce56" table:number-columns-repeated="993"/>
          <table:table-cell table:number-columns-repeated="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n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48, C152</text:p>
          </table:table-cell>
          <table:table-cell table:style-name="ce25" table:formula="of:=[.A18]" office:value-type="float" office:value="2" calcext:value-type="float">
            <text:p>2</text:p>
          </table:table-cell>
          <table:table-cell table:style-name="ce28" office:value-type="float" office:value="2496983" calcext:value-type="float">
            <text:p>2496983</text:p>
          </table:table-cell>
          <table:table-cell table:style-name="ce33" office:value-type="float" office:value="0.0107" calcext:value-type="float">
            <text:p>0,011</text:p>
          </table:table-cell>
          <table:table-cell table:style-name="ce36" table:formula="of:=IF(OR([.F18]=&quot;-&quot;; [.E18]=&quot;&quot;);&quot;&quot;;[.E18]*[.G18])" office:value-type="currency" office:currency="GBP" office:value="0.0214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CC0805KRX7R9473</text:p>
          </table:table-cell>
          <table:table-cell table:style-name="ce33" office:value-type="float" office:value="0.0082" calcext:value-type="float">
            <text:p>0,008</text:p>
          </table:table-cell>
          <table:table-cell table:style-name="ce46" table:formula="of:=IF(OR([.J18]=&quot;-&quot;;[.E18]=&quot;&quot;);&quot;&quot;;[.E18]*[.K18])" office:value-type="currency" office:currency="EUR" office:value="0.0164" calcext:value-type="currency">
            <text:p>0,02 €</text:p>
          </table:table-cell>
          <table:table-cell table:style-name="ce52" table:formula="of:=IF([.E18]&lt;&gt;&quot;&quot;; IF([.F18]&lt;&gt;&quot;-&quot; ; IF([.L18] &gt; [.H18]*[.$M$1];[.H18]*[.$M$1];[.L18]);[.L18]);&quot;&quot;)" office:value-type="currency" office:currency="EUR" office:value="0.0164" calcext:value-type="currency">
            <text:p>0,016 €</text:p>
          </table:table-cell>
          <table:table-cell table:style-name="ce53"/>
          <table:table-cell table:style-name="ce53" table:formula="of:=IF(OR([.N18]&lt;&gt;&quot;&quot;;[.C18]=&quot;Not installed&quot;);&quot;&quot;;[.E18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26" table:formula="of:=[.A19]" office:value-type="float" office:value="1" calcext:value-type="float">
            <text:p>1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F19]=&quot;-&quot;; [.E19]=&quot;&quot;);&quot;&quot;;[.E19]*[.G19])" office:value-type="currency" office:currency="GBP" office:value="0.0209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J19]=&quot;-&quot;;[.E19]=&quot;&quot;);&quot;&quot;;[.E19]*[.K19])" office:value-type="currency" office:currency="EUR" office:value="0.00841" calcext:value-type="currency">
            <text:p>0,01 €</text:p>
          </table:table-cell>
          <table:table-cell table:style-name="ce52" table:formula="of:=IF([.E19]&lt;&gt;&quot;&quot;; IF([.F19]&lt;&gt;&quot;-&quot; ; IF([.L19] &gt; [.H19]*[.$M$1];[.H19]*[.$M$1];[.L19]);[.L19]);&quot;&quot;)" office:value-type="currency" office:currency="EUR" office:value="0.00841" calcext:value-type="currency">
            <text:p>0,008 €</text:p>
          </table:table-cell>
          <table:table-cell table:style-name="ce4"/>
          <table:table-cell table:style-name="ce55" table:formula="of:=IF(OR([.N19]&lt;&gt;&quot;&quot;;[.C19]=&quot;Not installed&quot;);&quot;&quot;;[.E19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AS316</text:p>
          </table:table-cell>
          <table:table-cell table:style-name="ce15" office:value-type="string" calcext:value-type="string">
            <text:p>SOD-323</text:p>
          </table:table-cell>
          <table:table-cell table:style-name="ce21" office:value-type="string" calcext:value-type="string">
            <text:p>D22, D23, D24, D26, D27</text:p>
          </table:table-cell>
          <table:table-cell table:style-name="ce25" table:formula="of:=[.A20]" office:value-type="float" office:value="5" calcext:value-type="float">
            <text:p>5</text:p>
          </table:table-cell>
          <table:table-cell table:style-name="ce28" office:value-type="float" office:value="8734275" calcext:value-type="float">
            <text:p>8734275</text:p>
          </table:table-cell>
          <table:table-cell table:style-name="ce33" office:value-type="float" office:value="0.14" calcext:value-type="float">
            <text:p>0,140</text:p>
          </table:table-cell>
          <table:table-cell table:style-name="ce36" table:formula="of:=IF(OR([.F20]=&quot;-&quot;; [.E20]=&quot;&quot;);&quot;&quot;;[.E20]*[.G20])" office:value-type="currency" office:currency="GBP" office:value="0.7" calcext:value-type="currency">
            <text:p>£0,70</text:p>
          </table:table-cell>
          <table:table-cell table:style-name="ce39"/>
          <table:table-cell table:style-name="ce21" office:value-type="string" calcext:value-type="string">
            <text:p>BAS316 </text:p>
          </table:table-cell>
          <table:table-cell table:style-name="ce33" office:value-type="float" office:value="0.0185" calcext:value-type="float">
            <text:p>0,019</text:p>
          </table:table-cell>
          <table:table-cell table:style-name="ce46" table:formula="of:=IF(OR([.J20]=&quot;-&quot;;[.E20]=&quot;&quot;);&quot;&quot;;[.E20]*[.K20])" office:value-type="currency" office:currency="EUR" office:value="0.0925" calcext:value-type="currency">
            <text:p>0,09 €</text:p>
          </table:table-cell>
          <table:table-cell table:style-name="ce52" table:formula="of:=IF([.E20]&lt;&gt;&quot;&quot;; IF([.F20]&lt;&gt;&quot;-&quot; ; IF([.L20] &gt; [.H20]*[.$M$1];[.H20]*[.$M$1];[.L20]);[.L20]);&quot;&quot;)" office:value-type="currency" office:currency="EUR" office:value="0.0925" calcext:value-type="currency">
            <text:p>0,093 €</text:p>
          </table:table-cell>
          <table:table-cell table:style-name="ce53"/>
          <table:table-cell table:style-name="ce53" table:formula="of:=IF(OR([.N20]&lt;&gt;&quot;&quot;;[.C20]=&quot;Not installed&quot;);&quot;&quot;;[.E20])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MBJ5.0A-TR</text:p>
          </table:table-cell>
          <table:table-cell table:style-name="ce16" office:value-type="string" calcext:value-type="string">
            <text:p>DO-214AA</text:p>
          </table:table-cell>
          <table:table-cell table:style-name="ce22" office:value-type="string" calcext:value-type="string">
            <text:p>D26</text:p>
          </table:table-cell>
          <table:table-cell table:style-name="ce26" table:formula="of:=[.A21]" office:value-type="float" office:value="1" calcext:value-type="float">
            <text:p>1</text:p>
          </table:table-cell>
          <table:table-cell table:style-name="ce29" office:value-type="float" office:value="9886311" calcext:value-type="float">
            <text:p>9886311</text:p>
          </table:table-cell>
          <table:table-cell table:style-name="ce34" office:value-type="float" office:value="0.086" calcext:value-type="float">
            <text:p>0,086</text:p>
          </table:table-cell>
          <table:table-cell table:style-name="ce37" table:formula="of:=IF(OR([.F21]=&quot;-&quot;; [.E21]=&quot;&quot;);&quot;&quot;;[.E21]*[.G21])" office:value-type="currency" office:currency="GBP" office:value="0.086" calcext:value-type="currency">
            <text:p>£0,09</text:p>
          </table:table-cell>
          <table:table-cell table:style-name="ce40"/>
          <table:table-cell table:style-name="ce42" office:value-type="string" calcext:value-type="string">
            <text:p>SMBJ5.0A-TR</text:p>
          </table:table-cell>
          <table:table-cell table:style-name="ce34" office:value-type="float" office:value="0.0943" calcext:value-type="float">
            <text:p>0,094</text:p>
          </table:table-cell>
          <table:table-cell table:style-name="ce47" table:formula="of:=IF(OR([.J21]=&quot;-&quot;;[.E21]=&quot;&quot;);&quot;&quot;;[.E21]*[.K21])" office:value-type="currency" office:currency="EUR" office:value="0.0943" calcext:value-type="currency">
            <text:p>0,09 €</text:p>
          </table:table-cell>
          <table:table-cell table:style-name="ce52" table:formula="of:=IF([.E21]&lt;&gt;&quot;&quot;; IF([.F21]&lt;&gt;&quot;-&quot; ; IF([.L21] &gt; [.H21]*[.$M$1];[.H21]*[.$M$1];[.L21]);[.L21]);&quot;&quot;)" office:value-type="currency" office:currency="EUR" office:value="0.0943" calcext:value-type="currency">
            <text:p>0,094 €</text:p>
          </table:table-cell>
          <table:table-cell table:style-name="ce4"/>
          <table:table-cell table:style-name="ce55" table:formula="of:=IF(OR([.N21]&lt;&gt;&quot;&quot;;[.C21]=&quot;Not installed&quot;);&quot;&quot;;[.E21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15" office:value-type="string" calcext:value-type="string">
            <text:p>BAT54S</text:p>
          </table:table-cell>
          <table:table-cell table:style-name="ce21" office:value-type="string" calcext:value-type="string">
            <text:p>D28</text:p>
          </table:table-cell>
          <table:table-cell table:style-name="ce25" table:formula="of:=[.A22]" office:value-type="float" office:value="1" calcext:value-type="float">
            <text:p>1</text:p>
          </table:table-cell>
          <table:table-cell table:style-name="ce28" office:value-type="string" calcext:value-type="string">
            <text:p>1621835</text:p>
          </table:table-cell>
          <table:table-cell table:style-name="ce33" office:value-type="float" office:value="0.0859" calcext:value-type="float">
            <text:p>0,086</text:p>
          </table:table-cell>
          <table:table-cell table:style-name="ce36" table:formula="of:=IF(OR([.F22]=&quot;-&quot;; [.E22]=&quot;&quot;);&quot;&quot;;[.E22]*[.G22])" office:value-type="currency" office:currency="GBP" office:value="0.0859" calcext:value-type="currency">
            <text:p>£0,09</text:p>
          </table:table-cell>
          <table:table-cell table:style-name="ce39"/>
          <table:table-cell table:style-name="ce21" office:value-type="string" calcext:value-type="string">
            <text:p>BAT54S.215</text:p>
          </table:table-cell>
          <table:table-cell table:style-name="ce33" office:value-type="float" office:value="0.017" calcext:value-type="float">
            <text:p>0,017</text:p>
          </table:table-cell>
          <table:table-cell table:style-name="ce46" table:formula="of:=IF(OR([.J22]=&quot;-&quot;;[.E22]=&quot;&quot;);&quot;&quot;;[.E22]*[.K22])" office:value-type="currency" office:currency="EUR" office:value="0.017" calcext:value-type="currency">
            <text:p>0,02 €</text:p>
          </table:table-cell>
          <table:table-cell table:style-name="ce52" table:formula="of:=IF([.E22]&lt;&gt;&quot;&quot;; IF([.F22]&lt;&gt;&quot;-&quot; ; IF([.L22] &gt; [.H22]*[.$M$1];[.H22]*[.$M$1];[.L22]);[.L22]);&quot;&quot;)" office:value-type="currency" office:currency="EUR" office:value="0.017" calcext:value-type="currency">
            <text:p>0,017 €</text:p>
          </table:table-cell>
          <table:table-cell table:style-name="ce53"/>
          <table:table-cell table:style-name="ce53" table:formula="of:=IF(OR([.N22]&lt;&gt;&quot;&quot;;[.C22]=&quot;Not installed&quot;);&quot;&quot;;[.E22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6" office:value-type="string" calcext:value-type="string">
            <text:p>SOD-323</text:p>
          </table:table-cell>
          <table:table-cell table:style-name="ce22" office:value-type="string" calcext:value-type="string">
            <text:p>D29</text:p>
          </table:table-cell>
          <table:table-cell table:style-name="ce26" table:formula="of:=[.A23]" office:value-type="float" office:value="1" calcext:value-type="float">
            <text:p>1</text:p>
          </table:table-cell>
          <table:table-cell table:style-name="ce29" office:value-type="float" office:value="8738025" calcext:value-type="float">
            <text:p>8738025</text:p>
          </table:table-cell>
          <table:table-cell table:style-name="ce34" office:value-type="float" office:value="0.146" calcext:value-type="float">
            <text:p>0,146</text:p>
          </table:table-cell>
          <table:table-cell table:style-name="ce37" table:formula="of:=IF(OR([.F23]=&quot;-&quot;; [.E23]=&quot;&quot;);&quot;&quot;;[.E23]*[.G23])" office:value-type="currency" office:currency="GBP" office:value="0.146" calcext:value-type="currency">
            <text:p>£0,15</text:p>
          </table:table-cell>
          <table:table-cell table:style-name="ce40"/>
          <table:table-cell table:style-name="ce42" office:value-type="string" calcext:value-type="string">
            <text:p>SKL16</text:p>
          </table:table-cell>
          <table:table-cell table:style-name="ce34" office:value-type="float" office:value="0.0185" calcext:value-type="float">
            <text:p>0,019</text:p>
          </table:table-cell>
          <table:table-cell table:style-name="ce47" table:formula="of:=IF(OR([.J23]=&quot;-&quot;;[.E23]=&quot;&quot;);&quot;&quot;;[.E23]*[.K23])" office:value-type="currency" office:currency="EUR" office:value="0.0185" calcext:value-type="currency">
            <text:p>0,02 €</text:p>
          </table:table-cell>
          <table:table-cell table:style-name="ce52" table:formula="of:=IF([.E23]&lt;&gt;&quot;&quot;; IF([.F23]&lt;&gt;&quot;-&quot; ; IF([.L23] &gt; [.H23]*[.$M$1];[.H23]*[.$M$1];[.L23]);[.L23]);&quot;&quot;)" office:value-type="currency" office:currency="EUR" office:value="0.0185" calcext:value-type="currency">
            <text:p>0,019 €</text:p>
          </table:table-cell>
          <table:table-cell table:style-name="ce4"/>
          <table:table-cell table:style-name="ce55" table:formula="of:=IF(OR([.N23]&lt;&gt;&quot;&quot;;[.C23]=&quot;Not installed&quot;);&quot;&quot;;[.E23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5" office:value-type="string" calcext:value-type="string">
            <text:p>0603</text:p>
          </table:table-cell>
          <table:table-cell table:style-name="ce21" office:value-type="string" calcext:value-type="string">
            <text:p>FB7</text:p>
          </table:table-cell>
          <table:table-cell table:style-name="ce25" table:formula="of:=[.A24]" office:value-type="float" office:value="1" calcext:value-type="float">
            <text:p>1</text:p>
          </table:table-cell>
          <table:table-cell table:style-name="ce28" office:value-type="float" office:value="1635704" calcext:value-type="float">
            <text:p>1635704</text:p>
          </table:table-cell>
          <table:table-cell table:style-name="ce33" office:value-type="float" office:value="0.171" calcext:value-type="float">
            <text:p>0,171</text:p>
          </table:table-cell>
          <table:table-cell table:style-name="ce36" table:formula="of:=IF(OR([.F24]=&quot;-&quot;; [.E24]=&quot;&quot;);&quot;&quot;;[.E24]*[.G24])" office:value-type="currency" office:currency="GBP" office:value="0.171" calcext:value-type="currency">
            <text:p>£0,17</text:p>
          </table:table-cell>
          <table:table-cell table:style-name="ce39"/>
          <table:table-cell table:style-name="ce21" office:value-type="string" calcext:value-type="string">
            <text:p>LCBA-600</text:p>
          </table:table-cell>
          <table:table-cell table:style-name="ce33" office:value-type="float" office:value="0.0269" calcext:value-type="float">
            <text:p>0,027</text:p>
          </table:table-cell>
          <table:table-cell table:style-name="ce46" table:formula="of:=IF(OR([.J24]=&quot;-&quot;;[.E24]=&quot;&quot;);&quot;&quot;;[.E24]*[.K24])" office:value-type="currency" office:currency="EUR" office:value="0.0269" calcext:value-type="currency">
            <text:p>0,03 €</text:p>
          </table:table-cell>
          <table:table-cell table:style-name="ce52" table:formula="of:=IF([.E24]&lt;&gt;&quot;&quot;; IF([.F24]&lt;&gt;&quot;-&quot; ; IF([.L24] &gt; [.H24]*[.$M$1];[.H24]*[.$M$1];[.L24]);[.L24]);&quot;&quot;)" office:value-type="currency" office:currency="EUR" office:value="0.0269" calcext:value-type="currency">
            <text:p>0,027 €</text:p>
          </table:table-cell>
          <table:table-cell table:style-name="ce53"/>
          <table:table-cell table:style-name="ce53" table:formula="of:=IF(OR([.N24]&lt;&gt;&quot;&quot;;[.C24]=&quot;Not installed&quot;);&quot;&quot;;[.E24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925IDBQR</text:p>
          </table:table-cell>
          <table:table-cell table:style-name="ce16" office:value-type="string" calcext:value-type="string">
            <text:p>SSOP-24</text:p>
          </table:table-cell>
          <table:table-cell table:style-name="ce22" office:value-type="string" calcext:value-type="string">
            <text:p>IC20</text:p>
          </table:table-cell>
          <table:table-cell table:style-name="ce26" table:formula="of:=[.A25]" office:value-type="float" office:value="1" calcext:value-type="float">
            <text:p>1</text:p>
          </table:table-cell>
          <table:table-cell table:style-name="ce29" office:value-type="float" office:value="1694438" calcext:value-type="float">
            <text:p>1694438</text:p>
          </table:table-cell>
          <table:table-cell table:style-name="ce34" office:value-type="float" office:value="1.01" calcext:value-type="float">
            <text:p>1,010</text:p>
          </table:table-cell>
          <table:table-cell table:style-name="ce37" table:formula="of:=IF(OR([.F25]=&quot;-&quot;; [.E25]=&quot;&quot;);&quot;&quot;;[.E25]*[.G25])" office:value-type="currency" office:currency="GBP" office:value="1.01" calcext:value-type="currency">
            <text:p>£1,01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5]=&quot;-&quot;;[.E25]=&quot;&quot;);&quot;&quot;;[.E25]*[.K25])">
            <text:p/>
          </table:table-cell>
          <table:table-cell table:style-name="ce52" table:formula="of:=IF([.E25]&lt;&gt;&quot;&quot;; IF([.F25]&lt;&gt;&quot;-&quot; ; IF([.L25] &gt; [.H25]*[.$M$1];[.H25]*[.$M$1];[.L25]);[.L25]);&quot;&quot;)" office:value-type="currency" office:currency="EUR" office:value="1.2065157" calcext:value-type="currency">
            <text:p>1,207 €</text:p>
          </table:table-cell>
          <table:table-cell table:style-name="ce4"/>
          <table:table-cell table:style-name="ce55" table:formula="of:=IF(OR([.N25]&lt;&gt;&quot;&quot;;[.C25]=&quot;Not installed&quot;);&quot;&quot;;[.E25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i8641EC-B-IS1</text:p>
          </table:table-cell>
          <table:table-cell table:style-name="ce15" office:value-type="string" calcext:value-type="string">
            <text:p>SOIC-16</text:p>
          </table:table-cell>
          <table:table-cell table:style-name="ce21" office:value-type="string" calcext:value-type="string">
            <text:p>IC21, IC24</text:p>
          </table:table-cell>
          <table:table-cell table:style-name="ce25" table:formula="of:=[.A26]" office:value-type="float" office:value="2" calcext:value-type="float">
            <text:p>2</text:p>
          </table:table-cell>
          <table:table-cell table:style-name="ce28" office:value-type="string" calcext:value-type="string">
            <text:p>2423294</text:p>
          </table:table-cell>
          <table:table-cell table:style-name="ce33" office:value-type="float" office:value="2.87" calcext:value-type="float">
            <text:p>2,870</text:p>
          </table:table-cell>
          <table:table-cell table:style-name="ce36" table:formula="of:=IF(OR([.F26]=&quot;-&quot;; [.E26]=&quot;&quot;);&quot;&quot;;[.E26]*[.G26])" office:value-type="currency" office:currency="GBP" office:value="5.74" calcext:value-type="currency">
            <text:p>£5,74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26]=&quot;-&quot;;[.E26]=&quot;&quot;);&quot;&quot;;[.E26]*[.K26])">
            <text:p/>
          </table:table-cell>
          <table:table-cell table:style-name="ce52" table:formula="of:=IF([.E26]&lt;&gt;&quot;&quot;; IF([.F26]&lt;&gt;&quot;-&quot; ; IF([.L26] &gt; [.H26]*[.$M$1];[.H26]*[.$M$1];[.L26]);[.L26]);&quot;&quot;)" office:value-type="currency" office:currency="EUR" office:value="6.8568318" calcext:value-type="currency">
            <text:p>6,857 €</text:p>
          </table:table-cell>
          <table:table-cell table:style-name="ce53"/>
          <table:table-cell table:style-name="ce53" table:formula="of:=IF(OR([.N26]&lt;&gt;&quot;&quot;;[.C26]=&quot;Not installed&quot;);&quot;&quot;;[.E26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I8651EC-B-IS1</text:p>
          </table:table-cell>
          <table:table-cell table:style-name="ce16" office:value-type="string" calcext:value-type="string">
            <text:p>SOIC-16</text:p>
          </table:table-cell>
          <table:table-cell table:style-name="ce22" office:value-type="string" calcext:value-type="string">
            <text:p>IC22, IC23</text:p>
          </table:table-cell>
          <table:table-cell table:style-name="ce26" table:formula="of:=[.A27]" office:value-type="float" office:value="2" calcext:value-type="float">
            <text:p>2</text:p>
          </table:table-cell>
          <table:table-cell table:style-name="ce29" office:value-type="float" office:value="2423323" calcext:value-type="float">
            <text:p>2423323</text:p>
          </table:table-cell>
          <table:table-cell table:style-name="ce34" office:value-type="float" office:value="2.22" calcext:value-type="float">
            <text:p>2,220</text:p>
          </table:table-cell>
          <table:table-cell table:style-name="ce37" table:formula="of:=IF(OR([.F27]=&quot;-&quot;; [.E27]=&quot;&quot;);&quot;&quot;;[.E27]*[.G27])" office:value-type="currency" office:currency="GBP" office:value="4.44" calcext:value-type="currency">
            <text:p>£4,44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7]=&quot;-&quot;;[.E27]=&quot;&quot;);&quot;&quot;;[.E27]*[.K27])">
            <text:p/>
          </table:table-cell>
          <table:table-cell table:style-name="ce52" table:formula="of:=IF([.E27]&lt;&gt;&quot;&quot;; IF([.F27]&lt;&gt;&quot;-&quot; ; IF([.L27] &gt; [.H27]*[.$M$1];[.H27]*[.$M$1];[.L27]);[.L27]);&quot;&quot;)" office:value-type="currency" office:currency="EUR" office:value="5.3038908" calcext:value-type="currency">
            <text:p>5,304 €</text:p>
          </table:table-cell>
          <table:table-cell table:style-name="ce4"/>
          <table:table-cell table:style-name="ce55" table:formula="of:=IF(OR([.N27]&lt;&gt;&quot;&quot;;[.C27]=&quot;Not installed&quot;);&quot;&quot;;[.E27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1117ADT33TR</text:p>
          </table:table-cell>
          <table:table-cell table:style-name="ce15" office:value-type="string" calcext:value-type="string">
            <text:p>TO-252</text:p>
          </table:table-cell>
          <table:table-cell table:style-name="ce21" office:value-type="string" calcext:value-type="string">
            <text:p>IC24</text:p>
          </table:table-cell>
          <table:table-cell table:style-name="ce25" table:formula="of:=[.A28]" office:value-type="float" office:value="1" calcext:value-type="float">
            <text:p>1</text:p>
          </table:table-cell>
          <table:table-cell table:style-name="ce28" office:value-type="float" office:value="1087169" calcext:value-type="float">
            <text:p>1087169</text:p>
          </table:table-cell>
          <table:table-cell table:style-name="ce33" office:value-type="float" office:value="0.259" calcext:value-type="float">
            <text:p>0,259</text:p>
          </table:table-cell>
          <table:table-cell table:style-name="ce36" table:formula="of:=IF(OR([.F28]=&quot;-&quot;; [.E28]=&quot;&quot;);&quot;&quot;;[.E28]*[.G28])" office:value-type="currency" office:currency="GBP" office:value="0.259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LD1117ADT33 </text:p>
          </table:table-cell>
          <table:table-cell table:style-name="ce33" office:value-type="float" office:value="0.315" calcext:value-type="float">
            <text:p>0,315</text:p>
          </table:table-cell>
          <table:table-cell table:style-name="ce46" table:formula="of:=IF(OR([.J28]=&quot;-&quot;;[.E28]=&quot;&quot;);&quot;&quot;;[.E28]*[.K28])" office:value-type="currency" office:currency="EUR" office:value="0.315" calcext:value-type="currency">
            <text:p>0,32 €</text:p>
          </table:table-cell>
          <table:table-cell table:style-name="ce52" table:formula="of:=IF([.E28]&lt;&gt;&quot;&quot;; IF([.F28]&lt;&gt;&quot;-&quot; ; IF([.L28] &gt; [.H28]*[.$M$1];[.H28]*[.$M$1];[.L28]);[.L28]);&quot;&quot;)" office:value-type="currency" office:currency="EUR" office:value="0.30939363" calcext:value-type="currency">
            <text:p>0,309 €</text:p>
          </table:table-cell>
          <table:table-cell table:style-name="ce53"/>
          <table:table-cell table:style-name="ce53" table:formula="of:=IF(OR([.N28]&lt;&gt;&quot;&quot;;[.C28]=&quot;Not installed&quot;);&quot;&quot;;[.E28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CA21125T/Q900/1,1</text:p>
          </table:table-cell>
          <table:table-cell table:style-name="ce16" office:value-type="string" calcext:value-type="string">
            <text:p>TSSOP-14</text:p>
          </table:table-cell>
          <table:table-cell table:style-name="ce22" office:value-type="string" calcext:value-type="string">
            <text:p>IC26</text:p>
          </table:table-cell>
          <table:table-cell table:style-name="ce26" table:formula="of:=[.A29]" office:value-type="float" office:value="1" calcext:value-type="float">
            <text:p>1</text:p>
          </table:table-cell>
          <table:table-cell table:style-name="ce29" office:value-type="float" office:value="2400445" calcext:value-type="float">
            <text:p>2400445</text:p>
          </table:table-cell>
          <table:table-cell table:style-name="ce34" office:value-type="float" office:value="1.38" calcext:value-type="float">
            <text:p>1,380</text:p>
          </table:table-cell>
          <table:table-cell table:style-name="ce37" table:formula="of:=IF(OR([.F29]=&quot;-&quot;; [.E29]=&quot;&quot;);&quot;&quot;;[.E29]*[.G29])" office:value-type="currency" office:currency="GBP" office:value="1.38" calcext:value-type="currency">
            <text:p>£1,38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9]=&quot;-&quot;;[.E29]=&quot;&quot;);&quot;&quot;;[.E29]*[.K29])">
            <text:p/>
          </table:table-cell>
          <table:table-cell table:style-name="ce52" table:formula="of:=IF([.E29]&lt;&gt;&quot;&quot;; IF([.F29]&lt;&gt;&quot;-&quot; ; IF([.L29] &gt; [.H29]*[.$M$1];[.H29]*[.$M$1];[.L29]);[.L29]);&quot;&quot;)" office:value-type="currency" office:currency="EUR" office:value="1.6485066" calcext:value-type="currency">
            <text:p>1,649 €</text:p>
          </table:table-cell>
          <table:table-cell table:style-name="ce4"/>
          <table:table-cell table:style-name="ce55" table:formula="of:=IF(OR([.N29]&lt;&gt;&quot;&quot;;[.C29]=&quot;Not installed&quot;);&quot;&quot;;[.E29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T25256B</text:p>
          </table:table-cell>
          <table:table-cell table:style-name="ce15" office:value-type="string" calcext:value-type="string">
            <text:p>SOIC-8</text:p>
          </table:table-cell>
          <table:table-cell table:style-name="ce21" office:value-type="string" calcext:value-type="string">
            <text:p>IC27</text:p>
          </table:table-cell>
          <table:table-cell table:style-name="ce25" table:formula="of:=[.A30]" office:value-type="float" office:value="1" calcext:value-type="float">
            <text:p>1</text:p>
          </table:table-cell>
          <table:table-cell table:style-name="ce28" office:value-type="string" calcext:value-type="string">
            <text:p>1841577</text:p>
          </table:table-cell>
          <table:table-cell table:style-name="ce33" office:value-type="float" office:value="0.905" calcext:value-type="float">
            <text:p>0,905</text:p>
          </table:table-cell>
          <table:table-cell table:style-name="ce36" table:formula="of:=IF(OR([.F30]=&quot;-&quot;; [.E30]=&quot;&quot;);&quot;&quot;;[.E30]*[.G30])" office:value-type="currency" office:currency="GBP" office:value="0.905" calcext:value-type="currency">
            <text:p>£0,91</text:p>
          </table:table-cell>
          <table:table-cell table:style-name="ce39"/>
          <table:table-cell table:style-name="ce21" office:value-type="string" calcext:value-type="string">
            <text:p>25AA256-I/SN </text:p>
          </table:table-cell>
          <table:table-cell table:style-name="ce33" office:value-type="float" office:value="1.29" calcext:value-type="float">
            <text:p>1,290</text:p>
          </table:table-cell>
          <table:table-cell table:style-name="ce46" table:formula="of:=IF(OR([.J30]=&quot;-&quot;;[.E30]=&quot;&quot;);&quot;&quot;;[.E30]*[.K30])" office:value-type="currency" office:currency="EUR" office:value="1.29" calcext:value-type="currency">
            <text:p>1,29 €</text:p>
          </table:table-cell>
          <table:table-cell table:style-name="ce52" table:formula="of:=IF([.E30]&lt;&gt;&quot;&quot;; IF([.F30]&lt;&gt;&quot;-&quot; ; IF([.L30] &gt; [.H30]*[.$M$1];[.H30]*[.$M$1];[.L30]);[.L30]);&quot;&quot;)" office:value-type="currency" office:currency="EUR" office:value="1.08108585" calcext:value-type="currency">
            <text:p>1,081 €</text:p>
          </table:table-cell>
          <table:table-cell table:style-name="ce53"/>
          <table:table-cell table:style-name="ce53" table:formula="of:=IF(OR([.N30]&lt;&gt;&quot;&quot;;[.C30]=&quot;Not installed&quot;);&quot;&quot;;[.E30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W5500</text:p>
          </table:table-cell>
          <table:table-cell table:style-name="ce16" office:value-type="string" calcext:value-type="string">
            <text:p>LQFP-48</text:p>
          </table:table-cell>
          <table:table-cell table:style-name="ce22" office:value-type="string" calcext:value-type="string">
            <text:p>IC28</text:p>
          </table:table-cell>
          <table:table-cell table:style-name="ce26" table:formula="of:=[.A31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31]=&quot;-&quot;; [.E31]=&quot;&quot;);&quot;&quot;;[.E31]*[.G31])">
            <text:p/>
          </table:table-cell>
          <table:table-cell table:style-name="ce40"/>
          <table:table-cell table:style-name="ce42" office:value-type="string" calcext:value-type="string">
            <text:p>W5500</text:p>
          </table:table-cell>
          <table:table-cell table:style-name="ce34" office:value-type="float" office:value="2.5" calcext:value-type="float">
            <text:p>2,500</text:p>
          </table:table-cell>
          <table:table-cell table:style-name="ce47" table:formula="of:=IF(OR([.J31]=&quot;-&quot;;[.E31]=&quot;&quot;);&quot;&quot;;[.E31]*[.K31])" office:value-type="currency" office:currency="EUR" office:value="2.5" calcext:value-type="currency">
            <text:p>2,50 €</text:p>
          </table:table-cell>
          <table:table-cell table:style-name="ce52" table:formula="of:=IF([.E31]&lt;&gt;&quot;&quot;; IF([.F31]&lt;&gt;&quot;-&quot; ; IF([.L31] &gt; [.H31]*[.$M$1];[.H31]*[.$M$1];[.L31]);[.L31]);&quot;&quot;)" office:value-type="currency" office:currency="EUR" office:value="2.5" calcext:value-type="currency">
            <text:p>2,500 €</text:p>
          </table:table-cell>
          <table:table-cell table:style-name="ce4"/>
          <table:table-cell table:style-name="ce55" table:formula="of:=IF(OR([.N31]&lt;&gt;&quot;&quot;;[.C31]=&quot;Not installed&quot;);&quot;&quot;;[.E31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15" office:value-type="string" calcext:value-type="string">
            <text:p>SOT-363</text:p>
          </table:table-cell>
          <table:table-cell table:style-name="ce21" office:value-type="string" calcext:value-type="string">
            <text:p>IC29</text:p>
          </table:table-cell>
          <table:table-cell table:style-name="ce25" table:formula="of:=[.A32]" office:value-type="float" office:value="1" calcext:value-type="float">
            <text:p>1</text:p>
          </table:table-cell>
          <table:table-cell table:style-name="ce28" office:value-type="float" office:value="1653608" calcext:value-type="float">
            <text:p>1653608</text:p>
          </table:table-cell>
          <table:table-cell table:style-name="ce33" office:value-type="float" office:value="0.108" calcext:value-type="float">
            <text:p>0,108</text:p>
          </table:table-cell>
          <table:table-cell table:style-name="ce36" table:formula="of:=IF(OR([.F32]=&quot;-&quot;; [.E32]=&quot;&quot;);&quot;&quot;;[.E32]*[.G32])" office:value-type="currency" office:currency="GBP" office:value="0.108" calcext:value-type="currency">
            <text:p>£0,11</text:p>
          </table:table-cell>
          <table:table-cell table:style-name="ce39"/>
          <table:table-cell table:style-name="ce21" office:value-type="string" calcext:value-type="string">
            <text:p>BC857BS </text:p>
          </table:table-cell>
          <table:table-cell table:style-name="ce33" office:value-type="float" office:value="0.0268" calcext:value-type="float">
            <text:p>0,027</text:p>
          </table:table-cell>
          <table:table-cell table:style-name="ce46" table:formula="of:=IF(OR([.J32]=&quot;-&quot;;[.E32]=&quot;&quot;);&quot;&quot;;[.E32]*[.K32])" office:value-type="currency" office:currency="EUR" office:value="0.0268" calcext:value-type="currency">
            <text:p>0,03 €</text:p>
          </table:table-cell>
          <table:table-cell table:style-name="ce52" table:formula="of:=IF([.E32]&lt;&gt;&quot;&quot;; IF([.F32]&lt;&gt;&quot;-&quot; ; IF([.L32] &gt; [.H32]*[.$M$1];[.H32]*[.$M$1];[.L32]);[.L32]);&quot;&quot;)" office:value-type="currency" office:currency="EUR" office:value="0.0268" calcext:value-type="currency">
            <text:p>0,027 €</text:p>
          </table:table-cell>
          <table:table-cell table:style-name="ce53"/>
          <table:table-cell table:style-name="ce53" table:formula="of:=IF(OR([.N32]&lt;&gt;&quot;&quot;;[.C32]=&quot;Not installed&quot;);&quot;&quot;;[.E32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55</text:p>
          </table:table-cell>
          <table:table-cell table:style-name="ce16" office:value-type="string" calcext:value-type="string">
            <text:p>SOIC-8</text:p>
          </table:table-cell>
          <table:table-cell table:style-name="ce22" office:value-type="string" calcext:value-type="string">
            <text:p>IC30</text:p>
          </table:table-cell>
          <table:table-cell table:style-name="ce26" table:formula="of:=[.A33]" office:value-type="float" office:value="1" calcext:value-type="float">
            <text:p>1</text:p>
          </table:table-cell>
          <table:table-cell table:style-name="ce29" office:value-type="string" calcext:value-type="string">
            <text:p>9589880</text:p>
          </table:table-cell>
          <table:table-cell table:style-name="ce34" office:value-type="float" office:value="0.24" calcext:value-type="float">
            <text:p>0,240</text:p>
          </table:table-cell>
          <table:table-cell table:style-name="ce37" table:formula="of:=IF(OR([.F33]=&quot;-&quot;; [.E33]=&quot;&quot;);&quot;&quot;;[.E33]*[.G33])" office:value-type="currency" office:currency="GBP" office:value="0.24" calcext:value-type="currency">
            <text:p>£0,24</text:p>
          </table:table-cell>
          <table:table-cell table:style-name="ce40"/>
          <table:table-cell table:style-name="ce42" office:value-type="string" calcext:value-type="string">
            <text:p>TLC555CDR</text:p>
          </table:table-cell>
          <table:table-cell table:style-name="ce34" office:value-type="float" office:value="0.365" calcext:value-type="float">
            <text:p>0,365</text:p>
          </table:table-cell>
          <table:table-cell table:style-name="ce47" table:formula="of:=IF(OR([.J33]=&quot;-&quot;;[.E33]=&quot;&quot;);&quot;&quot;;[.E33]*[.K33])" office:value-type="currency" office:currency="EUR" office:value="0.365" calcext:value-type="currency">
            <text:p>0,37 €</text:p>
          </table:table-cell>
          <table:table-cell table:style-name="ce52" table:formula="of:=IF([.E33]&lt;&gt;&quot;&quot;; IF([.F33]&lt;&gt;&quot;-&quot; ; IF([.L33] &gt; [.H33]*[.$M$1];[.H33]*[.$M$1];[.L33]);[.L33]);&quot;&quot;)" office:value-type="currency" office:currency="EUR" office:value="0.2866968" calcext:value-type="currency">
            <text:p>0,287 €</text:p>
          </table:table-cell>
          <table:table-cell table:style-name="ce4"/>
          <table:table-cell table:style-name="ce55" table:formula="of:=IF(OR([.N33]&lt;&gt;&quot;&quot;;[.C33]=&quot;Not installed&quot;);&quot;&quot;;[.E33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C2G08DCTR</text:p>
          </table:table-cell>
          <table:table-cell table:style-name="ce15" office:value-type="string" calcext:value-type="string">
            <text:p>SSOP-8</text:p>
          </table:table-cell>
          <table:table-cell table:style-name="ce21" office:value-type="string" calcext:value-type="string">
            <text:p>IC31</text:p>
          </table:table-cell>
          <table:table-cell table:style-name="ce25" table:formula="of:=[.A34]" office:value-type="float" office:value="1" calcext:value-type="float">
            <text:p>1</text:p>
          </table:table-cell>
          <table:table-cell table:style-name="ce28" office:value-type="float" office:value="1470871" calcext:value-type="float">
            <text:p>1470871</text:p>
          </table:table-cell>
          <table:table-cell table:style-name="ce33" office:value-type="float" office:value="0.314" calcext:value-type="float">
            <text:p>0,314</text:p>
          </table:table-cell>
          <table:table-cell table:style-name="ce36" table:formula="of:=IF(OR([.F34]=&quot;-&quot;; [.A34]=&quot;&quot;);&quot;&quot;;IF([.A34]=&quot;&quot;;[.G34];[.E34]*[.G34]))" office:value-type="currency" office:currency="GBP" office:value="0.314" calcext:value-type="currency">
            <text:p>£0,31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34]=&quot;-&quot;;[.A34]=&quot;&quot;);&quot;&quot;;IF([.A34]=&quot;&quot;;[.K34];[.E34]*[.K34]))">
            <text:p/>
          </table:table-cell>
          <table:table-cell table:style-name="ce52" table:formula="of:=IF([.E34]&lt;&gt;&quot;&quot;; IF([.F34]&lt;&gt;&quot;-&quot; ; IF([.L34] &gt; [.H34]*[.$M$1];[.H34]*[.$M$1];[.L34]);[.L34]);&quot;&quot;)" office:value-type="currency" office:currency="EUR" office:value="0.37509498" calcext:value-type="currency">
            <text:p>0,375 €</text:p>
          </table:table-cell>
          <table:table-cell table:style-name="ce53"/>
          <table:table-cell table:style-name="ce53" table:formula="of:=IF(OR([.N34]&lt;&gt;&quot;&quot;;[.C34]=&quot;Not installed&quot;);&quot;&quot;;[.E34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S3705-33D</text:p>
          </table:table-cell>
          <table:table-cell table:style-name="ce16" office:value-type="string" calcext:value-type="string">
            <text:p>SOIC-8</text:p>
          </table:table-cell>
          <table:table-cell table:style-name="ce22" office:value-type="string" calcext:value-type="string">
            <text:p>IC32</text:p>
          </table:table-cell>
          <table:table-cell table:style-name="ce26" table:formula="of:=[.A35]" office:value-type="float" office:value="1" calcext:value-type="float">
            <text:p>1</text:p>
          </table:table-cell>
          <table:table-cell table:style-name="ce29" office:value-type="string" calcext:value-type="string">
            <text:p>2296066</text:p>
          </table:table-cell>
          <table:table-cell table:style-name="ce34" office:value-type="float" office:value="0.812" calcext:value-type="float">
            <text:p>0,812</text:p>
          </table:table-cell>
          <table:table-cell table:style-name="ce37" table:formula="of:=IF(OR([.F35]=&quot;-&quot;; [.E35]=&quot;&quot;);&quot;&quot;;[.E35]*[.G35])" office:value-type="currency" office:currency="GBP" office:value="0.812" calcext:value-type="currency">
            <text:p>£0,81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35]=&quot;-&quot;;[.E35]=&quot;&quot;);&quot;&quot;;[.E35]*[.K35])">
            <text:p/>
          </table:table-cell>
          <table:table-cell table:style-name="ce52" table:formula="of:=IF([.E35]&lt;&gt;&quot;&quot;; IF([.F35]&lt;&gt;&quot;-&quot; ; IF([.L35] &gt; [.H35]*[.$M$1];[.H35]*[.$M$1];[.L35]);[.L35]);&quot;&quot;)" office:value-type="currency" office:currency="EUR" office:value="0.96999084" calcext:value-type="currency">
            <text:p>0,970 €</text:p>
          </table:table-cell>
          <table:table-cell table:style-name="ce4"/>
          <table:table-cell table:style-name="ce55" table:formula="of:=IF(OR([.N35]&lt;&gt;&quot;&quot;;[.C35]=&quot;Not installed&quot;);&quot;&quot;;[.E35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15" office:value-type="string" calcext:value-type="string">
            <text:p>SOT-23</text:p>
          </table:table-cell>
          <table:table-cell table:style-name="ce21" office:value-type="string" calcext:value-type="string">
            <text:p>IC33</text:p>
          </table:table-cell>
          <table:table-cell table:style-name="ce25" table:formula="of:=[.A36]" office:value-type="float" office:value="1" calcext:value-type="float">
            <text:p>1</text:p>
          </table:table-cell>
          <table:table-cell table:style-name="ce28" office:value-type="float" office:value="2499914" calcext:value-type="float">
            <text:p>2499914</text:p>
          </table:table-cell>
          <table:table-cell table:style-name="ce33" office:value-type="float" office:value="0.334" calcext:value-type="float">
            <text:p>0,334</text:p>
          </table:table-cell>
          <table:table-cell table:style-name="ce36" table:formula="of:=IF(OR([.F36]=&quot;-&quot;; [.E36]=&quot;&quot;);&quot;&quot;;[.E36]*[.G36])" office:value-type="currency" office:currency="GBP" office:value="0.334" calcext:value-type="currency">
            <text:p>£0,33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36]=&quot;-&quot;;[.E36]=&quot;&quot;);&quot;&quot;;[.E36]*[.K36])">
            <text:p/>
          </table:table-cell>
          <table:table-cell table:style-name="ce52" table:formula="of:=IF([.E36]&lt;&gt;&quot;&quot;; IF([.F36]&lt;&gt;&quot;-&quot; ; IF([.L36] &gt; [.H36]*[.$M$1];[.H36]*[.$M$1];[.L36]);[.L36]);&quot;&quot;)" office:value-type="currency" office:currency="EUR" office:value="0.39898638" calcext:value-type="currency">
            <text:p>0,399 €</text:p>
          </table:table-cell>
          <table:table-cell table:style-name="ce53"/>
          <table:table-cell table:style-name="ce53" table:formula="of:=IF(OR([.N36]&lt;&gt;&quot;&quot;;[.C36]=&quot;Not installed&quot;);&quot;&quot;;[.E36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N74LVC2G02DCTR</text:p>
          </table:table-cell>
          <table:table-cell table:style-name="ce16" office:value-type="string" calcext:value-type="string">
            <text:p>SSOP-8</text:p>
          </table:table-cell>
          <table:table-cell table:style-name="ce22" office:value-type="string" calcext:value-type="string">
            <text:p>IC34</text:p>
          </table:table-cell>
          <table:table-cell table:style-name="ce26" table:formula="of:=[.A37]" office:value-type="float" office:value="1" calcext:value-type="float">
            <text:p>1</text:p>
          </table:table-cell>
          <table:table-cell table:style-name="ce29" office:value-type="string" calcext:value-type="string">
            <text:p>1236358</text:p>
          </table:table-cell>
          <table:table-cell table:style-name="ce34" office:value-type="float" office:value="0.36" calcext:value-type="float">
            <text:p>0,360</text:p>
          </table:table-cell>
          <table:table-cell table:style-name="ce37" table:formula="of:=IF(OR([.F37]=&quot;-&quot;; [.E37]=&quot;&quot;);&quot;&quot;;[.E37]*[.G37])" office:value-type="currency" office:currency="GBP" office:value="0.36" calcext:value-type="currency">
            <text:p>£0,36</text:p>
          </table:table-cell>
          <table:table-cell table:style-name="ce40"/>
          <table:table-cell table:style-name="ce42" office:value-type="string" calcext:value-type="string">
            <text:p>SN74LVC2G02DCTR</text:p>
          </table:table-cell>
          <table:table-cell table:style-name="ce34" office:value-type="float" office:value="0.02359" calcext:value-type="float">
            <text:p>0,024</text:p>
          </table:table-cell>
          <table:table-cell table:style-name="ce47" table:formula="of:=IF(OR([.J37]=&quot;-&quot;;[.E37]=&quot;&quot;);&quot;&quot;;[.E37]*[.K37])" office:value-type="currency" office:currency="EUR" office:value="0.02359" calcext:value-type="currency">
            <text:p>0,02 €</text:p>
          </table:table-cell>
          <table:table-cell table:style-name="ce52" table:formula="of:=IF([.E37]&lt;&gt;&quot;&quot;; IF([.F37]&lt;&gt;&quot;-&quot; ; IF([.L37] &gt; [.H37]*[.$M$1];[.H37]*[.$M$1];[.L37]);[.L37]);&quot;&quot;)" office:value-type="currency" office:currency="EUR" office:value="0.02359" calcext:value-type="currency">
            <text:p>0,024 €</text:p>
          </table:table-cell>
          <table:table-cell table:style-name="ce4"/>
          <table:table-cell table:style-name="ce55" table:formula="of:=IF(OR([.N37]&lt;&gt;&quot;&quot;;[.C37]=&quot;Not installed&quot;);&quot;&quot;;[.E37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JP4, JP5, JP6, JP7, JP8</text:p>
          </table:table-cell>
          <table:table-cell table:style-name="ce25" table:formula="of:=[.A38]" office:value-type="float" office:value="5" calcext:value-type="float">
            <text:p>5</text:p>
          </table:table-cell>
          <table:table-cell table:style-name="ce28" office:value-type="float" office:value="9233750" calcext:value-type="float">
            <text:p>9233750</text:p>
          </table:table-cell>
          <table:table-cell table:style-name="ce33" office:value-type="float" office:value="0.0071" calcext:value-type="float">
            <text:p>0,007</text:p>
          </table:table-cell>
          <table:table-cell table:style-name="ce36" table:formula="of:=IF(OR([.F38]=&quot;-&quot;; [.E38]=&quot;&quot;);&quot;&quot;;[.E38]*[.G38])" office:value-type="currency" office:currency="GBP" office:value="0.0355" calcext:value-type="currency">
            <text:p>£0,04</text:p>
          </table:table-cell>
          <table:table-cell table:style-name="ce39"/>
          <table:table-cell table:style-name="ce21" office:value-type="string" calcext:value-type="string">
            <text:p>SMD0805-0R </text:p>
          </table:table-cell>
          <table:table-cell table:style-name="ce33" office:value-type="float" office:value="0.0583" calcext:value-type="float">
            <text:p>0,058</text:p>
          </table:table-cell>
          <table:table-cell table:style-name="ce46" table:formula="of:=IF(OR([.J38]=&quot;-&quot;;[.E38]=&quot;&quot;);&quot;&quot;;[.E38]*[.K38])" office:value-type="currency" office:currency="EUR" office:value="0.2915" calcext:value-type="currency">
            <text:p>0,29 €</text:p>
          </table:table-cell>
          <table:table-cell table:style-name="ce52" table:formula="of:=IF([.E38]&lt;&gt;&quot;&quot;; IF([.F38]&lt;&gt;&quot;-&quot; ; IF([.L38] &gt; [.H38]*[.$M$1];[.H38]*[.$M$1];[.L38]);[.L38]);&quot;&quot;)" office:value-type="currency" office:currency="EUR" office:value="0.042407235" calcext:value-type="currency">
            <text:p>0,042 €</text:p>
          </table:table-cell>
          <table:table-cell table:style-name="ce53"/>
          <table:table-cell table:style-name="ce53" table:formula="of:=IF(OR([.N38]&lt;&gt;&quot;&quot;;[.C38]=&quot;Not installed&quot;);&quot;&quot;;[.E38])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T424005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26" table:formula="of:=[.A39]" office:value-type="float" office:value="2" calcext:value-type="float">
            <text:p>2</text:p>
          </table:table-cell>
          <table:table-cell table:style-name="ce29" office:value-type="float" office:value="9950168" calcext:value-type="float">
            <text:p>9950168</text:p>
          </table:table-cell>
          <table:table-cell table:style-name="ce34" office:value-type="float" office:value="2.43" calcext:value-type="float">
            <text:p>2,430</text:p>
          </table:table-cell>
          <table:table-cell table:style-name="ce37" table:formula="of:=IF(OR([.F39]=&quot;-&quot;; [.E39]=&quot;&quot;);&quot;&quot;;[.E39]*[.G39])" office:value-type="currency" office:currency="GBP" office:value="4.86" calcext:value-type="currency">
            <text:p>£4,86</text:p>
          </table:table-cell>
          <table:table-cell table:style-name="ce40"/>
          <table:table-cell table:style-name="ce42" office:value-type="string" calcext:value-type="string">
            <text:p>RT424005</text:p>
          </table:table-cell>
          <table:table-cell table:style-name="ce34" office:value-type="float" office:value="1.26" calcext:value-type="float">
            <text:p>1,260</text:p>
          </table:table-cell>
          <table:table-cell table:style-name="ce47" table:formula="of:=IF(OR([.J39]=&quot;-&quot;;[.E39]=&quot;&quot;);&quot;&quot;;[.E39]*[.K39])" office:value-type="currency" office:currency="EUR" office:value="2.52" calcext:value-type="currency">
            <text:p>2,52 €</text:p>
          </table:table-cell>
          <table:table-cell table:style-name="ce52" table:formula="of:=IF([.E39]&lt;&gt;&quot;&quot;; IF([.F39]&lt;&gt;&quot;-&quot; ; IF([.L39] &gt; [.H39]*[.$M$1];[.H39]*[.$M$1];[.L39]);[.L39]);&quot;&quot;)" office:value-type="currency" office:currency="EUR" office:value="2.52" calcext:value-type="currency">
            <text:p>2,520 €</text:p>
          </table:table-cell>
          <table:table-cell table:style-name="ce4" table:formula="of:=[.E39]" office:value-type="float" office:value="2" calcext:value-type="float">
            <text:p>2</text:p>
          </table:table-cell>
          <table:table-cell table:style-name="ce55" table:formula="of:=IF(OR([.N39]&lt;&gt;&quot;&quot;;[.C39]=&quot;Not installed&quot;);&quot;&quot;;[.E39])">
            <text:p/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15" office:value-type="string" calcext:value-type="string">
            <text:p>SMD, relay</text:p>
          </table:table-cell>
          <table:table-cell table:style-name="ce21" office:value-type="string" calcext:value-type="string">
            <text:p>K_S1, K_S2</text:p>
          </table:table-cell>
          <table:table-cell table:style-name="ce25" table:formula="of:=[.A40]" office:value-type="float" office:value="2" calcext:value-type="float">
            <text:p>2</text:p>
          </table:table-cell>
          <table:table-cell table:style-name="ce28" office:value-type="float" office:value="4446185" calcext:value-type="float">
            <text:p>4446185</text:p>
          </table:table-cell>
          <table:table-cell table:style-name="ce33" office:value-type="float" office:value="2.81" calcext:value-type="float">
            <text:p>2,810</text:p>
          </table:table-cell>
          <table:table-cell table:style-name="ce36" table:formula="of:=IF(OR([.F40]=&quot;-&quot;; [.E40]=&quot;&quot;);&quot;&quot;;[.E40]*[.G40])" office:value-type="currency" office:currency="GBP" office:value="5.62" calcext:value-type="currency">
            <text:p>£5,62</text:p>
          </table:table-cell>
          <table:table-cell table:style-name="ce39"/>
          <table:table-cell table:style-name="ce21" office:value-type="string" calcext:value-type="string">
            <text:p>G6K-2F-5DC</text:p>
          </table:table-cell>
          <table:table-cell table:style-name="ce33" office:value-type="float" office:value="2.49" calcext:value-type="float">
            <text:p>2,490</text:p>
          </table:table-cell>
          <table:table-cell table:style-name="ce46" table:formula="of:=IF(OR([.J40]=&quot;-&quot;;[.E40]=&quot;&quot;);&quot;&quot;;[.E40]*[.K40])" office:value-type="currency" office:currency="EUR" office:value="4.98" calcext:value-type="currency">
            <text:p>4,98 €</text:p>
          </table:table-cell>
          <table:table-cell table:style-name="ce52" table:formula="of:=IF([.E40]&lt;&gt;&quot;&quot;; IF([.F40]&lt;&gt;&quot;-&quot; ; IF([.L40] &gt; [.H40]*[.$M$1];[.H40]*[.$M$1];[.L40]);[.L40]);&quot;&quot;)" office:value-type="currency" office:currency="EUR" office:value="4.98" calcext:value-type="currency">
            <text:p>4,980 €</text:p>
          </table:table-cell>
          <table:table-cell table:style-name="ce53"/>
          <table:table-cell table:style-name="ce53" table:formula="of:=IF(OR([.N40]&lt;&gt;&quot;&quot;;[.C40]=&quot;Not installed&quot;);&quot;&quot;;[.E40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FT_320QVT</text:p>
          </table:table-cell>
          <table:table-cell table:style-name="ce16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26" table:formula="of:=[.A41]" office:value-type="float" office:value="1" calcext:value-type="float">
            <text:p>1</text:p>
          </table:table-cell>
          <table:table-cell table:style-name="ce29" office:value-type="string" calcext:value-type="string">
            <text:p>7992033</text:p>
          </table:table-cell>
          <table:table-cell table:style-name="ce34" office:value-type="float" office:value="2.04" calcext:value-type="float">
            <text:p>2,040</text:p>
          </table:table-cell>
          <table:table-cell table:style-name="ce37" table:formula="of:=IF(OR([.F41]=&quot;-&quot;; [.E41]=&quot;&quot;);&quot;&quot;;[.E41]*[.G41])" office:value-type="currency" office:currency="GBP" office:value="2.04" calcext:value-type="currency">
            <text:p>£2,04</text:p>
          </table:table-cell>
          <table:table-cell table:style-name="ce40"/>
          <table:table-cell table:style-name="ce42" office:value-type="string" calcext:value-type="string">
            <text:p>ZL262-40DG</text:p>
          </table:table-cell>
          <table:table-cell table:style-name="ce34" office:value-type="float" office:value="0.3215" calcext:value-type="float">
            <text:p>0,322</text:p>
          </table:table-cell>
          <table:table-cell table:style-name="ce47" table:formula="of:=IF(OR([.J41]=&quot;-&quot;;[.E41]=&quot;&quot;);&quot;&quot;;[.E41]*[.K41])" office:value-type="currency" office:currency="EUR" office:value="0.3215" calcext:value-type="currency">
            <text:p>0,32 €</text:p>
          </table:table-cell>
          <table:table-cell table:style-name="ce52" table:formula="of:=IF([.E41]&lt;&gt;&quot;&quot;; IF([.F41]&lt;&gt;&quot;-&quot; ; IF([.L41] &gt; [.H41]*[.$M$1];[.H41]*[.$M$1];[.L41]);[.L41]);&quot;&quot;)" office:value-type="currency" office:currency="EUR" office:value="0.3215" calcext:value-type="currency">
            <text:p>0,322 €</text:p>
          </table:table-cell>
          <table:table-cell table:style-name="ce4" table:formula="of:=[.E41]" office:value-type="float" office:value="1" calcext:value-type="float">
            <text:p>1</text:p>
          </table:table-cell>
          <table:table-cell table:style-name="ce55" table:formula="of:=IF(OR([.N41]&lt;&gt;&quot;&quot;;[.C41]=&quot;Not installed&quot;);&quot;&quot;;[.E41])">
            <text:p/>
          </table:table-cell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LED_CC1, LED_CC2, LED_PROG1, LED_PROG2, LED_SP</text:p>
          </table:table-cell>
          <table:table-cell table:style-name="ce25" table:formula="of:=[.A42]" office:value-type="float" office:value="5" calcext:value-type="float">
            <text:p>5</text:p>
          </table:table-cell>
          <table:table-cell table:style-name="ce28" office:value-type="float" office:value="5790840" calcext:value-type="float">
            <text:p>5790840</text:p>
          </table:table-cell>
          <table:table-cell table:style-name="ce33" office:value-type="float" office:value="0.144" calcext:value-type="float">
            <text:p>0,144</text:p>
          </table:table-cell>
          <table:table-cell table:style-name="ce36" table:formula="of:=IF(OR([.F42]=&quot;-&quot;; [.E42]=&quot;&quot;);&quot;&quot;;[.E42]*[.G42])" office:value-type="currency" office:currency="GBP" office:value="0.72" calcext:value-type="currency">
            <text:p>£0,72</text:p>
          </table:table-cell>
          <table:table-cell table:style-name="ce39"/>
          <table:table-cell table:style-name="ce21" office:value-type="string" calcext:value-type="string">
            <text:p>HSMH-C170</text:p>
          </table:table-cell>
          <table:table-cell table:style-name="ce33" office:value-type="float" office:value="0.056" calcext:value-type="float">
            <text:p>0,056</text:p>
          </table:table-cell>
          <table:table-cell table:style-name="ce46" table:formula="of:=IF(OR([.J42]=&quot;-&quot;;[.E42]=&quot;&quot;);&quot;&quot;;[.E42]*[.K42])" office:value-type="currency" office:currency="EUR" office:value="0.28" calcext:value-type="currency">
            <text:p>0,28 €</text:p>
          </table:table-cell>
          <table:table-cell table:style-name="ce52" table:formula="of:=IF([.E42]&lt;&gt;&quot;&quot;; IF([.F42]&lt;&gt;&quot;-&quot; ; IF([.L42] &gt; [.H42]*[.$M$1];[.H42]*[.$M$1];[.L42]);[.L42]);&quot;&quot;)" office:value-type="currency" office:currency="EUR" office:value="0.28" calcext:value-type="currency">
            <text:p>0,280 €</text:p>
          </table:table-cell>
          <table:table-cell table:style-name="ce53"/>
          <table:table-cell table:style-name="ce53" table:formula="of:=IF(OR([.N42]&lt;&gt;&quot;&quot;;[.C42]=&quot;Not installed&quot;);&quot;&quot;;[.E42])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SMY-C170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26" table:formula="of:=[.A43]" office:value-type="float" office:value="4" calcext:value-type="float">
            <text:p>4</text:p>
          </table:table-cell>
          <table:table-cell table:style-name="ce29" office:value-type="string" calcext:value-type="string">
            <text:p>5790876</text:p>
          </table:table-cell>
          <table:table-cell table:style-name="ce34" office:value-type="float" office:value="0.144" calcext:value-type="float">
            <text:p>0,144</text:p>
          </table:table-cell>
          <table:table-cell table:style-name="ce37" table:formula="of:=IF(OR([.F43]=&quot;-&quot;; [.E43]=&quot;&quot;);&quot;&quot;;[.E43]*[.G43])" office:value-type="currency" office:currency="GBP" office:value="0.576" calcext:value-type="currency">
            <text:p>£0,58</text:p>
          </table:table-cell>
          <table:table-cell table:style-name="ce40"/>
          <table:table-cell table:style-name="ce42" office:value-type="string" calcext:value-type="string">
            <text:p>HSMY-C170</text:p>
          </table:table-cell>
          <table:table-cell table:style-name="ce34" office:value-type="float" office:value="0.06" calcext:value-type="float">
            <text:p>0,060</text:p>
          </table:table-cell>
          <table:table-cell table:style-name="ce47" table:formula="of:=IF(OR([.J43]=&quot;-&quot;;[.E43]=&quot;&quot;);&quot;&quot;;[.E43]*[.K43])" office:value-type="currency" office:currency="EUR" office:value="0.24" calcext:value-type="currency">
            <text:p>0,24 €</text:p>
          </table:table-cell>
          <table:table-cell table:style-name="ce52" table:formula="of:=IF([.E43]&lt;&gt;&quot;&quot;; IF([.F43]&lt;&gt;&quot;-&quot; ; IF([.L43] &gt; [.H43]*[.$M$1];[.H43]*[.$M$1];[.L43]);[.L43]);&quot;&quot;)" office:value-type="currency" office:currency="EUR" office:value="0.24" calcext:value-type="currency">
            <text:p>0,240 €</text:p>
          </table:table-cell>
          <table:table-cell table:style-name="ce4"/>
          <table:table-cell table:style-name="ce55" table:formula="of:=IF(OR([.N43]&lt;&gt;&quot;&quot;;[.C43]=&quot;Not installed&quot;);&quot;&quot;;[.E43])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LED_O1, LED_O2</text:p>
          </table:table-cell>
          <table:table-cell table:style-name="ce25" table:formula="of:=[.A44]" office:value-type="float" office:value="2" calcext:value-type="float">
            <text:p>2</text:p>
          </table:table-cell>
          <table:table-cell table:style-name="ce28" office:value-type="float" office:value="5790852" calcext:value-type="float">
            <text:p>5790852</text:p>
          </table:table-cell>
          <table:table-cell table:style-name="ce33" office:value-type="float" office:value="0.147" calcext:value-type="float">
            <text:p>0,147</text:p>
          </table:table-cell>
          <table:table-cell table:style-name="ce36" table:formula="of:=IF(OR([.F44]=&quot;-&quot;; [.E44]=&quot;&quot;);&quot;&quot;;[.E44]*[.G44])" office:value-type="currency" office:currency="GBP" office:value="0.294" calcext:value-type="currency">
            <text:p>£0,29</text:p>
          </table:table-cell>
          <table:table-cell table:style-name="ce39"/>
          <table:table-cell table:style-name="ce21" office:value-type="string" calcext:value-type="string">
            <text:p>HSMG-C170</text:p>
          </table:table-cell>
          <table:table-cell table:style-name="ce33" office:value-type="float" office:value="0.0952" calcext:value-type="float">
            <text:p>0,095</text:p>
          </table:table-cell>
          <table:table-cell table:style-name="ce46" table:formula="of:=IF(OR([.J44]=&quot;-&quot;;[.E44]=&quot;&quot;);&quot;&quot;;[.E44]*[.K44])" office:value-type="currency" office:currency="EUR" office:value="0.1904" calcext:value-type="currency">
            <text:p>0,19 €</text:p>
          </table:table-cell>
          <table:table-cell table:style-name="ce52" table:formula="of:=IF([.E44]&lt;&gt;&quot;&quot;; IF([.F44]&lt;&gt;&quot;-&quot; ; IF([.L44] &gt; [.H44]*[.$M$1];[.H44]*[.$M$1];[.L44]);[.L44]);&quot;&quot;)" office:value-type="currency" office:currency="EUR" office:value="0.1904" calcext:value-type="currency">
            <text:p>0,190 €</text:p>
          </table:table-cell>
          <table:table-cell table:style-name="ce53"/>
          <table:table-cell table:style-name="ce53" table:formula="of:=IF(OR([.N44]&lt;&gt;&quot;&quot;;[.C44]=&quot;Not installed&quot;);&quot;&quot;;[.E44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SMR-C170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LED_PWR</text:p>
          </table:table-cell>
          <table:table-cell table:style-name="ce26" table:formula="of:=[.A45]" office:value-type="float" office:value="1" calcext:value-type="float">
            <text:p>1</text:p>
          </table:table-cell>
          <table:table-cell table:style-name="ce29" office:value-type="string" calcext:value-type="string">
            <text:p>5790864</text:p>
          </table:table-cell>
          <table:table-cell table:style-name="ce34" office:value-type="float" office:value="0.172" calcext:value-type="float">
            <text:p>0,172</text:p>
          </table:table-cell>
          <table:table-cell table:style-name="ce37" table:formula="of:=IF(OR([.F45]=&quot;-&quot;; [.E45]=&quot;&quot;);&quot;&quot;;[.E45]*[.G45])" office:value-type="currency" office:currency="GBP" office:value="0.172" calcext:value-type="currency">
            <text:p>£0,17</text:p>
          </table:table-cell>
          <table:table-cell table:style-name="ce40"/>
          <table:table-cell table:style-name="ce42" office:value-type="string" calcext:value-type="string">
            <text:p>HSMD-C170 </text:p>
          </table:table-cell>
          <table:table-cell table:style-name="ce34" office:value-type="float" office:value="0.0586" calcext:value-type="float">
            <text:p>0,059</text:p>
          </table:table-cell>
          <table:table-cell table:style-name="ce47" table:formula="of:=IF(OR([.J45]=&quot;-&quot;;[.E45]=&quot;&quot;);&quot;&quot;;[.E45]*[.K45])" office:value-type="currency" office:currency="EUR" office:value="0.0586" calcext:value-type="currency">
            <text:p>0,06 €</text:p>
          </table:table-cell>
          <table:table-cell table:style-name="ce52" table:formula="of:=IF([.E45]&lt;&gt;&quot;&quot;; IF([.F45]&lt;&gt;&quot;-&quot; ; IF([.L45] &gt; [.H45]*[.$M$1];[.H45]*[.$M$1];[.L45]);[.L45]);&quot;&quot;)" office:value-type="currency" office:currency="EUR" office:value="0.0586" calcext:value-type="currency">
            <text:p>0,059 €</text:p>
          </table:table-cell>
          <table:table-cell table:style-name="ce4"/>
          <table:table-cell table:style-name="ce55" table:formula="of:=IF(OR([.N45]&lt;&gt;&quot;&quot;;[.C45]=&quot;Not installed&quot;);&quot;&quot;;[.E45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15" office:value-type="string" calcext:value-type="string">
            <text:p>SOIC-4</text:p>
          </table:table-cell>
          <table:table-cell table:style-name="ce21" office:value-type="string" calcext:value-type="string">
            <text:p>OK3</text:p>
          </table:table-cell>
          <table:table-cell table:style-name="ce25" table:formula="of:=[.A46]" office:value-type="float" office:value="1" calcext:value-type="float">
            <text:p>1</text:p>
          </table:table-cell>
          <table:table-cell table:style-name="ce28" office:value-type="float" office:value="1244525" calcext:value-type="float">
            <text:p>1244525</text:p>
          </table:table-cell>
          <table:table-cell table:style-name="ce33" office:value-type="float" office:value="0.255" calcext:value-type="float">
            <text:p>0,255</text:p>
          </table:table-cell>
          <table:table-cell table:style-name="ce36" table:formula="of:=IF(OR([.F46]=&quot;-&quot;; [.E46]=&quot;&quot;);&quot;&quot;;[.E46]*[.G46])" office:value-type="currency" office:currency="GBP" office:value="0.255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HCPL-181-000E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6" table:formula="of:=IF(OR([.J46]=&quot;-&quot;;[.E46]=&quot;&quot;);&quot;&quot;;[.E46]*[.K46])" office:value-type="currency" office:currency="EUR" office:value="0.25" calcext:value-type="currency">
            <text:p>0,25 €</text:p>
          </table:table-cell>
          <table:table-cell table:style-name="ce52" table:formula="of:=IF([.E46]&lt;&gt;&quot;&quot;; IF([.F46]&lt;&gt;&quot;-&quot; ; IF([.L46] &gt; [.H46]*[.$M$1];[.H46]*[.$M$1];[.L46]);[.L46]);&quot;&quot;)" office:value-type="currency" office:currency="EUR" office:value="0.25" calcext:value-type="currency">
            <text:p>0,250 €</text:p>
          </table:table-cell>
          <table:table-cell table:style-name="ce53"/>
          <table:table-cell table:style-name="ce53" table:formula="of:=IF(OR([.N46]&lt;&gt;&quot;&quot;;[.C46]=&quot;Not installed&quot;);&quot;&quot;;[.E46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RLML2246TRPBF</text:p>
          </table:table-cell>
          <table:table-cell table:style-name="ce16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26" table:formula="of:=[.A47]" office:value-type="float" office:value="5" calcext:value-type="float">
            <text:p>5</text:p>
          </table:table-cell>
          <table:table-cell table:style-name="ce29" office:value-type="string" calcext:value-type="string">
            <text:p>1888166</text:p>
          </table:table-cell>
          <table:table-cell table:style-name="ce34" office:value-type="float" office:value="0.212" calcext:value-type="float">
            <text:p>0,212</text:p>
          </table:table-cell>
          <table:table-cell table:style-name="ce37" table:formula="of:=IF(OR([.F47]=&quot;-&quot;; [.E47]=&quot;&quot;);&quot;&quot;;[.E47]*[.G47])" office:value-type="currency" office:currency="GBP" office:value="1.06" calcext:value-type="currency">
            <text:p>£1,06</text:p>
          </table:table-cell>
          <table:table-cell table:style-name="ce40"/>
          <table:table-cell table:style-name="ce42" office:value-type="string" calcext:value-type="string">
            <text:p>IRLML2246TRPBF </text:p>
          </table:table-cell>
          <table:table-cell table:style-name="ce34" office:value-type="float" office:value="0.1" calcext:value-type="float">
            <text:p>0,100</text:p>
          </table:table-cell>
          <table:table-cell table:style-name="ce47" table:formula="of:=IF(OR([.J47]=&quot;-&quot;;[.E47]=&quot;&quot;);&quot;&quot;;[.E47]*[.K47])" office:value-type="currency" office:currency="EUR" office:value="0.5" calcext:value-type="currency">
            <text:p>0,50 €</text:p>
          </table:table-cell>
          <table:table-cell table:style-name="ce52" table:formula="of:=IF([.E47]&lt;&gt;&quot;&quot;; IF([.F47]&lt;&gt;&quot;-&quot; ; IF([.L47] &gt; [.H47]*[.$M$1];[.H47]*[.$M$1];[.L47]);[.L47]);&quot;&quot;)" office:value-type="currency" office:currency="EUR" office:value="0.5" calcext:value-type="currency">
            <text:p>0,500 €</text:p>
          </table:table-cell>
          <table:table-cell table:style-name="ce4"/>
          <table:table-cell table:style-name="ce55" table:formula="of:=IF(OR([.N47]&lt;&gt;&quot;&quot;;[.C47]=&quot;Not installed&quot;);&quot;&quot;;[.E47])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15" office:value-type="string" calcext:value-type="string">
            <text:p>SOT-23</text:p>
          </table:table-cell>
          <table:table-cell table:style-name="ce21" office:value-type="string" calcext:value-type="string">
            <text:p>Q27, Q29, Q30</text:p>
          </table:table-cell>
          <table:table-cell table:style-name="ce25" table:formula="of:=[.A48]" office:value-type="float" office:value="3" calcext:value-type="float">
            <text:p>3</text:p>
          </table:table-cell>
          <table:table-cell table:style-name="ce28" office:value-type="float" office:value="1713823" calcext:value-type="float">
            <text:p>1713823</text:p>
          </table:table-cell>
          <table:table-cell table:style-name="ce33" office:value-type="float" office:value="0.0928" calcext:value-type="float">
            <text:p>0,093</text:p>
          </table:table-cell>
          <table:table-cell table:style-name="ce36" table:formula="of:=IF(OR([.F48]=&quot;-&quot;; [.E48]=&quot;&quot;);&quot;&quot;;[.E48]*[.G48])" office:value-type="currency" office:currency="GBP" office:value="0.2784" calcext:value-type="currency">
            <text:p>£0,28</text:p>
          </table:table-cell>
          <table:table-cell table:style-name="ce39"/>
          <table:table-cell table:style-name="ce21" office:value-type="string" calcext:value-type="string">
            <text:p>2N7002LT1G</text:p>
          </table:table-cell>
          <table:table-cell table:style-name="ce33" office:value-type="float" office:value="0.019" calcext:value-type="float">
            <text:p>0,019</text:p>
          </table:table-cell>
          <table:table-cell table:style-name="ce46" table:formula="of:=IF(OR([.J48]=&quot;-&quot;;[.E48]=&quot;&quot;);&quot;&quot;;[.E48]*[.K48])" office:value-type="currency" office:currency="EUR" office:value="0.057" calcext:value-type="currency">
            <text:p>0,06 €</text:p>
          </table:table-cell>
          <table:table-cell table:style-name="ce52" table:formula="of:=IF([.E48]&lt;&gt;&quot;&quot;; IF([.F48]&lt;&gt;&quot;-&quot; ; IF([.L48] &gt; [.H48]*[.$M$1];[.H48]*[.$M$1];[.L48]);[.L48]);&quot;&quot;)" office:value-type="currency" office:currency="EUR" office:value="0.057" calcext:value-type="currency">
            <text:p>0,057 €</text:p>
          </table:table-cell>
          <table:table-cell table:style-name="ce53"/>
          <table:table-cell table:style-name="ce53" table:formula="of:=IF(OR([.N48]&lt;&gt;&quot;&quot;;[.C48]=&quot;Not installed&quot;);&quot;&quot;;[.E48])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4K7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34, R135, R137, R139, R141, R144, R145, R169, R171</text:p>
          </table:table-cell>
          <table:table-cell table:style-name="ce26" table:formula="of:=[.A49]" office:value-type="float" office:value="9" calcext:value-type="float">
            <text:p>9</text:p>
          </table:table-cell>
          <table:table-cell table:style-name="ce29" office:value-type="string" calcext:value-type="string">
            <text:p>9333266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F49]=&quot;-&quot;; [.E49]=&quot;&quot;);&quot;&quot;;[.E49]*[.G49])" office:value-type="currency" office:currency="GBP" office:value="0.144" calcext:value-type="currency">
            <text:p>£0,14</text:p>
          </table:table-cell>
          <table:table-cell table:style-name="ce40"/>
          <table:table-cell table:style-name="ce42" office:value-type="string" calcext:value-type="string">
            <text:p>RC0805FR-074K7</text:p>
          </table:table-cell>
          <table:table-cell table:style-name="ce34" office:value-type="float" office:value="0.00645" calcext:value-type="float">
            <text:p>0,006</text:p>
          </table:table-cell>
          <table:table-cell table:style-name="ce47" table:formula="of:=IF(OR([.J49]=&quot;-&quot;;[.E49]=&quot;&quot;);&quot;&quot;;[.E49]*[.K49])" office:value-type="currency" office:currency="EUR" office:value="0.05805" calcext:value-type="currency">
            <text:p>0,06 €</text:p>
          </table:table-cell>
          <table:table-cell table:style-name="ce52" table:formula="of:=IF([.E49]&lt;&gt;&quot;&quot;; IF([.F49]&lt;&gt;&quot;-&quot; ; IF([.L49] &gt; [.H49]*[.$M$1];[.H49]*[.$M$1];[.L49]);[.L49]);&quot;&quot;)" office:value-type="currency" office:currency="EUR" office:value="0.05805" calcext:value-type="currency">
            <text:p>0,058 €</text:p>
          </table:table-cell>
          <table:table-cell table:style-name="ce4"/>
          <table:table-cell table:style-name="ce55" table:formula="of:=IF(OR([.N49]&lt;&gt;&quot;&quot;;[.C49]=&quot;Not installed&quot;);&quot;&quot;;[.E49])"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36, R140</text:p>
          </table:table-cell>
          <table:table-cell table:style-name="ce25" table:formula="of:=[.A50]" office:value-type="float" office:value="2" calcext:value-type="float">
            <text:p>2</text:p>
          </table:table-cell>
          <table:table-cell table:style-name="ce28" office:value-type="float" office:value="2141629" calcext:value-type="float">
            <text:p>2141629</text:p>
          </table:table-cell>
          <table:table-cell table:style-name="ce33" office:value-type="float" office:value="0.017" calcext:value-type="float">
            <text:p>0,017</text:p>
          </table:table-cell>
          <table:table-cell table:style-name="ce36" table:formula="of:=IF(OR([.F50]=&quot;-&quot;; [.E50]=&quot;&quot;);&quot;&quot;;[.E50]*[.G50])" office:value-type="currency" office:currency="GBP" office:value="0.034" calcext:value-type="currency">
            <text:p>£0,03</text:p>
          </table:table-cell>
          <table:table-cell table:style-name="ce39"/>
          <table:table-cell table:style-name="ce21" office:value-type="string" calcext:value-type="string">
            <text:p>RC0805FR-071R </text:p>
          </table:table-cell>
          <table:table-cell table:style-name="ce33" office:value-type="float" office:value="0.00934" calcext:value-type="float">
            <text:p>0,009</text:p>
          </table:table-cell>
          <table:table-cell table:style-name="ce46" table:formula="of:=IF(OR([.J50]=&quot;-&quot;;[.E50]=&quot;&quot;);&quot;&quot;;[.E50]*[.K50])" office:value-type="currency" office:currency="EUR" office:value="0.01868" calcext:value-type="currency">
            <text:p>0,02 €</text:p>
          </table:table-cell>
          <table:table-cell table:style-name="ce52" table:formula="of:=IF([.E50]&lt;&gt;&quot;&quot;; IF([.F50]&lt;&gt;&quot;-&quot; ; IF([.L50] &gt; [.H50]*[.$M$1];[.H50]*[.$M$1];[.L50]);[.L50]);&quot;&quot;)" office:value-type="currency" office:currency="EUR" office:value="0.01868" calcext:value-type="currency">
            <text:p>0,019 €</text:p>
          </table:table-cell>
          <table:table-cell table:style-name="ce53"/>
          <table:table-cell table:style-name="ce53" table:formula="of:=IF(OR([.N50]&lt;&gt;&quot;&quot;;[.C50]=&quot;Not installed&quot;);&quot;&quot;;[.E50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K8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38, R159</text:p>
          </table:table-cell>
          <table:table-cell table:style-name="ce26" table:formula="of:=[.A51]" office:value-type="float" office:value="2" calcext:value-type="float">
            <text:p>2</text:p>
          </table:table-cell>
          <table:table-cell table:style-name="ce29" office:value-type="float" office:value="2447595" calcext:value-type="float">
            <text:p>2447595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51]=&quot;-&quot;; [.E51]=&quot;&quot;);&quot;&quot;;[.E51]*[.G51])" office:value-type="currency" office:currency="GBP" office:value="0.0098" calcext:value-type="currency">
            <text:p>£0,01</text:p>
          </table:table-cell>
          <table:table-cell table:style-name="ce40"/>
          <table:table-cell table:style-name="ce42" office:value-type="string" calcext:value-type="string">
            <text:p>SMD0805-1K8-1% </text:p>
          </table:table-cell>
          <table:table-cell table:style-name="ce34" office:value-type="float" office:value="0.00817" calcext:value-type="float">
            <text:p>0,008</text:p>
          </table:table-cell>
          <table:table-cell table:style-name="ce47" table:formula="of:=IF(OR([.J51]=&quot;-&quot;;[.E51]=&quot;&quot;);&quot;&quot;;[.E51]*[.K51])" office:value-type="currency" office:currency="EUR" office:value="0.01634" calcext:value-type="currency">
            <text:p>0,02 €</text:p>
          </table:table-cell>
          <table:table-cell table:style-name="ce52" table:formula="of:=IF([.E51]&lt;&gt;&quot;&quot;; IF([.F51]&lt;&gt;&quot;-&quot; ; IF([.L51] &gt; [.H51]*[.$M$1];[.H51]*[.$M$1];[.L51]);[.L51]);&quot;&quot;)" office:value-type="currency" office:currency="EUR" office:value="0.011706786" calcext:value-type="currency">
            <text:p>0,012 €</text:p>
          </table:table-cell>
          <table:table-cell table:style-name="ce4"/>
          <table:table-cell table:style-name="ce55" table:formula="of:=IF(OR([.N51]&lt;&gt;&quot;&quot;;[.C51]=&quot;Not installed&quot;);&quot;&quot;;[.E51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8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42, R155, R156, R158</text:p>
          </table:table-cell>
          <table:table-cell table:style-name="ce25" table:formula="of:=[.A52]" office:value-type="float" office:value="4" calcext:value-type="float">
            <text:p>4</text:p>
          </table:table-cell>
          <table:table-cell table:style-name="ce28" office:value-type="float" office:value="2447583" calcext:value-type="float">
            <text:p>2447583</text:p>
          </table:table-cell>
          <table:table-cell table:style-name="ce33" office:value-type="float" office:value="0.005" calcext:value-type="float">
            <text:p>0,005</text:p>
          </table:table-cell>
          <table:table-cell table:style-name="ce36" table:formula="of:=IF(OR([.F52]=&quot;-&quot;; [.E52]=&quot;&quot;);&quot;&quot;;[.E52]*[.G52])" office:value-type="currency" office:currency="GBP" office:value="0.02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SMD0805-180R-1%</text:p>
          </table:table-cell>
          <table:table-cell table:style-name="ce33" office:value-type="float" office:value="0.00807" calcext:value-type="float">
            <text:p>0,008</text:p>
          </table:table-cell>
          <table:table-cell table:style-name="ce46" table:formula="of:=IF(OR([.J52]=&quot;-&quot;;[.E52]=&quot;&quot;);&quot;&quot;;[.E52]*[.K52])" office:value-type="currency" office:currency="EUR" office:value="0.03228" calcext:value-type="currency">
            <text:p>0,03 €</text:p>
          </table:table-cell>
          <table:table-cell table:style-name="ce52" table:formula="of:=IF([.E52]&lt;&gt;&quot;&quot;; IF([.F52]&lt;&gt;&quot;-&quot; ; IF([.L52] &gt; [.H52]*[.$M$1];[.H52]*[.$M$1];[.L52]);[.L52]);&quot;&quot;)" office:value-type="currency" office:currency="EUR" office:value="0.0238914" calcext:value-type="currency">
            <text:p>0,024 €</text:p>
          </table:table-cell>
          <table:table-cell table:style-name="ce53"/>
          <table:table-cell table:style-name="ce53" table:formula="of:=IF(OR([.N52]&lt;&gt;&quot;&quot;;[.C52]=&quot;Not installed&quot;);&quot;&quot;;[.E52])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26" table:formula="of:=[.A53]" office:value-type="float" office:value="2" calcext:value-type="float">
            <text:p>2</text:p>
          </table:table-cell>
          <table:table-cell table:style-name="ce29" office:value-type="float" office:value="2352619" calcext:value-type="float">
            <text:p>2352619</text:p>
          </table:table-cell>
          <table:table-cell table:style-name="ce34" office:value-type="float" office:value="0.0627" calcext:value-type="float">
            <text:p>0,063</text:p>
          </table:table-cell>
          <table:table-cell table:style-name="ce37" table:formula="of:=IF(OR([.F53]=&quot;-&quot;; [.E53]=&quot;&quot;);&quot;&quot;;[.E53]*[.G53])" office:value-type="currency" office:currency="GBP" office:value="0.1254" calcext:value-type="currency">
            <text:p>£0,13</text:p>
          </table:table-cell>
          <table:table-cell table:style-name="ce40"/>
          <table:table-cell table:style-name="ce42" office:value-type="string" calcext:value-type="string">
            <text:p>SMD0805-100K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J53]=&quot;-&quot;;[.E53]=&quot;&quot;);&quot;&quot;;[.E53]*[.K53])" office:value-type="currency" office:currency="EUR" office:value="0.01614" calcext:value-type="currency">
            <text:p>0,02 €</text:p>
          </table:table-cell>
          <table:table-cell table:style-name="ce52" table:formula="of:=IF([.E53]&lt;&gt;&quot;&quot;; IF([.F53]&lt;&gt;&quot;-&quot; ; IF([.L53] &gt; [.H53]*[.$M$1];[.H53]*[.$M$1];[.L53]);[.L53]);&quot;&quot;)" office:value-type="currency" office:currency="EUR" office:value="0.01614" calcext:value-type="currency">
            <text:p>0,016 €</text:p>
          </table:table-cell>
          <table:table-cell table:style-name="ce4"/>
          <table:table-cell table:style-name="ce55" table:formula="of:=IF(OR([.N53]&lt;&gt;&quot;&quot;;[.C53]=&quot;Not installed&quot;);&quot;&quot;;[.E53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49R9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46, R148, R149, R150</text:p>
          </table:table-cell>
          <table:table-cell table:style-name="ce25" table:formula="of:=[.A54]" office:value-type="float" office:value="4" calcext:value-type="float">
            <text:p>4</text:p>
          </table:table-cell>
          <table:table-cell table:style-name="ce28" office:value-type="string" calcext:value-type="string">
            <text:p>2141727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54]=&quot;-&quot;; [.E54]=&quot;&quot;);&quot;&quot;;[.E54]*[.G54])" office:value-type="currency" office:currency="GBP" office:value="0.064" calcext:value-type="currency">
            <text:p>£0,06</text:p>
          </table:table-cell>
          <table:table-cell table:style-name="ce39"/>
          <table:table-cell table:style-name="ce21" office:value-type="string" calcext:value-type="string">
            <text:p>RC0805FR-0749R9 </text:p>
          </table:table-cell>
          <table:table-cell table:style-name="ce33" office:value-type="float" office:value="0.00714" calcext:value-type="float">
            <text:p>0,007</text:p>
          </table:table-cell>
          <table:table-cell table:style-name="ce46" table:formula="of:=IF(OR([.J54]=&quot;-&quot;;[.E54]=&quot;&quot;);&quot;&quot;;[.E54]*[.K54])" office:value-type="currency" office:currency="EUR" office:value="0.02856" calcext:value-type="currency">
            <text:p>0,03 €</text:p>
          </table:table-cell>
          <table:table-cell table:style-name="ce52" table:formula="of:=IF([.E54]&lt;&gt;&quot;&quot;; IF([.F54]&lt;&gt;&quot;-&quot; ; IF([.L54] &gt; [.H54]*[.$M$1];[.H54]*[.$M$1];[.L54]);[.L54]);&quot;&quot;)" office:value-type="currency" office:currency="EUR" office:value="0.02856" calcext:value-type="currency">
            <text:p>0,029 €</text:p>
          </table:table-cell>
          <table:table-cell table:style-name="ce53"/>
          <table:table-cell table:style-name="ce53" table:formula="of:=IF(OR([.N54]&lt;&gt;&quot;&quot;;[.C54]=&quot;Not installed&quot;);&quot;&quot;;[.E54])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1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26" table:formula="of:=[.A55]" office:value-type="float" office:value="5" calcext:value-type="float">
            <text:p>5</text:p>
          </table:table-cell>
          <table:table-cell table:style-name="ce29" office:value-type="float" office:value="9237755" calcext:value-type="float">
            <text:p>9237755</text:p>
          </table:table-cell>
          <table:table-cell table:style-name="ce34" office:value-type="float" office:value="0.0091" calcext:value-type="float">
            <text:p>0,009</text:p>
          </table:table-cell>
          <table:table-cell table:style-name="ce37" table:formula="of:=IF(OR([.F55]=&quot;-&quot;; [.E55]=&quot;&quot;);&quot;&quot;;[.E55]*[.G55])" office:value-type="currency" office:currency="GBP" office:value="0.0455" calcext:value-type="currency">
            <text:p>£0,05</text:p>
          </table:table-cell>
          <table:table-cell table:style-name="ce40"/>
          <table:table-cell table:style-name="ce42" office:value-type="string" calcext:value-type="string">
            <text:p>RC0805FR-0710K </text:p>
          </table:table-cell>
          <table:table-cell table:style-name="ce34" office:value-type="float" office:value="0.00664" calcext:value-type="float">
            <text:p>0,007</text:p>
          </table:table-cell>
          <table:table-cell table:style-name="ce47" table:formula="of:=IF(OR([.J55]=&quot;-&quot;;[.E55]=&quot;&quot;);&quot;&quot;;[.E55]*[.K55])" office:value-type="currency" office:currency="EUR" office:value="0.0332" calcext:value-type="currency">
            <text:p>0,03 €</text:p>
          </table:table-cell>
          <table:table-cell table:style-name="ce52" table:formula="of:=IF([.E55]&lt;&gt;&quot;&quot;; IF([.F55]&lt;&gt;&quot;-&quot; ; IF([.L55] &gt; [.H55]*[.$M$1];[.H55]*[.$M$1];[.L55]);[.L55]);&quot;&quot;)" office:value-type="currency" office:currency="EUR" office:value="0.0332" calcext:value-type="currency">
            <text:p>0,033 €</text:p>
          </table:table-cell>
          <table:table-cell table:style-name="ce4"/>
          <table:table-cell table:style-name="ce55" table:formula="of:=IF(OR([.N55]&lt;&gt;&quot;&quot;;[.C55]=&quot;Not installed&quot;);&quot;&quot;;[.E55])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5" office:value-type="string" calcext:value-type="string">
            <text:p>1206</text:p>
          </table:table-cell>
          <table:table-cell table:style-name="ce21" office:value-type="string" calcext:value-type="string">
            <text:p>R151</text:p>
          </table:table-cell>
          <table:table-cell table:style-name="ce25" table:formula="of:=[.A56]" office:value-type="float" office:value="1" calcext:value-type="float">
            <text:p>1</text:p>
          </table:table-cell>
          <table:table-cell table:style-name="ce28" office:value-type="string" calcext:value-type="string">
            <text:p>9236643</text:p>
          </table:table-cell>
          <table:table-cell table:style-name="ce33" office:value-type="float" office:value="0.0132" calcext:value-type="float">
            <text:p>0,013</text:p>
          </table:table-cell>
          <table:table-cell table:style-name="ce36" table:formula="of:=IF(OR([.F56]=&quot;-&quot;; [.E56]=&quot;&quot;);&quot;&quot;;[.E56]*[.G56])" office:value-type="currency" office:currency="GBP" office:value="0.0132" calcext:value-type="currency">
            <text:p>£0,01</text:p>
          </table:table-cell>
          <table:table-cell table:style-name="ce39"/>
          <table:table-cell table:style-name="ce21" office:value-type="string" calcext:value-type="string">
            <text:p>CRCW120610R0FKTABC</text:p>
          </table:table-cell>
          <table:table-cell table:style-name="ce33" office:value-type="float" office:value="0.0137" calcext:value-type="float">
            <text:p>0,014</text:p>
          </table:table-cell>
          <table:table-cell table:style-name="ce46" table:formula="of:=IF(OR([.J56]=&quot;-&quot;;[.E56]=&quot;&quot;);&quot;&quot;;[.E56]*[.K56])" office:value-type="currency" office:currency="EUR" office:value="0.0137" calcext:value-type="currency">
            <text:p>0,01 €</text:p>
          </table:table-cell>
          <table:table-cell table:style-name="ce52" table:formula="of:=IF([.E56]&lt;&gt;&quot;&quot;; IF([.F56]&lt;&gt;&quot;-&quot; ; IF([.L56] &gt; [.H56]*[.$M$1];[.H56]*[.$M$1];[.L56]);[.L56]);&quot;&quot;)" office:value-type="currency" office:currency="EUR" office:value="0.0137" calcext:value-type="currency">
            <text:p>0,014 €</text:p>
          </table:table-cell>
          <table:table-cell table:style-name="ce53"/>
          <table:table-cell table:style-name="ce53" table:formula="of:=IF(OR([.N56]&lt;&gt;&quot;&quot;;[.C56]=&quot;Not installed&quot;);&quot;&quot;;[.E56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K4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52</text:p>
          </table:table-cell>
          <table:table-cell table:style-name="ce26" table:formula="of:=[.A57]" office:value-type="float" office:value="1" calcext:value-type="float">
            <text:p>1</text:p>
          </table:table-cell>
          <table:table-cell table:style-name="ce29" office:value-type="float" office:value="2141850" calcext:value-type="float">
            <text:p>2141850</text:p>
          </table:table-cell>
          <table:table-cell table:style-name="ce34" office:value-type="float" office:value="0.0018" calcext:value-type="float">
            <text:p>0,002</text:p>
          </table:table-cell>
          <table:table-cell table:style-name="ce37" table:formula="of:=IF(OR([.F57]=&quot;-&quot;; [.E57]=&quot;&quot;);&quot;&quot;;[.E57]*[.G57])" office:value-type="currency" office:currency="GBP" office:value="0.0018" calcext:value-type="currency">
            <text:p>£0,00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57]=&quot;-&quot;;[.E57]=&quot;&quot;);&quot;&quot;;[.E57]*[.K57])">
            <text:p/>
          </table:table-cell>
          <table:table-cell table:style-name="ce52" table:formula="of:=IF([.E57]&lt;&gt;&quot;&quot;; IF([.F57]&lt;&gt;&quot;-&quot; ; IF([.L57] &gt; [.H57]*[.$M$1];[.H57]*[.$M$1];[.L57]);[.L57]);&quot;&quot;)" office:value-type="currency" office:currency="EUR" office:value="0.002150226" calcext:value-type="currency">
            <text:p>0,002 €</text:p>
          </table:table-cell>
          <table:table-cell table:style-name="ce4"/>
          <table:table-cell table:style-name="ce55" table:formula="of:=IF(OR([.N57]&lt;&gt;&quot;&quot;;[.C57]=&quot;Not installed&quot;);&quot;&quot;;[.E57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75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0, R161</text:p>
          </table:table-cell>
          <table:table-cell table:style-name="ce25" table:formula="of:=[.A58]" office:value-type="float" office:value="2" calcext:value-type="float">
            <text:p>2</text:p>
          </table:table-cell>
          <table:table-cell table:style-name="ce28" office:value-type="string" calcext:value-type="string">
            <text:p>9333525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58]=&quot;-&quot;; [.E58]=&quot;&quot;);&quot;&quot;;[.E58]*[.G58])" office:value-type="currency" office:currency="GBP" office:value="0.032" calcext:value-type="currency">
            <text:p>£0,03</text:p>
          </table:table-cell>
          <table:table-cell table:style-name="ce39"/>
          <table:table-cell table:style-name="ce21" office:value-type="string" calcext:value-type="string">
            <text:p>CRCW0805750RFKTABC</text:p>
          </table:table-cell>
          <table:table-cell table:style-name="ce33" office:value-type="float" office:value="0.0116" calcext:value-type="float">
            <text:p>0,012</text:p>
          </table:table-cell>
          <table:table-cell table:style-name="ce46" table:formula="of:=IF(OR([.J58]=&quot;-&quot;;[.E58]=&quot;&quot;);&quot;&quot;;[.E58]*[.K58])" office:value-type="currency" office:currency="EUR" office:value="0.0232" calcext:value-type="currency">
            <text:p>0,02 €</text:p>
          </table:table-cell>
          <table:table-cell table:style-name="ce52" table:formula="of:=IF([.A58]&lt;&gt;&quot;&quot;; IF([.F58]&lt;&gt;&quot;-&quot; ; IF([.L58] &gt; [.H58]*[.$M$1];[.H58]*[.$M$1];[.L58]);[.L58]);&quot;&quot;)" office:value-type="currency" office:currency="EUR" office:value="0.0232" calcext:value-type="currency">
            <text:p>0,023 €</text:p>
          </table:table-cell>
          <table:table-cell table:style-name="ce53"/>
          <table:table-cell table:style-name="ce53" table:formula="of:=IF(OR([.N58]&lt;&gt;&quot;&quot;;[.C58]=&quot;Not installed&quot;);&quot;&quot;;[.E58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62, R163</text:p>
          </table:table-cell>
          <table:table-cell table:style-name="ce26" table:formula="of:=[.A59]" office:value-type="float" office:value="2" calcext:value-type="float">
            <text:p>2</text:p>
          </table:table-cell>
          <table:table-cell table:style-name="ce29" office:value-type="string" calcext:value-type="string">
            <text:p>2447664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59]=&quot;-&quot;; [.E59]=&quot;&quot;);&quot;&quot;;[.E59]*[.G59])" office:value-type="currency" office:currency="GBP" office:value="0.0098" calcext:value-type="currency">
            <text:p>£0,01</text:p>
          </table:table-cell>
          <table:table-cell table:style-name="ce40"/>
          <table:table-cell table:style-name="ce42" office:value-type="string" calcext:value-type="string">
            <text:p>RC0805FR-0747K </text:p>
          </table:table-cell>
          <table:table-cell table:style-name="ce34" office:value-type="float" office:value="0.00714" calcext:value-type="float">
            <text:p>0,007</text:p>
          </table:table-cell>
          <table:table-cell table:style-name="ce47" table:formula="of:=IF(OR([.J59]=&quot;-&quot;;[.E59]=&quot;&quot;);&quot;&quot;;[.E59]*[.K59])" office:value-type="currency" office:currency="EUR" office:value="0.01428" calcext:value-type="currency">
            <text:p>0,01 €</text:p>
          </table:table-cell>
          <table:table-cell table:style-name="ce52" table:formula="of:=IF([.E59]&lt;&gt;&quot;&quot;; IF([.F59]&lt;&gt;&quot;-&quot; ; IF([.L59] &gt; [.H59]*[.$M$1];[.H59]*[.$M$1];[.L59]);[.L59]);&quot;&quot;)" office:value-type="currency" office:currency="EUR" office:value="0.011706786" calcext:value-type="currency">
            <text:p>0,012 €</text:p>
          </table:table-cell>
          <table:table-cell table:style-name="ce4"/>
          <table:table-cell table:style-name="ce55" table:formula="of:=IF(OR([.N59]&lt;&gt;&quot;&quot;;[.C59]=&quot;Not installed&quot;);&quot;&quot;;[.E59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4</text:p>
          </table:table-cell>
          <table:table-cell table:style-name="ce25" table:formula="of:=[.A60]" office:value-type="float" office:value="1" calcext:value-type="float">
            <text:p>1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60]=&quot;-&quot;; [.E60]=&quot;&quot;);&quot;&quot;;[.E60]*[.G60])" office:value-type="currency" office:currency="GBP" office:value="0.0114" calcext:value-type="currency">
            <text:p>£0,01</text:p>
          </table:table-cell>
          <table:table-cell table:style-name="ce39"/>
          <table:table-cell table:style-name="ce21" office:value-type="string" calcext:value-type="string">
            <text:p>RC0805FR-07100R</text:p>
          </table:table-cell>
          <table:table-cell table:style-name="ce33" office:value-type="float" office:value="0.00661" calcext:value-type="float">
            <text:p>0,007</text:p>
          </table:table-cell>
          <table:table-cell table:style-name="ce46" table:formula="of:=IF(OR([.J60]=&quot;-&quot;;[.E60]=&quot;&quot;);&quot;&quot;;[.E60]*[.K60])" office:value-type="currency" office:currency="EUR" office:value="0.00661" calcext:value-type="currency">
            <text:p>0,01 €</text:p>
          </table:table-cell>
          <table:table-cell table:style-name="ce52" table:formula="of:=IF([.E60]&lt;&gt;&quot;&quot;; IF([.F60]&lt;&gt;&quot;-&quot; ; IF([.L60] &gt; [.H60]*[.$M$1];[.H60]*[.$M$1];[.L60]);[.L60]);&quot;&quot;)" office:value-type="currency" office:currency="EUR" office:value="0.00661" calcext:value-type="currency">
            <text:p>0,007 €</text:p>
          </table:table-cell>
          <table:table-cell table:style-name="ce53"/>
          <table:table-cell table:style-name="ce53" table:formula="of:=IF(OR([.N60]&lt;&gt;&quot;&quot;;[.C60]=&quot;Not installed&quot;);&quot;&quot;;[.E60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K1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65, R166</text:p>
          </table:table-cell>
          <table:table-cell table:style-name="ce26" table:formula="of:=[.A61]" office:value-type="float" office:value="2" calcext:value-type="float">
            <text:p>2</text:p>
          </table:table-cell>
          <table:table-cell table:style-name="ce29" office:value-type="float" office:value="9333320" calcext:value-type="float">
            <text:p>9333320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F61]=&quot;-&quot;; [.E61]=&quot;&quot;);&quot;&quot;;[.E61]*[.G61])" office:value-type="currency" office:currency="GBP" office:value="0.032" calcext:value-type="currency">
            <text:p>£0,03</text:p>
          </table:table-cell>
          <table:table-cell table:style-name="ce40"/>
          <table:table-cell table:style-name="ce42" office:value-type="string" calcext:value-type="string">
            <text:p>RC0805FR-075K1 </text:p>
          </table:table-cell>
          <table:table-cell table:style-name="ce34" office:value-type="float" office:value="0.00654" calcext:value-type="float">
            <text:p>0,007</text:p>
          </table:table-cell>
          <table:table-cell table:style-name="ce47" table:formula="of:=IF(OR([.J61]=&quot;-&quot;;[.E61]=&quot;&quot;);&quot;&quot;;[.E61]*[.K61])" office:value-type="currency" office:currency="EUR" office:value="0.01308" calcext:value-type="currency">
            <text:p>0,01 €</text:p>
          </table:table-cell>
          <table:table-cell table:style-name="ce52" table:formula="of:=IF([.E61]&lt;&gt;&quot;&quot;; IF([.F61]&lt;&gt;&quot;-&quot; ; IF([.L61] &gt; [.H61]*[.$M$1];[.H61]*[.$M$1];[.L61]);[.L61]);&quot;&quot;)" office:value-type="currency" office:currency="EUR" office:value="0.01308" calcext:value-type="currency">
            <text:p>0,013 €</text:p>
          </table:table-cell>
          <table:table-cell table:style-name="ce4"/>
          <table:table-cell table:style-name="ce55" table:formula="of:=IF(OR([.N61]&lt;&gt;&quot;&quot;;[.C60]=&quot;Not installed&quot;);&quot;&quot;;[.E61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K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7, R168</text:p>
          </table:table-cell>
          <table:table-cell table:style-name="ce25" table:formula="of:=[.A62]" office:value-type="float" office:value="2" calcext:value-type="float">
            <text:p>2</text:p>
          </table:table-cell>
          <table:table-cell table:style-name="ce28" office:value-type="float" office:value="1099800" calcext:value-type="float">
            <text:p>1099800</text:p>
          </table:table-cell>
          <table:table-cell table:style-name="ce33" office:value-type="float" office:value="0.0092" calcext:value-type="float">
            <text:p>0,009</text:p>
          </table:table-cell>
          <table:table-cell table:style-name="ce36" table:formula="of:=IF(OR([.F62]=&quot;-&quot;; [.E62]=&quot;&quot;);&quot;&quot;;[.E62]*[.G62])" office:value-type="currency" office:currency="GBP" office:value="0.0184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RC0805FR-071K </text:p>
          </table:table-cell>
          <table:table-cell table:style-name="ce33" office:value-type="float" office:value="0.00657" calcext:value-type="float">
            <text:p>0,007</text:p>
          </table:table-cell>
          <table:table-cell table:style-name="ce46" table:formula="of:=IF(OR([.J62]=&quot;-&quot;;[.E62]=&quot;&quot;);&quot;&quot;;[.E62]*[.K62])" office:value-type="currency" office:currency="EUR" office:value="0.01314" calcext:value-type="currency">
            <text:p>0,01 €</text:p>
          </table:table-cell>
          <table:table-cell table:style-name="ce52" table:formula="of:=IF([.E62]&lt;&gt;&quot;&quot;; IF([.F62]&lt;&gt;&quot;-&quot; ; IF([.L62] &gt; [.H62]*[.$M$1];[.H62]*[.$M$1];[.L62]);[.L62]);&quot;&quot;)" office:value-type="currency" office:currency="EUR" office:value="0.01314" calcext:value-type="currency">
            <text:p>0,013 €</text:p>
          </table:table-cell>
          <table:table-cell table:style-name="ce53"/>
          <table:table-cell table:style-name="ce53" table:formula="of:=IF(OR([.N62]&lt;&gt;&quot;&quot;;[.C62]=&quot;Not installed&quot;);&quot;&quot;;[.E62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x10K</text:p>
          </table:table-cell>
          <table:table-cell table:style-name="ce16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26" table:formula="of:=[.A63]" office:value-type="float" office:value="2" calcext:value-type="float">
            <text:p>2</text:p>
          </table:table-cell>
          <table:table-cell table:style-name="ce29" office:value-type="string" calcext:value-type="string">
            <text:p>1770137</text:p>
          </table:table-cell>
          <table:table-cell table:style-name="ce34" office:value-type="float" office:value="0.0884" calcext:value-type="float">
            <text:p>0,088</text:p>
          </table:table-cell>
          <table:table-cell table:style-name="ce37" table:formula="of:=IF(OR([.F63]=&quot;-&quot;; [.E63]=&quot;&quot;);&quot;&quot;;[.E63]*[.G63])" office:value-type="currency" office:currency="GBP" office:value="0.1768" calcext:value-type="currency">
            <text:p>£0,18</text:p>
          </table:table-cell>
          <table:table-cell table:style-name="ce40"/>
          <table:table-cell table:style-name="ce42" office:value-type="string" calcext:value-type="string">
            <text:p>DR1206-10K-4/8 </text:p>
          </table:table-cell>
          <table:table-cell table:style-name="ce34" office:value-type="float" office:value="0.00673" calcext:value-type="float">
            <text:p>0,007</text:p>
          </table:table-cell>
          <table:table-cell table:style-name="ce47" table:formula="of:=IF(OR([.J63]=&quot;-&quot;;[.E63]=&quot;&quot;);&quot;&quot;;[.E63]*[.K63])" office:value-type="currency" office:currency="EUR" office:value="0.01346" calcext:value-type="currency">
            <text:p>0,01 €</text:p>
          </table:table-cell>
          <table:table-cell table:style-name="ce52" table:formula="of:=IF([.E63]&lt;&gt;&quot;&quot;; IF([.F63]&lt;&gt;&quot;-&quot; ; IF([.L63] &gt; [.H63]*[.$M$1];[.H63]*[.$M$1];[.L63]);[.L63]);&quot;&quot;)" office:value-type="currency" office:currency="EUR" office:value="0.01346" calcext:value-type="currency">
            <text:p>0,013 €</text:p>
          </table:table-cell>
          <table:table-cell table:style-name="ce4"/>
          <table:table-cell table:style-name="ce55" table:formula="of:=IF(OR([.N63]&lt;&gt;&quot;&quot;;[.C63]=&quot;Not installed&quot;);&quot;&quot;;[.E63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SP1</text:p>
          </table:table-cell>
          <table:table-cell table:style-name="ce25" table:formula="of:=[.A64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64]=&quot;-&quot;; [.E64]=&quot;&quot;);&quot;&quot;;[.E64]*[.G64])">
            <text:p/>
          </table:table-cell>
          <table:table-cell table:style-name="ce39"/>
          <table:table-cell table:style-name="ce21" office:value-type="string" calcext:value-type="string">
            <text:p>LD-BZEN-0903 </text:p>
          </table:table-cell>
          <table:table-cell table:style-name="ce33" office:value-type="float" office:value="0.5081" calcext:value-type="float">
            <text:p>0,508</text:p>
          </table:table-cell>
          <table:table-cell table:style-name="ce46" table:formula="of:=IF(OR([.J64]=&quot;-&quot;;[.E64]=&quot;&quot;);&quot;&quot;;[.E64]*[.K64])" office:value-type="currency" office:currency="EUR" office:value="0.5081" calcext:value-type="currency">
            <text:p>0,51 €</text:p>
          </table:table-cell>
          <table:table-cell table:style-name="ce52" table:formula="of:=IF([.E64]&lt;&gt;&quot;&quot;; IF([.F64]&lt;&gt;&quot;-&quot; ; IF([.L64] &gt; [.H64]*[.$M$1];[.H64]*[.$M$1];[.L64]);[.L64]);&quot;&quot;)" office:value-type="currency" office:currency="EUR" office:value="0.5081" calcext:value-type="currency">
            <text:p>0,508 €</text:p>
          </table:table-cell>
          <table:table-cell table:style-name="ce53" table:formula="of:=[.E64]" office:value-type="float" office:value="1" calcext:value-type="float">
            <text:p>1</text:p>
          </table:table-cell>
          <table:table-cell table:style-name="ce53" table:formula="of:=IF(OR([.N64]&lt;&gt;&quot;&quot;;[.C64]=&quot;Not installed&quot;);&quot;&quot;;[.E64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101SYCQ04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26" table:formula="of:=[.A65]" office:value-type="float" office:value="1" calcext:value-type="float">
            <text:p>1</text:p>
          </table:table-cell>
          <table:table-cell table:style-name="ce29" office:value-type="string" calcext:value-type="string">
            <text:p>2292959</text:p>
          </table:table-cell>
          <table:table-cell table:style-name="ce34" office:value-type="float" office:value="1.96" calcext:value-type="float">
            <text:p>1,960</text:p>
          </table:table-cell>
          <table:table-cell table:style-name="ce37" table:formula="of:=IF(OR([.F65]=&quot;-&quot;; [.E65]=&quot;&quot;);&quot;&quot;;[.E65]*[.G65])" office:value-type="currency" office:currency="GBP" office:value="1.96" calcext:value-type="currency">
            <text:p>£1,96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5]=&quot;-&quot;;[.E65]=&quot;&quot;);&quot;&quot;;[.E65]*[.K65])">
            <text:p/>
          </table:table-cell>
          <table:table-cell table:style-name="ce52" table:formula="of:=IF([.E65]&lt;&gt;&quot;&quot;; IF([.F65]&lt;&gt;&quot;-&quot; ; IF([.L65] &gt; [.H65]*[.$M$1];[.H65]*[.$M$1];[.L65]);[.L65]);&quot;&quot;)" office:value-type="currency" office:currency="EUR" office:value="2.3413572" calcext:value-type="currency">
            <text:p>2,341 €</text:p>
          </table:table-cell>
          <table:table-cell table:style-name="ce4" table:formula="of:=[.E65]" office:value-type="float" office:value="1" calcext:value-type="float">
            <text:p>1</text:p>
          </table:table-cell>
          <table:table-cell table:style-name="ce55" table:formula="of:=IF(OR([.N65]&lt;&gt;&quot;&quot;;[.C65]=&quot;Not installed&quot;);&quot;&quot;;[.E65])">
            <text:p/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15" office:value-type="string" calcext:value-type="string">
            <text:p>SMD; tactile switch</text:p>
          </table:table-cell>
          <table:table-cell table:style-name="ce21" office:value-type="string" calcext:value-type="string">
            <text:p>SW2</text:p>
          </table:table-cell>
          <table:table-cell table:style-name="ce25" table:formula="of:=[.A66]" office:value-type="float" office:value="1" calcext:value-type="float">
            <text:p>1</text:p>
          </table:table-cell>
          <table:table-cell table:style-name="ce28" office:value-type="float" office:value="1217765" calcext:value-type="float">
            <text:p>1217765</text:p>
          </table:table-cell>
          <table:table-cell table:style-name="ce33" office:value-type="float" office:value="0.51" calcext:value-type="float">
            <text:p>0,510</text:p>
          </table:table-cell>
          <table:table-cell table:style-name="ce36" table:formula="of:=IF(OR([.F66]=&quot;-&quot;; [.E66]=&quot;&quot;);&quot;&quot;;[.E66]*[.G66])" office:value-type="currency" office:currency="GBP" office:value="0.51" calcext:value-type="currency">
            <text:p>£0,51</text:p>
          </table:table-cell>
          <table:table-cell table:style-name="ce39"/>
          <table:table-cell table:style-name="ce21" office:value-type="string" calcext:value-type="string">
            <text:p>1301.9316</text:p>
          </table:table-cell>
          <table:table-cell table:style-name="ce33" office:value-type="float" office:value="0.22" calcext:value-type="float">
            <text:p>0,220</text:p>
          </table:table-cell>
          <table:table-cell table:style-name="ce46" table:formula="of:=IF(OR([.J66]=&quot;-&quot;;[.E66]=&quot;&quot;);&quot;&quot;;[.E66]*[.K66])" office:value-type="currency" office:currency="EUR" office:value="0.22" calcext:value-type="currency">
            <text:p>0,22 €</text:p>
          </table:table-cell>
          <table:table-cell table:style-name="ce52" table:formula="of:=IF([.E66]&lt;&gt;&quot;&quot;; IF([.F66]&lt;&gt;&quot;-&quot; ; IF([.L66] &gt; [.H66]*[.$M$1];[.H66]*[.$M$1];[.L66]);[.L66]);&quot;&quot;)" office:value-type="currency" office:currency="EUR" office:value="0.22" calcext:value-type="currency">
            <text:p>0,220 €</text:p>
          </table:table-cell>
          <table:table-cell table:style-name="ce53"/>
          <table:table-cell table:style-name="ce53" table:formula="of:=IF(OR([.N66]&lt;&gt;&quot;&quot;;[.C66]=&quot;Not installed&quot;);&quot;&quot;;[.E66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000006</text:p>
          </table:table-cell>
          <table:table-cell table:style-name="ce16" office:value-type="string" calcext:value-type="string">
            <text:p>THT, <text:span text:style-name="T1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26" table:formula="of:=[.A67]" office:value-type="float" office:value="1" calcext:value-type="float">
            <text:p>1</text:p>
          </table:table-cell>
          <table:table-cell table:style-name="ce29" office:value-type="float" office:value="2007972" calcext:value-type="float">
            <text:p>2007972</text:p>
          </table:table-cell>
          <table:table-cell table:style-name="ce34" office:value-type="float" office:value="1.53" calcext:value-type="float">
            <text:p>1,530</text:p>
          </table:table-cell>
          <table:table-cell table:style-name="ce37" table:formula="of:=IF(OR([.F67]=&quot;-&quot;; [.E67]=&quot;&quot;);&quot;&quot;;[.E67]*[.G67])" office:value-type="currency" office:currency="GBP" office:value="1.53" calcext:value-type="currency">
            <text:p>£1,53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7]=&quot;-&quot;;[.E67]=&quot;&quot;);&quot;&quot;;[.E67]*[.K67])">
            <text:p/>
          </table:table-cell>
          <table:table-cell table:style-name="ce52" table:formula="of:=IF([.E67]&lt;&gt;&quot;&quot;; IF([.F67]&lt;&gt;&quot;-&quot; ; IF([.L67] &gt; [.H67]*[.$M$1];[.H67]*[.$M$1];[.L67]);[.L67]);&quot;&quot;)" office:value-type="currency" office:currency="EUR" office:value="1.8276921" calcext:value-type="currency">
            <text:p>1,828 €</text:p>
          </table:table-cell>
          <table:table-cell table:style-name="ce4" table:formula="of:=[.E67]" office:value-type="float" office:value="1" calcext:value-type="float">
            <text:p>1</text:p>
          </table:table-cell>
          <table:table-cell table:style-name="ce55" table:formula="of:=IF(OR([.N67]&lt;&gt;&quot;&quot;;[.C67]=&quot;Not installed&quot;);&quot;&quot;;[.E67])">
            <text:p/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3, X15</text:p>
          </table:table-cell>
          <table:table-cell table:style-name="ce25" table:formula="of:=[.A68]" office:value-type="float" office:value="2" calcext:value-type="float">
            <text:p>2</text:p>
          </table:table-cell>
          <table:table-cell table:style-name="ce28" office:value-type="string" calcext:value-type="string">
            <text:p>2025182</text:p>
          </table:table-cell>
          <table:table-cell table:style-name="ce33" office:value-type="float" office:value="1.64" calcext:value-type="float">
            <text:p>1,640</text:p>
          </table:table-cell>
          <table:table-cell table:style-name="ce36" table:formula="of:=IF(OR([.F68]=&quot;-&quot;; [.E68]=&quot;&quot;);&quot;&quot;;[.E68]*[.G68])" office:value-type="currency" office:currency="GBP" office:value="3.28" calcext:value-type="currency">
            <text:p>£3,28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68]=&quot;-&quot;;[.E68]=&quot;&quot;);&quot;&quot;;[.E68]*[.K68])">
            <text:p/>
          </table:table-cell>
          <table:table-cell table:style-name="ce52" table:formula="of:=IF([.E68]&lt;&gt;&quot;&quot;; IF([.F68]&lt;&gt;&quot;-&quot; ; IF([.L68] &gt; [.H68]*[.$M$1];[.H68]*[.$M$1];[.L68]);[.L68]);&quot;&quot;)" office:value-type="currency" office:currency="EUR" office:value="3.9181896" calcext:value-type="currency">
            <text:p>3,918 €</text:p>
          </table:table-cell>
          <table:table-cell table:style-name="ce53" table:formula="of:=[.E68]" office:value-type="float" office:value="2" calcext:value-type="float">
            <text:p>2</text:p>
          </table:table-cell>
          <table:table-cell table:style-name="ce53" table:formula="of:=IF(OR([.N68]&lt;&gt;&quot;&quot;;[.C68]=&quot;Not installed&quot;);&quot;&quot;;[.E68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000005</text:p>
          </table:table-cell>
          <table:table-cell table:style-name="ce16" office:value-type="string" calcext:value-type="string">
            <text:p>THT, <text:span text:style-name="T1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26" table:formula="of:=[.A69]" office:value-type="float" office:value="1" calcext:value-type="float">
            <text:p>1</text:p>
          </table:table-cell>
          <table:table-cell table:style-name="ce29" office:value-type="float" office:value="2007971" calcext:value-type="float">
            <text:p>2007971</text:p>
          </table:table-cell>
          <table:table-cell table:style-name="ce34" office:value-type="float" office:value="1.19" calcext:value-type="float">
            <text:p>1,190</text:p>
          </table:table-cell>
          <table:table-cell table:style-name="ce37" table:formula="of:=IF(OR([.F69]=&quot;-&quot;; [.E69]=&quot;&quot;);&quot;&quot;;[.E69]*[.G69])" office:value-type="currency" office:currency="GBP" office:value="1.19" calcext:value-type="currency">
            <text:p>£1,19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9]=&quot;-&quot;;[.E69]=&quot;&quot;);&quot;&quot;;[.E69]*[.K69])">
            <text:p/>
          </table:table-cell>
          <table:table-cell table:style-name="ce52" table:formula="of:=IF([.E69]&lt;&gt;&quot;&quot;; IF([.F69]&lt;&gt;&quot;-&quot; ; IF([.L69] &gt; [.H69]*[.$M$1];[.H69]*[.$M$1];[.L69]);[.L69]);&quot;&quot;)" office:value-type="currency" office:currency="EUR" office:value="1.4215383" calcext:value-type="currency">
            <text:p>1,422 €</text:p>
          </table:table-cell>
          <table:table-cell table:style-name="ce4" table:formula="of:=[.E69]" office:value-type="float" office:value="1" calcext:value-type="float">
            <text:p>1</text:p>
          </table:table-cell>
          <table:table-cell table:style-name="ce55" table:formula="of:=IF(OR([.N69]&lt;&gt;&quot;&quot;;[.C69]=&quot;Not installed&quot;);&quot;&quot;;[.E69])">
            <text:p/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9185067324" calcext:value-type="float">
            <text:p>9185067324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6</text:p>
          </table:table-cell>
          <table:table-cell table:style-name="ce25" table:formula="of:=[.A70]" office:value-type="float" office:value="1" calcext:value-type="float">
            <text:p>1</text:p>
          </table:table-cell>
          <table:table-cell table:style-name="ce28" office:value-type="string" calcext:value-type="string">
            <text:p>1096984</text:p>
          </table:table-cell>
          <table:table-cell table:style-name="ce33" office:value-type="float" office:value="0.745" calcext:value-type="float">
            <text:p>0,745</text:p>
          </table:table-cell>
          <table:table-cell table:style-name="ce36" table:formula="of:=IF(OR([.F70]=&quot;-&quot;; [.E70]=&quot;&quot;);&quot;&quot;;[.E70]*[.G70])" office:value-type="currency" office:currency="GBP" office:value="0.745" calcext:value-type="currency">
            <text:p>£0,75</text:p>
          </table:table-cell>
          <table:table-cell table:style-name="ce39"/>
          <table:table-cell table:style-name="ce21" office:value-type="string" calcext:value-type="string">
            <text:p>T821-1-10-S1</text:p>
          </table:table-cell>
          <table:table-cell table:style-name="ce33" office:value-type="float" office:value="0.29" calcext:value-type="float">
            <text:p>0,290</text:p>
          </table:table-cell>
          <table:table-cell table:style-name="ce46" table:formula="of:=IF(OR([.J70]=&quot;-&quot;;[.E70]=&quot;&quot;);&quot;&quot;;[.E70]*[.K70])" office:value-type="currency" office:currency="EUR" office:value="0.29" calcext:value-type="currency">
            <text:p>0,29 €</text:p>
          </table:table-cell>
          <table:table-cell table:style-name="ce52" table:formula="of:=IF([.A70]&lt;&gt;&quot;&quot;; IF([.F70]&lt;&gt;&quot;-&quot; ; IF([.L70] &gt; [.H70]*[.$M$1];[.H70]*[.$M$1];[.L70]);[.L70]);&quot;&quot;)" office:value-type="currency" office:currency="EUR" office:value="0.29" calcext:value-type="currency">
            <text:p>0,290 €</text:p>
          </table:table-cell>
          <table:table-cell table:style-name="ce53" table:formula="of:=[.E70]" office:value-type="float" office:value="1" calcext:value-type="float">
            <text:p>1</text:p>
          </table:table-cell>
          <table:table-cell table:style-name="ce53" table:formula="of:=IF(OR([.N70]&lt;&gt;&quot;&quot;;[.C70]=&quot;Not installed&quot;);&quot;&quot;;[.E70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21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X17</text:p>
          </table:table-cell>
          <table:table-cell table:style-name="ce26" table:formula="of:=[.A71]" office:value-type="float" office:value="1" calcext:value-type="float">
            <text:p>1</text:p>
          </table:table-cell>
          <table:table-cell table:style-name="ce29" office:value-type="float" office:value="1462926" calcext:value-type="float">
            <text:p>1462926</text:p>
          </table:table-cell>
          <table:table-cell table:style-name="ce34" office:value-type="float" office:value="0.0399" calcext:value-type="float">
            <text:p>0,040</text:p>
          </table:table-cell>
          <table:table-cell table:style-name="ce37" table:formula="of:=IF(OR([.F71]=&quot;-&quot;; [.E71]=&quot;&quot;);&quot;&quot;;[.E71]*[.G71])" office:value-type="currency" office:currency="GBP" office:value="0.0399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MX-22-23-2021 </text:p>
          </table:table-cell>
          <table:table-cell table:style-name="ce34" office:value-type="float" office:value="0.07" calcext:value-type="float">
            <text:p>0,070</text:p>
          </table:table-cell>
          <table:table-cell table:style-name="ce47" table:formula="of:=IF(OR([.J71]=&quot;-&quot;;[.E71]=&quot;&quot;);&quot;&quot;;[.E71]*[.K71])" office:value-type="currency" office:currency="EUR" office:value="0.07" calcext:value-type="currency">
            <text:p>0,07 €</text:p>
          </table:table-cell>
          <table:table-cell table:style-name="ce52" table:formula="of:=IF([.E71]&lt;&gt;&quot;&quot;; IF([.F71]&lt;&gt;&quot;-&quot; ; IF([.L71] &gt; [.H71]*[.$M$1];[.H71]*[.$M$1];[.L71]);[.L71]);&quot;&quot;)" office:value-type="currency" office:currency="EUR" office:value="0.047663343" calcext:value-type="currency">
            <text:p>0,048 €</text:p>
          </table:table-cell>
          <table:table-cell table:style-name="ce4" table:formula="of:=[.E71]" office:value-type="float" office:value="1" calcext:value-type="float">
            <text:p>1</text:p>
          </table:table-cell>
          <table:table-cell table:style-name="ce55" table:formula="of:=IF(OR([.N71]&lt;&gt;&quot;&quot;;[.C71]=&quot;Not installed&quot;);&quot;&quot;;[.E71])">
            <text:p/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8</text:p>
          </table:table-cell>
          <table:table-cell table:style-name="ce25" table:formula="of:=[.A72]" office:value-type="float" office:value="1" calcext:value-type="float">
            <text:p>1</text:p>
          </table:table-cell>
          <table:table-cell table:style-name="ce28" office:value-type="float" office:value="1022256" calcext:value-type="float">
            <text:p>1022256</text:p>
          </table:table-cell>
          <table:table-cell table:style-name="ce33" office:value-type="float" office:value="0.0836" calcext:value-type="float">
            <text:p>0,084</text:p>
          </table:table-cell>
          <table:table-cell table:style-name="ce36" table:formula="of:=IF(OR([.F72]=&quot;-&quot;; [.E72]=&quot;&quot;);&quot;&quot;;[.E72]*[.G72])" office:value-type="currency" office:currency="GBP" office:value="0.0836" calcext:value-type="currency">
            <text:p>£0,08</text:p>
          </table:table-cell>
          <table:table-cell table:style-name="ce39"/>
          <table:table-cell table:style-name="ce21" office:value-type="string" calcext:value-type="string">
            <text:p>ZL201-08G</text:p>
          </table:table-cell>
          <table:table-cell table:style-name="ce33" office:value-type="float" office:value="0.06486" calcext:value-type="float">
            <text:p>0,065</text:p>
          </table:table-cell>
          <table:table-cell table:style-name="ce46" table:formula="of:=IF(OR([.J72]=&quot;-&quot;;[.E72]=&quot;&quot;);&quot;&quot;;[.E72]*[.K72])" office:value-type="currency" office:currency="EUR" office:value="0.06486" calcext:value-type="currency">
            <text:p>0,06 €</text:p>
          </table:table-cell>
          <table:table-cell table:style-name="ce52" table:formula="of:=IF([.A72]&lt;&gt;&quot;&quot;; IF([.F72]&lt;&gt;&quot;-&quot; ; IF([.L72] &gt; [.H72]*[.$M$1];[.H72]*[.$M$1];[.L72]);[.L72]);&quot;&quot;)" office:value-type="currency" office:currency="EUR" office:value="0.06486" calcext:value-type="currency">
            <text:p>0,065 €</text:p>
          </table:table-cell>
          <table:table-cell table:style-name="ce53" table:formula="of:=[.E72]" office:value-type="float" office:value="1" calcext:value-type="float">
            <text:p>1</text:p>
          </table:table-cell>
          <table:table-cell table:style-name="ce53" table:formula="of:=IF(OR([.N72]&lt;&gt;&quot;&quot;;[.C72]=&quot;Not installed&quot;);&quot;&quot;;[.E72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41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X19</text:p>
          </table:table-cell>
          <table:table-cell table:style-name="ce26" table:formula="of:=[.A73]" office:value-type="float" office:value="1" calcext:value-type="float">
            <text:p>1</text:p>
          </table:table-cell>
          <table:table-cell table:style-name="ce29" office:value-type="string" calcext:value-type="string">
            <text:p>1462920</text:p>
          </table:table-cell>
          <table:table-cell table:style-name="ce34" office:value-type="float" office:value="0.13" calcext:value-type="float">
            <text:p>0,130</text:p>
          </table:table-cell>
          <table:table-cell table:style-name="ce37" table:formula="of:=IF(OR([.F73]=&quot;-&quot;; [.E73]=&quot;&quot;);&quot;&quot;;[.E73]*[.G73])" office:value-type="currency" office:currency="GBP" office:value="0.13" calcext:value-type="currency">
            <text:p>£0,13</text:p>
          </table:table-cell>
          <table:table-cell table:style-name="ce40"/>
          <table:table-cell table:style-name="ce42" office:value-type="string" calcext:value-type="string">
            <text:p>MX-22-23-2041 </text:p>
          </table:table-cell>
          <table:table-cell table:style-name="ce34" office:value-type="float" office:value="0.106" calcext:value-type="float">
            <text:p>0,106</text:p>
          </table:table-cell>
          <table:table-cell table:style-name="ce47" table:formula="of:=IF(OR([.J73]=&quot;-&quot;;[.E73]=&quot;&quot;);&quot;&quot;;[.E73]*[.K73])" office:value-type="currency" office:currency="EUR" office:value="0.106" calcext:value-type="currency">
            <text:p>0,11 €</text:p>
          </table:table-cell>
          <table:table-cell table:style-name="ce52" table:formula="of:=IF([.E73]&lt;&gt;&quot;&quot;; IF([.F73]&lt;&gt;&quot;-&quot; ; IF([.L73] &gt; [.H73]*[.$M$1];[.H73]*[.$M$1];[.L73]);[.L73]);&quot;&quot;)" office:value-type="currency" office:currency="EUR" office:value="0.106" calcext:value-type="currency">
            <text:p>0,106 €</text:p>
          </table:table-cell>
          <table:table-cell table:style-name="ce4" table:formula="of:=[.E73]" office:value-type="float" office:value="1" calcext:value-type="float">
            <text:p>1</text:p>
          </table:table-cell>
          <table:table-cell table:style-name="ce55" table:formula="of:=IF(OR([.N73]&lt;&gt;&quot;&quot;;[.C73]=&quot;Not installed&quot;);&quot;&quot;;[.E73])">
            <text:p/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2,768kHz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Y1</text:p>
          </table:table-cell>
          <table:table-cell table:style-name="ce25" table:formula="of:=[.A74]" office:value-type="float" office:value="1" calcext:value-type="float">
            <text:p>1</text:p>
          </table:table-cell>
          <table:table-cell table:style-name="ce28" office:value-type="string" calcext:value-type="string">
            <text:p>1611828</text:p>
          </table:table-cell>
          <table:table-cell table:style-name="ce33" office:value-type="float" office:value="0.131" calcext:value-type="float">
            <text:p>0,131</text:p>
          </table:table-cell>
          <table:table-cell table:style-name="ce36" table:formula="of:=IF(OR([.F74]=&quot;-&quot;; [.E74]=&quot;&quot;);&quot;&quot;;[.E74]*[.G74])" office:value-type="currency" office:currency="GBP" office:value="0.131" calcext:value-type="currency">
            <text:p>£0,13</text:p>
          </table:table-cell>
          <table:table-cell table:style-name="ce39"/>
          <table:table-cell table:style-name="ce21" office:value-type="string" calcext:value-type="string">
            <text:p>32.768K-TC38</text:p>
          </table:table-cell>
          <table:table-cell table:style-name="ce33" office:value-type="float" office:value="0.1444" calcext:value-type="float">
            <text:p>0,144</text:p>
          </table:table-cell>
          <table:table-cell table:style-name="ce46" table:formula="of:=IF(OR([.J74]=&quot;-&quot;;[.E74]=&quot;&quot;);&quot;&quot;;[.E74]*[.K74])" office:value-type="currency" office:currency="EUR" office:value="0.1444" calcext:value-type="currency">
            <text:p>0,14 €</text:p>
          </table:table-cell>
          <table:table-cell table:style-name="ce52" table:formula="of:=IF([.E74]&lt;&gt;&quot;&quot;; IF([.F74]&lt;&gt;&quot;-&quot; ; IF([.L74] &gt; [.H74]*[.$M$1];[.H74]*[.$M$1];[.L74]);[.L74]);&quot;&quot;)" office:value-type="currency" office:currency="EUR" office:value="0.1444" calcext:value-type="currency">
            <text:p>0,144 €</text:p>
          </table:table-cell>
          <table:table-cell table:style-name="ce53" table:formula="of:=[.E74]" office:value-type="float" office:value="1" calcext:value-type="float">
            <text:p>1</text:p>
          </table:table-cell>
          <table:table-cell table:style-name="ce53" table:formula="of:=IF(OR([.N74]&lt;&gt;&quot;&quot;;[.C74]=&quot;Not installed&quot;);&quot;&quot;;[.E74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5MHz</text:p>
          </table:table-cell>
          <table:table-cell table:style-name="ce16" office:value-type="string" calcext:value-type="string">
            <text:p>SMD, 11.5mm x 4.7mm</text:p>
          </table:table-cell>
          <table:table-cell table:style-name="ce22" office:value-type="string" calcext:value-type="string">
            <text:p>Y2</text:p>
          </table:table-cell>
          <table:table-cell table:style-name="ce26" table:formula="of:=[.A75]" office:value-type="float" office:value="1" calcext:value-type="float">
            <text:p>1</text:p>
          </table:table-cell>
          <table:table-cell table:style-name="ce29" office:value-type="string" calcext:value-type="string">
            <text:p>2467741</text:p>
          </table:table-cell>
          <table:table-cell table:style-name="ce34" office:value-type="float" office:value="0.111" calcext:value-type="float">
            <text:p>0,111</text:p>
          </table:table-cell>
          <table:table-cell table:style-name="ce37" table:formula="of:=IF(OR([.F75]=&quot;-&quot;; [.E75]=&quot;&quot;);&quot;&quot;;[.E75]*[.G75])" office:value-type="currency" office:currency="GBP" office:value="0.111" calcext:value-type="currency">
            <text:p>£0,11</text:p>
          </table:table-cell>
          <table:table-cell table:style-name="ce40"/>
          <table:table-cell table:style-name="ce42" office:value-type="string" calcext:value-type="string">
            <text:p>25.00M-SMDHC49S </text:p>
          </table:table-cell>
          <table:table-cell table:style-name="ce34" office:value-type="float" office:value="0.3732" calcext:value-type="float">
            <text:p>0,373</text:p>
          </table:table-cell>
          <table:table-cell table:style-name="ce47" table:formula="of:=IF(OR([.J75]=&quot;-&quot;;[.E75]=&quot;&quot;);&quot;&quot;;[.E75]*[.K75])" office:value-type="currency" office:currency="EUR" office:value="0.3732" calcext:value-type="currency">
            <text:p>0,37 €</text:p>
          </table:table-cell>
          <table:table-cell table:style-name="ce52" table:formula="of:=IF([.E75]&lt;&gt;&quot;&quot;; IF([.F75]&lt;&gt;&quot;-&quot; ; IF([.L75] &gt; [.H75]*[.$M$1];[.H75]*[.$M$1];[.L75]);[.L75]);&quot;&quot;)" office:value-type="currency" office:currency="EUR" office:value="0.13259727" calcext:value-type="currency">
            <text:p>0,133 €</text:p>
          </table:table-cell>
          <table:table-cell table:style-name="ce4"/>
          <table:table-cell table:style-name="ce55" table:formula="of:=IF(OR([.N75]&lt;&gt;&quot;&quot;;[.C75]=&quot;Not installed&quot;);&quot;&quot;;[.E75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15" office:value-type="string" calcext:value-type="string">
            <text:p>DO-214AC</text:p>
          </table:table-cell>
          <table:table-cell table:style-name="ce21" office:value-type="string" calcext:value-type="string">
            <text:p>ZD10, ZD11</text:p>
          </table:table-cell>
          <table:table-cell table:style-name="ce25" table:formula="of:=[.A76]" office:value-type="float" office:value="2" calcext:value-type="float">
            <text:p>2</text:p>
          </table:table-cell>
          <table:table-cell table:style-name="ce28" office:value-type="string" calcext:value-type="string">
            <text:p>1749305</text:p>
          </table:table-cell>
          <table:table-cell table:style-name="ce33" office:value-type="float" office:value="0.0398" calcext:value-type="float">
            <text:p>0,040</text:p>
          </table:table-cell>
          <table:table-cell table:style-name="ce36" table:formula="of:=IF(OR([.F76]=&quot;-&quot;; [.E76]=&quot;&quot;);&quot;&quot;;[.E76]*[.G76])" office:value-type="currency" office:currency="GBP" office:value="0.0796" calcext:value-type="currency">
            <text:p>£0,08</text:p>
          </table:table-cell>
          <table:table-cell table:style-name="ce39"/>
          <table:table-cell table:style-name="ce21" office:value-type="string" calcext:value-type="string">
            <text:p>P4SMAJ18A-DIO</text:p>
          </table:table-cell>
          <table:table-cell table:style-name="ce33" office:value-type="float" office:value="0.105" calcext:value-type="float">
            <text:p>0,105</text:p>
          </table:table-cell>
          <table:table-cell table:style-name="ce46" table:formula="of:=IF(OR([.J76]=&quot;-&quot;;[.E76]=&quot;&quot;);&quot;&quot;;[.E76]*[.K76])" office:value-type="currency" office:currency="EUR" office:value="0.21" calcext:value-type="currency">
            <text:p>0,21 €</text:p>
          </table:table-cell>
          <table:table-cell table:style-name="ce52" table:formula="of:=IF([.E76]&lt;&gt;&quot;&quot;; IF([.F76]&lt;&gt;&quot;-&quot; ; IF([.L76] &gt; [.H76]*[.$M$1];[.H76]*[.$M$1];[.L76]);[.L76]);&quot;&quot;)" office:value-type="currency" office:currency="EUR" office:value="0.095087772" calcext:value-type="currency">
            <text:p>0,095 €</text:p>
          </table:table-cell>
          <table:table-cell table:style-name="ce53"/>
          <table:table-cell table:style-name="ce53" table:formula="of:=IF(OR([.N76]&lt;&gt;&quot;&quot;;[.C76]=&quot;Not installed&quot;);&quot;&quot;;[.E76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ZX384-C4V3</text:p>
          </table:table-cell>
          <table:table-cell table:style-name="ce16" office:value-type="string" calcext:value-type="string">
            <text:p>SOD-323</text:p>
          </table:table-cell>
          <table:table-cell table:style-name="ce22" office:value-type="string" calcext:value-type="string">
            <text:p>ZD12</text:p>
          </table:table-cell>
          <table:table-cell table:style-name="ce26" table:formula="of:=[.A77]" office:value-type="float" office:value="1" calcext:value-type="float">
            <text:p>1</text:p>
          </table:table-cell>
          <table:table-cell table:style-name="ce29" office:value-type="float" office:value="8735697" calcext:value-type="float">
            <text:p>8735697</text:p>
          </table:table-cell>
          <table:table-cell table:style-name="ce34" office:value-type="float" office:value="0.133" calcext:value-type="float">
            <text:p>0,133</text:p>
          </table:table-cell>
          <table:table-cell table:style-name="ce37" table:formula="of:=IF(OR([.F77]=&quot;-&quot;; [.E77]=&quot;&quot;);&quot;&quot;;[.E77]*[.G77])" office:value-type="currency" office:currency="GBP" office:value="0.133" calcext:value-type="currency">
            <text:p>£0,13</text:p>
          </table:table-cell>
          <table:table-cell table:style-name="ce40"/>
          <table:table-cell table:style-name="ce42" office:value-type="string" calcext:value-type="string">
            <text:p>BZT52C4V3-DIO</text:p>
          </table:table-cell>
          <table:table-cell table:style-name="ce34" office:value-type="float" office:value="0.0189" calcext:value-type="float">
            <text:p>0,019</text:p>
          </table:table-cell>
          <table:table-cell table:style-name="ce47" table:formula="of:=IF(OR([.J77]=&quot;-&quot;;[.E77]=&quot;&quot;);&quot;&quot;;[.E77]*[.K77])" office:value-type="currency" office:currency="EUR" office:value="0.0189" calcext:value-type="currency">
            <text:p>0,02 €</text:p>
          </table:table-cell>
          <table:table-cell table:style-name="ce52" table:formula="of:=IF([.E77]&lt;&gt;&quot;&quot;; IF([.F77]&lt;&gt;&quot;-&quot; ; IF([.L77] &gt; [.H77]*[.$M$1];[.H77]*[.$M$1];[.L77]);[.L77]);&quot;&quot;)" office:value-type="currency" office:currency="EUR" office:value="0.0189" calcext:value-type="currency">
            <text:p>0,019 €</text:p>
          </table:table-cell>
          <table:table-cell table:style-name="ce4"/>
          <table:table-cell table:style-name="ce55" table:formula="of:=IF(OR([.N77]&lt;&gt;&quot;&quot;;[.C77]=&quot;Not installed&quot;);&quot;&quot;;[.E77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P4SMAJ48A</text:p>
          </table:table-cell>
          <table:table-cell table:style-name="ce15" office:value-type="string" calcext:value-type="string">
            <text:p>DO-214AC</text:p>
          </table:table-cell>
          <table:table-cell table:style-name="ce21" office:value-type="string" calcext:value-type="string">
            <text:p>ZD8, ZD9</text:p>
          </table:table-cell>
          <table:table-cell table:style-name="ce25" table:formula="of:=[.A78]" office:value-type="float" office:value="2" calcext:value-type="float">
            <text:p>2</text:p>
          </table:table-cell>
          <table:table-cell table:style-name="ce28" office:value-type="string" calcext:value-type="string">
            <text:p>1749310</text:p>
          </table:table-cell>
          <table:table-cell table:style-name="ce33" office:value-type="float" office:value="0.157" calcext:value-type="float">
            <text:p>0,157</text:p>
          </table:table-cell>
          <table:table-cell table:style-name="ce36" table:formula="of:=IF(OR([.F78]=&quot;-&quot;; [.E78]=&quot;&quot;);&quot;&quot;;[.E78]*[.G78])" office:value-type="currency" office:currency="GBP" office:value="0.314" calcext:value-type="currency">
            <text:p>£0,31</text:p>
          </table:table-cell>
          <table:table-cell table:style-name="ce39"/>
          <table:table-cell table:style-name="ce21" office:value-type="string" calcext:value-type="string">
            <text:p>P4SMAJ48A-DIO</text:p>
          </table:table-cell>
          <table:table-cell table:style-name="ce33" office:value-type="float" office:value="0.102" calcext:value-type="float">
            <text:p>0,102</text:p>
          </table:table-cell>
          <table:table-cell table:style-name="ce46" table:formula="of:=IF(OR([.J78]=&quot;-&quot;;[.E78]=&quot;&quot;);&quot;&quot;;[.E78]*[.K78])" office:value-type="currency" office:currency="EUR" office:value="0.204" calcext:value-type="currency">
            <text:p>0,20 €</text:p>
          </table:table-cell>
          <table:table-cell table:style-name="ce52" table:formula="of:=IF([.E78]&lt;&gt;&quot;&quot;; IF([.F78]&lt;&gt;&quot;-&quot; ; IF([.L78] &gt; [.H78]*[.$M$1];[.H78]*[.$M$1];[.L78]);[.L78]);&quot;&quot;)" office:value-type="currency" office:currency="EUR" office:value="0.204" calcext:value-type="currency">
            <text:p>0,204 €</text:p>
          </table:table-cell>
          <table:table-cell table:style-name="ce53"/>
          <table:table-cell table:style-name="ce53" table:formula="of:=IF(OR([.N78]&lt;&gt;&quot;&quot;;[.C78]=&quot;Not installed&quot;);&quot;&quot;;[.E78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8" table:formula="of:=SUM([.H4:.H78])" office:value-type="currency" office:currency="GBP" office:value="50.9748" calcext:value-type="currency">
            <text:p>£50,97</text:p>
          </table:table-cell>
          <table:table-cell table:number-columns-repeated="3"/>
          <table:table-cell table:style-name="ce48" table:formula="of:=SUM([.L4:.L78])" office:value-type="currency" office:currency="EUR" office:value="20.94955" calcext:value-type="currency">
            <text:p>20,95 €</text:p>
          </table:table-cell>
          <table:table-cell table:style-name="ce48" table:formula="of:=SUM([.M4:.M78])" office:value-type="currency" office:currency="EUR" office:value="46.284931398" calcext:value-type="currency">
            <text:p>46,28 €</text:p>
          </table:table-cell>
          <table:table-cell table:style-name="ce54" table:formula="of:=SUM([.N4:.N78])" office:value-type="float" office:value="21" calcext:value-type="float">
            <text:p>21</text:p>
          </table:table-cell>
          <table:table-cell table:style-name="ce54" table:formula="of:=SUM([.O4:.O78])"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Not installed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926-2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JP3</text:p>
          </table:table-cell>
          <table:table-cell table:style-name="ce25" table:formula="of:=[.A82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82]=&quot;-&quot;; [.E82]=&quot;&quot;);&quot;&quot;;[.E82]*[.G82])">
            <text:p/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82]=&quot;-&quot;;[.E82]=&quot;&quot;);&quot;&quot;;[.E82]*[.K82])">
            <text:p/>
          </table:table-cell>
          <table:table-cell table:style-name="ce52" table:formula="of:=IF([.A82]&lt;&gt;&quot;&quot;; IF([.F82]&lt;&gt;&quot;-&quot; ; IF([.L82] &gt; [.H82]*[.$M$1];[.H82]*[.$M$1];[.L82]);[.L82]);&quot;&quot;)">
            <text:p/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RF24L01 module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WIFI</text:p>
          </table:table-cell>
          <table:table-cell table:style-name="ce26" table:formula="of:=[.A83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83]=&quot;-&quot;; [.E83]=&quot;&quot;);&quot;&quot;;[.E83]*[.G83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83]=&quot;-&quot;;[.E83]=&quot;&quot;);&quot;&quot;;[.E83]*[.K83])">
            <text:p/>
          </table:table-cell>
          <table:table-cell table:style-name="ce52" table:formula="of:=IF([.A83]&lt;&gt;&quot;&quot;; IF([.F83]&lt;&gt;&quot;-&quot; ; IF([.L83] &gt; [.H83]*[.$M$1];[.H83]*[.$M$1];[.L83]);[.L83]);&quot;&quot;)">
            <text:p/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SW-105-02-S-D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20</text:p>
          </table:table-cell>
          <table:table-cell table:style-name="ce25" table:formula="of:=[.A84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84]=&quot;-&quot;; [.E84]=&quot;&quot;);&quot;&quot;;[.E84]*[.G84])">
            <text:p/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84]=&quot;-&quot;;[.E84]=&quot;&quot;);&quot;&quot;;[.E84]*[.K84])">
            <text:p/>
          </table:table-cell>
          <table:table-cell table:style-name="ce52" table:formula="of:=IF([.A84]&lt;&gt;&quot;&quot;; IF([.F84]&lt;&gt;&quot;-&quot; ; IF([.L84] &gt; [.H84]*[.$M$1];[.H84]*[.$M$1];[.L84]);[.L84]);&quot;&quot;)">
            <text:p/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Other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15" office:value-type="string" calcext:value-type="string">
            <text:p>Binding post 4mm, red</text:p>
          </table:table-cell>
          <table:table-cell table:style-name="ce21" office:value-type="string" calcext:value-type="string">
            <text:p>J1, J4</text:p>
          </table:table-cell>
          <table:table-cell table:style-name="ce25" table:formula="of:=[.A87]" office:value-type="float" office:value="2" calcext:value-type="float">
            <text:p>2</text:p>
          </table:table-cell>
          <table:table-cell table:style-name="ce28" office:value-type="string" calcext:value-type="string">
            <text:p>1815818</text:p>
          </table:table-cell>
          <table:table-cell table:style-name="ce33" office:value-type="float" office:value="2.12" calcext:value-type="float">
            <text:p>2,120</text:p>
          </table:table-cell>
          <table:table-cell table:style-name="ce36" table:formula="of:=IF(OR([.F87]=&quot;-&quot;; [.E87]=&quot;&quot;);&quot;&quot;;[.E87]*[.G87])" office:value-type="currency" office:currency="GBP" office:value="4.24" calcext:value-type="currency">
            <text:p>£4,24</text:p>
          </table:table-cell>
          <table:table-cell table:style-name="ce39"/>
          <table:table-cell table:style-name="ce21" office:value-type="string" calcext:value-type="string">
            <text:p>BS-244DSM-R</text:p>
          </table:table-cell>
          <table:table-cell table:style-name="ce33" office:value-type="float" office:value="1.12" calcext:value-type="float">
            <text:p>1,120</text:p>
          </table:table-cell>
          <table:table-cell table:style-name="ce46" table:formula="of:=IF(OR([.J87]=&quot;-&quot;;[.E87]=&quot;&quot;);&quot;&quot;;[.E87]*[.K87])" office:value-type="currency" office:currency="EUR" office:value="2.24" calcext:value-type="currency">
            <text:p>2,24 €</text:p>
          </table:table-cell>
          <table:table-cell table:style-name="ce52" table:formula="of:=IF([.E87]&lt;&gt;&quot;&quot;; IF([.F87]&lt;&gt;&quot;-&quot; ; IF([.L87] &gt; [.H87]*[.$M$1];[.H87]*[.$M$1];[.L87]);[.L87]);&quot;&quot;)" office:value-type="currency" office:currency="EUR" office:value="2.24" calcext:value-type="currency">
            <text:p>2,24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S-244DSM-G</text:p>
          </table:table-cell>
          <table:table-cell table:style-name="ce16" office:value-type="string" calcext:value-type="string">
            <text:p>Binding post 4mm, green</text:p>
          </table:table-cell>
          <table:table-cell table:style-name="ce22" office:value-type="string" calcext:value-type="string">
            <text:p>J2</text:p>
          </table:table-cell>
          <table:table-cell table:style-name="ce26" table:formula="of:=[.A88]" office:value-type="float" office:value="1" calcext:value-type="float">
            <text:p>1</text:p>
          </table:table-cell>
          <table:table-cell table:style-name="ce29" office:value-type="string" calcext:value-type="string">
            <text:p>1815820</text:p>
          </table:table-cell>
          <table:table-cell table:style-name="ce34" office:value-type="float" office:value="2.17" calcext:value-type="float">
            <text:p>2,170</text:p>
          </table:table-cell>
          <table:table-cell table:style-name="ce37" table:formula="of:=IF(OR([.F88]=&quot;-&quot;; [.E88]=&quot;&quot;);&quot;&quot;;[.E88]*[.G88])" office:value-type="currency" office:currency="GBP" office:value="2.17" calcext:value-type="currency">
            <text:p>£2,17</text:p>
          </table:table-cell>
          <table:table-cell table:style-name="ce40"/>
          <table:table-cell table:style-name="ce42" office:value-type="string" calcext:value-type="string">
            <text:p>BS-244DSM-G</text:p>
          </table:table-cell>
          <table:table-cell table:style-name="ce34" office:value-type="float" office:value="1.12" calcext:value-type="float">
            <text:p>1,120</text:p>
          </table:table-cell>
          <table:table-cell table:style-name="ce47" table:formula="of:=IF(OR([.J88]=&quot;-&quot;;[.E88]=&quot;&quot;);&quot;&quot;;[.E88]*[.K88])" office:value-type="currency" office:currency="EUR" office:value="1.12" calcext:value-type="currency">
            <text:p>1,12 €</text:p>
          </table:table-cell>
          <table:table-cell table:style-name="ce52" table:formula="of:=IF([.E88]&lt;&gt;&quot;&quot;; IF([.F88]&lt;&gt;&quot;-&quot; ; IF([.L88] &gt; [.H88]*[.$M$1];[.H88]*[.$M$1];[.L88]);[.L88]);&quot;&quot;)" office:value-type="currency" office:currency="EUR" office:value="1.12" calcext:value-type="currency">
            <text:p>1,120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15" office:value-type="string" calcext:value-type="string">
            <text:p>Binding post 4mm, black</text:p>
          </table:table-cell>
          <table:table-cell table:style-name="ce21" office:value-type="string" calcext:value-type="string">
            <text:p>J3, J5</text:p>
          </table:table-cell>
          <table:table-cell table:style-name="ce25" table:formula="of:=[.A89]" office:value-type="float" office:value="2" calcext:value-type="float">
            <text:p>2</text:p>
          </table:table-cell>
          <table:table-cell table:style-name="ce28" office:value-type="string" calcext:value-type="string">
            <text:p>1815819</text:p>
          </table:table-cell>
          <table:table-cell table:style-name="ce33" office:value-type="float" office:value="2.11" calcext:value-type="float">
            <text:p>2,110</text:p>
          </table:table-cell>
          <table:table-cell table:style-name="ce36" table:formula="of:=IF(OR([.F89]=&quot;-&quot;; [.E89]=&quot;&quot;);&quot;&quot;;[.E89]*[.G89])" office:value-type="currency" office:currency="GBP" office:value="4.22" calcext:value-type="currency">
            <text:p>£4,22</text:p>
          </table:table-cell>
          <table:table-cell table:style-name="ce39"/>
          <table:table-cell table:style-name="ce21" office:value-type="string" calcext:value-type="string">
            <text:p>BS-244DSM-B</text:p>
          </table:table-cell>
          <table:table-cell table:style-name="ce33" office:value-type="float" office:value="1.14" calcext:value-type="float">
            <text:p>1,140</text:p>
          </table:table-cell>
          <table:table-cell table:style-name="ce46" table:formula="of:=IF(OR([.J89]=&quot;-&quot;;[.E89]=&quot;&quot;);&quot;&quot;;[.E89]*[.K89])" office:value-type="currency" office:currency="EUR" office:value="2.28" calcext:value-type="currency">
            <text:p>2,28 €</text:p>
          </table:table-cell>
          <table:table-cell table:style-name="ce52" table:formula="of:=IF([.E89]&lt;&gt;&quot;&quot;; IF([.F89]&lt;&gt;&quot;-&quot; ; IF([.L89] &gt; [.H89]*[.$M$1];[.H89]*[.$M$1];[.L89]);[.L89]);&quot;&quot;)" office:value-type="currency" office:currency="EUR" office:value="2.28" calcext:value-type="currency">
            <text:p>2,28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Arduino Due</text:p>
          </table:table-cell>
          <table:table-cell table:style-name="ce16"/>
          <table:table-cell table:style-name="ce22"/>
          <table:table-cell table:style-name="ce26" table:formula="of:=[.A90]" office:value-type="string" office:string-value="1" calcext:value-type="string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0]=&quot;-&quot;; [.E90]=&quot;&quot;);&quot;&quot;;[.E90]*[.G90])">
            <text:p/>
          </table:table-cell>
          <table:table-cell table:style-name="ce40"/>
          <table:table-cell table:style-name="ce42" office:value-type="string" calcext:value-type="string">
            <text:p>Eckstein</text:p>
          </table:table-cell>
          <table:table-cell table:style-name="ce34" office:value-type="float" office:value="19.48" calcext:value-type="float">
            <text:p>19,480</text:p>
          </table:table-cell>
          <table:table-cell table:style-name="ce47" table:formula="of:=IF(OR([.J90]=&quot;-&quot;;[.E90]=&quot;&quot;);&quot;&quot;;[.E90]*[.K90])" office:value-type="currency" office:currency="EUR" office:value="19.48" calcext:value-type="currency">
            <text:p>19,48 €</text:p>
          </table:table-cell>
          <table:table-cell table:style-name="ce52" table:formula="of:=IF([.E90]&lt;&gt;&quot;&quot;; IF([.F90]&lt;&gt;&quot;-&quot; ; IF([.L90] &gt; [.H90]*[.$M$1];[.H90]*[.$M$1];[.L90]);[.L90]);&quot;&quot;)" office:value-type="currency" office:currency="EUR" office:value="19.48" calcext:value-type="currency">
            <text:p>19,480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</text:p>
          </table:table-cell>
          <table:table-cell table:style-name="ce9" office:value-type="string" calcext:value-type="string">
            <text:p>3.2" TFT LCD</text:p>
          </table:table-cell>
          <table:table-cell table:style-name="ce15"/>
          <table:table-cell table:style-name="ce21"/>
          <table:table-cell table:style-name="ce25" table:formula="of:=[.A91]" office:value-type="string" office:string-value="1" calcext:value-type="string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1]=&quot;-&quot;; [.E91]=&quot;&quot;);&quot;&quot;;[.E91]*[.G91])">
            <text:p/>
          </table:table-cell>
          <table:table-cell table:style-name="ce39"/>
          <table:table-cell table:style-name="ce21" office:value-type="string" calcext:value-type="string">
            <text:p>Eckstein</text:p>
          </table:table-cell>
          <table:table-cell table:style-name="ce33" office:value-type="float" office:value="12.14" calcext:value-type="float">
            <text:p>12,140</text:p>
          </table:table-cell>
          <table:table-cell table:style-name="ce46" table:formula="of:=IF(OR([.J91]=&quot;-&quot;;[.E91]=&quot;&quot;);&quot;&quot;;[.E91]*[.K91])" office:value-type="currency" office:currency="EUR" office:value="12.14" calcext:value-type="currency">
            <text:p>12,14 €</text:p>
          </table:table-cell>
          <table:table-cell table:style-name="ce52" table:formula="of:=IF([.E91]&lt;&gt;&quot;&quot;; IF([.F91]&lt;&gt;&quot;-&quot; ; IF([.L91] &gt; [.H91]*[.$M$1];[.H91]*[.$M$1];[.L91]);[.L91]);&quot;&quot;)" office:value-type="currency" office:currency="EUR" office:value="12.14" calcext:value-type="currency">
            <text:p>12,14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SB adapter cable</text:p>
          </table:table-cell>
          <table:table-cell table:style-name="ce16" office:value-type="string" calcext:value-type="string">
            <text:p>Search for <text:span text:style-name="T2">micro usb 5pin male to 1x 5Pin Female 0.1" USB</text:span> (e.g. http://www.aliexpress.com/store/product/Free-Shipping-50CM-micro-usb-5pin-male-to-1x-5Pin-Female-0-1-USB-header-PCB/1171008_32233605468.html)</text:p>
          </table:table-cell>
          <table:table-cell table:style-name="ce22"/>
          <table:table-cell table:style-name="ce26" table:formula="of:=[.A92]" office:value-type="float" office:value="1" calcext:value-type="float">
            <text:p>1</text:p>
          </table:table-cell>
          <table:table-cell table:style-name="ce29"/>
          <table:table-cell table:style-name="ce34"/>
          <table:table-cell table:style-name="ce37"/>
          <table:table-cell table:style-name="ce40"/>
          <table:table-cell table:style-name="ce42"/>
          <table:table-cell table:style-name="ce34"/>
          <table:table-cell table:style-name="ce47"/>
          <table:table-cell table:style-name="ce52"/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NSR-08</text:p>
          </table:table-cell>
          <table:table-cell table:style-name="ce15" office:value-type="string" calcext:value-type="string">
            <text:p>Plug; female; PIN:8 w/o terminals for Ethernet cable</text:p>
          </table:table-cell>
          <table:table-cell table:style-name="ce21"/>
          <table:table-cell table:style-name="ce25" table:formula="of:=[.A93]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3]=&quot;-&quot;; [.E93]=&quot;&quot;);&quot;&quot;;[.E93]*[.G93])">
            <text:p/>
          </table:table-cell>
          <table:table-cell table:style-name="ce39"/>
          <table:table-cell table:style-name="ce21" office:value-type="string" calcext:value-type="string">
            <text:p>NSR-08</text:p>
          </table:table-cell>
          <table:table-cell table:style-name="ce33" office:value-type="float" office:value="0.08571" calcext:value-type="float">
            <text:p>0,086</text:p>
          </table:table-cell>
          <table:table-cell table:style-name="ce46" table:formula="of:=IF(OR([.J93]=&quot;-&quot;;[.E93]=&quot;&quot;);&quot;&quot;;[.E93]*[.K93])" office:value-type="currency" office:currency="EUR" office:value="0.17142" calcext:value-type="currency">
            <text:p>0,17 €</text:p>
          </table:table-cell>
          <table:table-cell table:style-name="ce52" table:formula="of:=IF([.E93]&lt;&gt;&quot;&quot;; IF([.F93]&lt;&gt;&quot;-&quot; ; IF([.L93] &gt; [.H93]*[.$M$1];[.H93]*[.$M$1];[.L93]);[.L93]);&quot;&quot;)" office:value-type="currency" office:currency="EUR" office:value="0.17142" calcext:value-type="currency">
            <text:p>0,171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SR-05</text:p>
          </table:table-cell>
          <table:table-cell table:style-name="ce16" office:value-type="string" calcext:value-type="string">
            <text:p>Plug; female; PIN:5 w/o terminals for USB cable</text:p>
          </table:table-cell>
          <table:table-cell table:style-name="ce22"/>
          <table:table-cell table:style-name="ce26" table:formula="of:=[.A94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4]=&quot;-&quot;; [.E94]=&quot;&quot;);&quot;&quot;;[.E94]*[.G94])">
            <text:p/>
          </table:table-cell>
          <table:table-cell table:style-name="ce40"/>
          <table:table-cell table:style-name="ce42" office:value-type="string" calcext:value-type="string">
            <text:p>NSR-05</text:p>
          </table:table-cell>
          <table:table-cell table:style-name="ce34" office:value-type="float" office:value="0.0262" calcext:value-type="float">
            <text:p>0,026</text:p>
          </table:table-cell>
          <table:table-cell table:style-name="ce47" table:formula="of:=IF(OR([.J94]=&quot;-&quot;;[.E94]=&quot;&quot;);&quot;&quot;;[.E94]*[.K94])" office:value-type="currency" office:currency="EUR" office:value="0.0262" calcext:value-type="currency">
            <text:p>0,03 €</text:p>
          </table:table-cell>
          <table:table-cell table:style-name="ce52" table:formula="of:=IF([.E94]&lt;&gt;&quot;&quot;; IF([.F94]&lt;&gt;&quot;-&quot; ; IF([.L94] &gt; [.H94]*[.$M$1];[.H94]*[.$M$1];[.L94]);[.L94]);&quot;&quot;)" office:value-type="currency" office:currency="EUR" office:value="0.0262" calcext:value-type="currency">
            <text:p>0,026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NDR-T</text:p>
          </table:table-cell>
          <table:table-cell table:style-name="ce15" office:value-type="string" calcext:value-type="string">
            <text:p>Contact; female; 28÷22AWG; NSR/NDR; tinned</text:p>
          </table:table-cell>
          <table:table-cell table:style-name="ce21"/>
          <table:table-cell table:style-name="ce25" table:formula="of:=[.A95]" office:value-type="float" office:value="21" calcext:value-type="float">
            <text:p>2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5]=&quot;-&quot;; [.E95]=&quot;&quot;);&quot;&quot;;[.E95]*[.G95])">
            <text:p/>
          </table:table-cell>
          <table:table-cell table:style-name="ce39"/>
          <table:table-cell table:style-name="ce21" office:value-type="string" calcext:value-type="string">
            <text:p>NDR-T</text:p>
          </table:table-cell>
          <table:table-cell table:style-name="ce33" office:value-type="float" office:value="0.02638" calcext:value-type="float">
            <text:p>0,026</text:p>
          </table:table-cell>
          <table:table-cell table:style-name="ce46" table:formula="of:=IF(OR([.J95]=&quot;-&quot;;[.E95]=&quot;&quot;);&quot;&quot;;[.E95]*[.K95])" office:value-type="currency" office:currency="EUR" office:value="0.55398" calcext:value-type="currency">
            <text:p>0,55 €</text:p>
          </table:table-cell>
          <table:table-cell table:style-name="ce52" table:formula="of:=IF([.E95]&lt;&gt;&quot;&quot;; IF([.F95]&lt;&gt;&quot;-&quot; ; IF([.L95] &gt; [.H95]*[.$M$1];[.H95]*[.$M$1];[.L95]);[.L95]);&quot;&quot;)" office:value-type="currency" office:currency="EUR" office:value="0.55398" calcext:value-type="currency">
            <text:p>0,554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crewed spacer sleeve; M5; 8mm; brass</text:p>
          </table:table-cell>
          <table:table-cell table:style-name="ce16" office:value-type="string" calcext:value-type="string">
            <text:p>Extend binding post for PCB mounting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96]" office:value-type="float" office:value="9" calcext:value-type="float">
            <text:p>9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6]=&quot;-&quot;; [.E96]=&quot;&quot;);&quot;&quot;;[.E96]*[.G96])">
            <text:p/>
          </table:table-cell>
          <table:table-cell table:style-name="ce40"/>
          <table:table-cell table:style-name="ce42" office:value-type="string" calcext:value-type="string">
            <text:p>TFM-M5X8/DR218</text:p>
          </table:table-cell>
          <table:table-cell table:style-name="ce34" office:value-type="float" office:value="0.1868" calcext:value-type="float">
            <text:p>0,187</text:p>
          </table:table-cell>
          <table:table-cell table:style-name="ce47" table:formula="of:=IF(OR([.J96]=&quot;-&quot;;[.E96]=&quot;&quot;);&quot;&quot;;[.E96]*[.K96])" office:value-type="currency" office:currency="EUR" office:value="1.6812" calcext:value-type="currency">
            <text:p>1,68 €</text:p>
          </table:table-cell>
          <table:table-cell table:style-name="ce52" table:formula="of:=IF([.E96]&lt;&gt;&quot;&quot;; IF([.F96]&lt;&gt;&quot;-&quot; ; IF([.L96] &gt; [.H96]*[.$M$1];[.H96]*[.$M$1];[.L96]);[.L96]);&quot;&quot;)" office:value-type="currency" office:currency="EUR" office:value="1.6812" calcext:value-type="currency">
            <text:p>1,681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pacer sleeve; 5mm; cylindrical; brass</text:p>
          </table:table-cell>
          <table:table-cell table:style-name="ce15" office:value-type="string" calcext:value-type="string">
            <text:p>5 mm between TFT display and front panel </text:p>
          </table:table-cell>
          <table:table-cell table:style-name="ce21" office:value-type="string" calcext:value-type="string">
            <text:p>n/a</text:p>
          </table:table-cell>
          <table:table-cell table:style-name="ce25" table:formula="of:=[.A97]" office:value-type="float" office:value="4" calcext:value-type="float">
            <text:p>4</text:p>
          </table:table-cell>
          <table:table-cell table:style-name="ce28" office:value-type="float" office:value="1733405" calcext:value-type="float">
            <text:p>1733405</text:p>
          </table:table-cell>
          <table:table-cell table:style-name="ce33" office:value-type="float" office:value="0.0652" calcext:value-type="float">
            <text:p>0,065</text:p>
          </table:table-cell>
          <table:table-cell table:style-name="ce36" table:formula="of:=IF(OR([.F97]=&quot;-&quot;; [.E97]=&quot;&quot;);&quot;&quot;;[.E97]*[.G97])" office:value-type="currency" office:currency="GBP" office:value="0.2608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DR316/3.2X5</text:p>
          </table:table-cell>
          <table:table-cell table:style-name="ce33" office:value-type="float" office:value="0.057" calcext:value-type="float">
            <text:p>0,057</text:p>
          </table:table-cell>
          <table:table-cell table:style-name="ce46" table:formula="of:=IF(OR([.J97]=&quot;-&quot;;[.E97]=&quot;&quot;);&quot;&quot;;[.E97]*[.K97])" office:value-type="currency" office:currency="EUR" office:value="0.228" calcext:value-type="currency">
            <text:p>0,23 €</text:p>
          </table:table-cell>
          <table:table-cell table:style-name="ce52" table:formula="of:=IF([.E97]&lt;&gt;&quot;&quot;; IF([.F97]&lt;&gt;&quot;-&quot; ; IF([.L97] &gt; [.H97]*[.$M$1];[.H97]*[.$M$1];[.L97]);[.L97]);&quot;&quot;)" office:value-type="currency" office:currency="EUR" office:value="0.228" calcext:value-type="currency">
            <text:p>0,228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crewed spacer sleeve; hexagonal; polyamide; M3</text:p>
          </table:table-cell>
          <table:table-cell table:style-name="ce16" office:value-type="string" calcext:value-type="string">
            <text:p>11 mm between TFT display and PCB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98]" office:value-type="float" office:value="4" calcext:value-type="float">
            <text:p>4</text:p>
          </table:table-cell>
          <table:table-cell table:style-name="ce29" office:value-type="string" calcext:value-type="string">
            <text:p>2494576</text:p>
          </table:table-cell>
          <table:table-cell table:style-name="ce34" office:value-type="float" office:value="0.238" calcext:value-type="float">
            <text:p>0,238</text:p>
          </table:table-cell>
          <table:table-cell table:style-name="ce37" table:formula="of:=IF(OR([.F98]=&quot;-&quot;; [.E98]=&quot;&quot;);&quot;&quot;;[.E98]*[.G98])" office:value-type="currency" office:currency="GBP" office:value="0.952" calcext:value-type="currency">
            <text:p>£0,95</text:p>
          </table:table-cell>
          <table:table-cell table:style-name="ce40"/>
          <table:table-cell table:style-name="ce42" office:value-type="string" calcext:value-type="string">
            <text:p>TP-11</text:p>
          </table:table-cell>
          <table:table-cell table:style-name="ce34" office:value-type="float" office:value="0.12795" calcext:value-type="float">
            <text:p>0,128</text:p>
          </table:table-cell>
          <table:table-cell table:style-name="ce47" table:formula="of:=IF(OR([.J98]=&quot;-&quot;;[.E98]=&quot;&quot;);&quot;&quot;;[.E98]*[.K98])" office:value-type="currency" office:currency="EUR" office:value="0.5118" calcext:value-type="currency">
            <text:p>0,51 €</text:p>
          </table:table-cell>
          <table:table-cell table:style-name="ce52" table:formula="of:=IF([.E98]&lt;&gt;&quot;&quot;; IF([.F98]&lt;&gt;&quot;-&quot; ; IF([.L98] &gt; [.H98]*[.$M$1];[.H98]*[.$M$1];[.L98]);[.L98]);&quot;&quot;)" office:value-type="currency" office:currency="EUR" office:value="0.5118" calcext:value-type="currency">
            <text:p>0,512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lastic washer; round; M3</text:p>
          </table:table-cell>
          <table:table-cell table:style-name="ce15"/>
          <table:table-cell table:style-name="ce21"/>
          <table:table-cell table:style-name="ce25" table:formula="of:=[.A99]" office:value-type="float" office:value="4" calcext:value-type="float">
            <text:p>4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9]=&quot;-&quot;; [.E99]=&quot;&quot;);&quot;&quot;;[.E99]*[.G99])">
            <text:p/>
          </table:table-cell>
          <table:table-cell table:style-name="ce39"/>
          <table:table-cell table:style-name="ce21" office:value-type="string" calcext:value-type="string">
            <text:p><text:s/>B3/BN1074</text:p>
          </table:table-cell>
          <table:table-cell table:style-name="ce33" office:value-type="float" office:value="0.0079" calcext:value-type="float">
            <text:p>0,008</text:p>
          </table:table-cell>
          <table:table-cell table:style-name="ce46" table:formula="of:=IF(OR([.J99]=&quot;-&quot;;[.E99]=&quot;&quot;);&quot;&quot;;[.E99]*[.K99])" office:value-type="currency" office:currency="EUR" office:value="0.0316" calcext:value-type="currency">
            <text:p>0,03 €</text:p>
          </table:table-cell>
          <table:table-cell table:style-name="ce52" table:formula="of:=IF([.E99]&lt;&gt;&quot;&quot;; IF([.F99]&lt;&gt;&quot;-&quot; ; IF([.L99] &gt; [.H99]*[.$M$1];[.H99]*[.$M$1];[.L99]);[.L99]);&quot;&quot;)" office:value-type="currency" office:currency="EUR" office:value="0.0316" calcext:value-type="currency">
            <text:p>0,032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Light pipe for LED</text:p>
          </table:table-cell>
          <table:table-cell table:style-name="ce16" office:value-type="string" calcext:value-type="string">
            <text:p>Round; Ø3mm; Front: convex; straight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100]" office:value-type="float" office:value="11" calcext:value-type="float">
            <text:p>11</text:p>
          </table:table-cell>
          <table:table-cell table:style-name="ce29" office:value-type="string" calcext:value-type="string">
            <text:p>2293496</text:p>
          </table:table-cell>
          <table:table-cell table:style-name="ce34" office:value-type="float" office:value="0.362" calcext:value-type="float">
            <text:p>0,362</text:p>
          </table:table-cell>
          <table:table-cell table:style-name="ce37" table:formula="of:=IF(OR([.F100]=&quot;-&quot;; [.E100]=&quot;&quot;);&quot;&quot;;[.E100]*[.G100])" office:value-type="currency" office:currency="GBP" office:value="3.982" calcext:value-type="currency">
            <text:p>£3,98</text:p>
          </table:table-cell>
          <table:table-cell table:style-name="ce40"/>
          <table:table-cell table:style-name="ce42" office:value-type="string" calcext:value-type="string">
            <text:p>PLP2-625</text:p>
          </table:table-cell>
          <table:table-cell table:style-name="ce34" office:value-type="float" office:value="0.4861" calcext:value-type="float">
            <text:p>0,486</text:p>
          </table:table-cell>
          <table:table-cell table:style-name="ce47" table:formula="of:=IF(OR([.J100]=&quot;-&quot;;[.E100]=&quot;&quot;);&quot;&quot;;[.E100]*[.K100])" office:value-type="currency" office:currency="EUR" office:value="5.3471" calcext:value-type="currency">
            <text:p>5,35 €</text:p>
          </table:table-cell>
          <table:table-cell table:style-name="ce52" table:formula="of:=IF([.E100]&lt;&gt;&quot;&quot;; IF([.F100]&lt;&gt;&quot;-&quot; ; IF([.L100] &gt; [.H100]*[.$M$1];[.H100]*[.$M$1];[.L100]);[.L100]);&quot;&quot;)" office:value-type="currency" office:currency="EUR" office:value="4.75677774" calcext:value-type="currency">
            <text:p>4,757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8" table:formula="of:=SUM([.H87:.H100])" office:value-type="currency" office:currency="GBP" office:value="15.8248" calcext:value-type="currency">
            <text:p>£15,82</text:p>
          </table:table-cell>
          <table:table-cell table:number-columns-repeated="3"/>
          <table:table-cell table:style-name="ce48" table:formula="of:=SUM([.L87:.L100])" office:value-type="currency" office:currency="EUR" office:value="45.8113" calcext:value-type="currency">
            <text:p>45,81 €</text:p>
          </table:table-cell>
          <table:table-cell table:style-name="ce48" table:formula="of:=SUM([.M87:.M100])" office:value-type="currency" office:currency="EUR" office:value="45.22097774" calcext:value-type="currency">
            <text:p>45,22 €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 table:number-columns-spanned="11" table:number-rows-spanned="1">
            <text:p><text:s/>All prices are net prices (without VAT)</text:p>
          </table:table-cell>
          <table:covered-table-cell table:number-columns-repeated="10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19"/>
          <table:table-cell table:number-columns-repeated="1021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Arduino Shield  r3B4 BOM'.A4:'EEZ PSU Arduino Shield  r3B4 BOM'.O7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4.97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rduino Shield BOM (r3B4, 2016-07-23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23:05:13.811380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3T23:31:11.164813329</dc:date>
    <dc:creator>Denis Kotlar</dc:creator>
    <meta:editing-duration>P6DT8H35M36S</meta:editing-duration>
    <meta:editing-cycles>655</meta:editing-cycles>
    <meta:generator>LibreOffice/5.1.3.2$Linux_X86_64 LibreOffice_project/644e4637d1d8544fd9f56425bd6cec110e49301b</meta:generator>
    <meta:document-statistic meta:table-count="1" meta:cell-count="1212" meta:object-count="0"/>
  </office:meta>
</office:document-meta>
</file>